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D000000FEFB54218B.png" manifest:media-type="image/png"/>
  <manifest:file-entry manifest:full-path="Pictures/1000000000000294000002087DBCB5C7.png" manifest:media-type="image/png"/>
  <manifest:file-entry manifest:full-path="Pictures/100000010000008000000080A45F64B1.png" manifest:media-type="image/png"/>
  <manifest:file-entry manifest:full-path="Pictures/10000001000000AA00000063D06860B0.png" manifest:media-type="image/png"/>
  <manifest:file-entry manifest:full-path="Pictures/10000001000000EA00000161BF782B2F.png" manifest:media-type="image/png"/>
  <manifest:file-entry manifest:full-path="Pictures/10000001000003B70000001CE0475336.png" manifest:media-type="image/png"/>
  <manifest:file-entry manifest:full-path="Pictures/10000001000000660000001ACC59FBDE.png" manifest:media-type="image/png"/>
  <manifest:file-entry manifest:full-path="Pictures/10000001000002B00000001E377D5A5A.png" manifest:media-type="image/png"/>
  <manifest:file-entry manifest:full-path="Pictures/10000001000000E2000001449AC555EB.png" manifest:media-type="image/png"/>
  <manifest:file-entry manifest:full-path="Pictures/100000010000006A0000001BB26AB3E7.png" manifest:media-type="image/png"/>
  <manifest:file-entry manifest:full-path="Pictures/100000010000010B000000D9946A6750.png" manifest:media-type="image/png"/>
  <manifest:file-entry manifest:full-path="Pictures/100000010000013B00000081CA4EE650.png" manifest:media-type="image/png"/>
  <manifest:file-entry manifest:full-path="Pictures/1000000100000273000001252C95FF58.png" manifest:media-type="image/png"/>
  <manifest:file-entry manifest:full-path="Pictures/1000000100000193000000F46E3D4E0B.png" manifest:media-type="image/png"/>
  <manifest:file-entry manifest:full-path="Pictures/10000001000002950000022739340127.png" manifest:media-type="image/png"/>
  <manifest:file-entry manifest:full-path="Pictures/10000001000001000000019F23C31CE8.png" manifest:media-type="image/png"/>
  <manifest:file-entry manifest:full-path="Pictures/1000000100000571000000D6FA63F958.png" manifest:media-type="image/png"/>
  <manifest:file-entry manifest:full-path="Pictures/10000001000000420000001C251970A2.png" manifest:media-type="image/png"/>
  <manifest:file-entry manifest:full-path="Pictures/10000001000000960000004C09C71AE5.png" manifest:media-type="image/png"/>
  <manifest:file-entry manifest:full-path="Pictures/10000001000003B30000001B64DA3709.png" manifest:media-type="image/png"/>
  <manifest:file-entry manifest:full-path="Pictures/10000001000004570000001B1A2CA255.png" manifest:media-type="image/png"/>
  <manifest:file-entry manifest:full-path="Pictures/10000001000000180000001CCF4D7290.png" manifest:media-type="image/png"/>
  <manifest:file-entry manifest:full-path="Pictures/10000001000000DE00000171DACA107A.png" manifest:media-type="image/png"/>
  <manifest:file-entry manifest:full-path="Pictures/10000001000003BB0000001A8A0D5223.png" manifest:media-type="image/png"/>
  <manifest:file-entry manifest:full-path="Pictures/10000001000000A50000001BEAD73EA3.png" manifest:media-type="image/png"/>
  <manifest:file-entry manifest:full-path="Pictures/10000001000000A10000001A2C390080.png" manifest:media-type="image/png"/>
  <manifest:file-entry manifest:full-path="Pictures/10000001000000590000001C8D00DBA0.png" manifest:media-type="image/png"/>
  <manifest:file-entry manifest:full-path="Pictures/10000001000003920000001B0F618115.png" manifest:media-type="image/png"/>
  <manifest:file-entry manifest:full-path="Pictures/10000001000000B7000000989909B43C.png" manifest:media-type="image/png"/>
  <manifest:file-entry manifest:full-path="Pictures/10000001000000CD0000009CB4E23EB5.png" manifest:media-type="image/png"/>
  <manifest:file-entry manifest:full-path="Pictures/100000010000002D0000001BE005B810.png" manifest:media-type="image/png"/>
  <manifest:file-entry manifest:full-path="Pictures/100000010000002C0000001C49FDC05F.png" manifest:media-type="image/png"/>
  <manifest:file-entry manifest:full-path="Pictures/10000001000000920000001CDCF27BD3.png" manifest:media-type="image/png"/>
  <manifest:file-entry manifest:full-path="Pictures/100000010000012B00000116DA03BF01.png" manifest:media-type="image/png"/>
  <manifest:file-entry manifest:full-path="Pictures/100000010000002D0000001C75701D6D.png" manifest:media-type="image/png"/>
  <manifest:file-entry manifest:full-path="Pictures/10000001000000420000001989ACECF5.png" manifest:media-type="image/png"/>
  <manifest:file-entry manifest:full-path="Pictures/10000001000000400000001C9458BA83.png" manifest:media-type="image/png"/>
  <manifest:file-entry manifest:full-path="Pictures/10000001000000540000001CA14D3737.png" manifest:media-type="image/png"/>
  <manifest:file-entry manifest:full-path="Pictures/10000001000000410000001CEB3A1E3B.png" manifest:media-type="image/png"/>
  <manifest:file-entry manifest:full-path="Pictures/10000001000000800000001BCBB49628.png" manifest:media-type="image/png"/>
  <manifest:file-entry manifest:full-path="Pictures/100000010000002E0000001C9ADBF468.png" manifest:media-type="image/png"/>
  <manifest:file-entry manifest:full-path="Pictures/100000010000002D0000001B00C16C2F.png" manifest:media-type="image/png"/>
  <manifest:file-entry manifest:full-path="Pictures/10000001000000320000001C260B43FA.png" manifest:media-type="image/png"/>
  <manifest:file-entry manifest:full-path="Pictures/10000001000000300000001B2AEF5021.png" manifest:media-type="image/png"/>
  <manifest:file-entry manifest:full-path="Pictures/10000001000000490000001C648D3CA6.png" manifest:media-type="image/png"/>
  <manifest:file-entry manifest:full-path="Pictures/100000010000002E00000019298C701D.png" manifest:media-type="image/png"/>
  <manifest:file-entry manifest:full-path="Pictures/10000001000000E000000134DB7D379B.png" manifest:media-type="image/png"/>
  <manifest:file-entry manifest:full-path="Pictures/10000001000000460000001BA15701AF.png" manifest:media-type="image/png"/>
  <manifest:file-entry manifest:full-path="Pictures/10000001000000420000001C8319F921.png" manifest:media-type="image/png"/>
  <manifest:file-entry manifest:full-path="Pictures/10000001000000420000001B23CDFE19.png" manifest:media-type="image/png"/>
  <manifest:file-entry manifest:full-path="Pictures/10000001000002F900000034F149B187.png" manifest:media-type="image/png"/>
  <manifest:file-entry manifest:full-path="Pictures/100000010000002E0000001C73189A4F.png" manifest:media-type="image/png"/>
  <manifest:file-entry manifest:full-path="Pictures/10000001000000DE000000AFE8B02279.png" manifest:media-type="image/png"/>
  <manifest:file-entry manifest:full-path="Pictures/100000010000001A0000001B93099488.png" manifest:media-type="image/png"/>
  <manifest:file-entry manifest:full-path="Pictures/100000010000006A0000001CD9C1723B.png" manifest:media-type="image/png"/>
  <manifest:file-entry manifest:full-path="Pictures/100000010000002E0000001C3F82D3ED.png" manifest:media-type="image/png"/>
  <manifest:file-entry manifest:full-path="Pictures/10000001000000390000001CC772B0D7.png" manifest:media-type="image/png"/>
  <manifest:file-entry manifest:full-path="Pictures/100000010000009D0000001C683939AD.png" manifest:media-type="image/png"/>
  <manifest:file-entry manifest:full-path="Pictures/100000010000005B0000001C7828C4C6.png" manifest:media-type="image/png"/>
  <manifest:file-entry manifest:full-path="Pictures/10000001000000DD00000162A8BDFBA4.png" manifest:media-type="image/png"/>
  <manifest:file-entry manifest:full-path="Pictures/10000001000000BA0000001B91B0A5FB.png" manifest:media-type="image/png"/>
  <manifest:file-entry manifest:full-path="Pictures/10000001000000B70000001A1C2A55B2.png" manifest:media-type="image/png"/>
  <manifest:file-entry manifest:full-path="Pictures/100000010000007D0000001B64015B25.png" manifest:media-type="image/png"/>
  <manifest:file-entry manifest:full-path="Pictures/10000001000000800000001969FCD956.png" manifest:media-type="image/png"/>
  <manifest:file-entry manifest:full-path="Pictures/10000001000000530000001B34C76BFF.png" manifest:media-type="image/png"/>
  <manifest:file-entry manifest:full-path="Pictures/100000010000020C0000001A7000C52B.png" manifest:media-type="image/png"/>
  <manifest:file-entry manifest:full-path="Pictures/100000010000002D0000001C3856DA7E.png" manifest:media-type="image/png"/>
  <manifest:file-entry manifest:full-path="Pictures/100000010000008F0000001A4D0BA0FE.png" manifest:media-type="image/png"/>
  <manifest:file-entry manifest:full-path="Pictures/100000010000006E0000001EE487FDBD.png" manifest:media-type="image/png"/>
  <manifest:file-entry manifest:full-path="Pictures/100000010000009C0000001EFC76D84C.png" manifest:media-type="image/png"/>
  <manifest:file-entry manifest:full-path="Pictures/100000010000008C000000D8D08EDFF5.png" manifest:media-type="image/png"/>
  <manifest:file-entry manifest:full-path="Pictures/10000001000000320000001A74B9E3AC.png" manifest:media-type="image/png"/>
  <manifest:file-entry manifest:full-path="Pictures/100000010000002E0000001E1FFB1CA3.png" manifest:media-type="image/png"/>
  <manifest:file-entry manifest:full-path="Pictures/100000010000002D0000001CA87A4D42.png" manifest:media-type="image/png"/>
  <manifest:file-entry manifest:full-path="Pictures/100000010000013A000000B861F1123A.png" manifest:media-type="image/png"/>
  <manifest:file-entry manifest:full-path="Pictures/10000001000000BC000000F26625853B.png" manifest:media-type="image/png"/>
  <manifest:file-entry manifest:full-path="Pictures/100000010000002F0000001ADBB291DE.png" manifest:media-type="image/png"/>
  <manifest:file-entry manifest:full-path="Pictures/10000001000000740000006133B9D701.png" manifest:media-type="image/png"/>
  <manifest:file-entry manifest:full-path="Pictures/10000001000000180000001C32221DEC.png" manifest:media-type="image/png"/>
  <manifest:file-entry manifest:full-path="Pictures/10000001000000690000001C97E8FA6E.png" manifest:media-type="image/png"/>
  <manifest:file-entry manifest:full-path="Pictures/10000001000000400000001EB768F09A.png" manifest:media-type="image/png"/>
  <manifest:file-entry manifest:full-path="Pictures/100000010000013D0000003D16F657E3.png" manifest:media-type="image/png"/>
  <manifest:file-entry manifest:full-path="Pictures/10000001000000430000001C3FA35B47.png" manifest:media-type="image/png"/>
  <manifest:file-entry manifest:full-path="Pictures/10000001000000180000001AF6D64EB8.png" manifest:media-type="image/png"/>
  <manifest:file-entry manifest:full-path="Pictures/1000000100000383000002286287CB29.png" manifest:media-type="image/png"/>
  <manifest:file-entry manifest:full-path="Pictures/10000001000000DC000000C7B755498D.png" manifest:media-type="image/png"/>
  <manifest:file-entry manifest:full-path="Pictures/10000001000003FF0000001B07D6F0BE.png" manifest:media-type="image/png"/>
  <manifest:file-entry manifest:full-path="Pictures/10000001000000830000001BA54AD2B9.png" manifest:media-type="image/png"/>
  <manifest:file-entry manifest:full-path="Pictures/10000001000000D200000019E8B39E39.png" manifest:media-type="image/png"/>
  <manifest:file-entry manifest:full-path="Pictures/10000001000001160000001BF055D17A.png" manifest:media-type="image/png"/>
  <manifest:file-entry manifest:full-path="Pictures/10000001000000CC0000001B74D0D1EC.png" manifest:media-type="image/png"/>
  <manifest:file-entry manifest:full-path="Pictures/1000000100000103000000F350C60F1F.png" manifest:media-type="image/png"/>
  <manifest:file-entry manifest:full-path="Pictures/100000010000009400000080801AD986.png" manifest:media-type="image/png"/>
  <manifest:file-entry manifest:full-path="Pictures/10000001000000B7000000AB48D06152.png" manifest:media-type="image/png"/>
  <manifest:file-entry manifest:full-path="Pictures/10000001000000DE000000B160A5E0F6.png" manifest:media-type="image/png"/>
  <manifest:file-entry manifest:full-path="Pictures/100000010000016E0000001C85B22C8E.png" manifest:media-type="image/png"/>
  <manifest:file-entry manifest:full-path="Pictures/10000001000001C10000001A5F74A076.png" manifest:media-type="image/png"/>
  <manifest:file-entry manifest:full-path="Pictures/10000001000000DA0000001AE9941DA5.png" manifest:media-type="image/png"/>
  <manifest:file-entry manifest:full-path="Pictures/10000001000000B70000006268C1C526.png" manifest:media-type="image/png"/>
  <manifest:file-entry manifest:full-path="Pictures/10000001000000DE0000010508BF19C6.png" manifest:media-type="image/png"/>
  <manifest:file-entry manifest:full-path="Pictures/10000001000000B5000000606247DF2F.png" manifest:media-type="image/png"/>
  <manifest:file-entry manifest:full-path="Pictures/10000001000000BA0000001A2F80CE02.png" manifest:media-type="image/png"/>
  <manifest:file-entry manifest:full-path="Pictures/100000010000009A0000001D6581C27C.png" manifest:media-type="image/png"/>
  <manifest:file-entry manifest:full-path="Pictures/10000001000000690000001C463A10C4.png" manifest:media-type="image/png"/>
  <manifest:file-entry manifest:full-path="Pictures/10000001000000560000001C912DFCB5.png" manifest:media-type="image/png"/>
  <manifest:file-entry manifest:full-path="Pictures/100000010000047E0000001CE1EF47AC.png" manifest:media-type="image/png"/>
  <manifest:file-entry manifest:full-path="Pictures/10000001000000E00000011C06389DDB.png" manifest:media-type="image/png"/>
  <manifest:file-entry manifest:full-path="Pictures/100000010000002C0000001B1938A631.png" manifest:media-type="image/png"/>
  <manifest:file-entry manifest:full-path="Pictures/10000001000000170000001B672875B2.png" manifest:media-type="image/png"/>
  <manifest:file-entry manifest:full-path="Pictures/1000000100000074000000A9D9DB9290.png" manifest:media-type="image/png"/>
  <manifest:file-entry manifest:full-path="Pictures/10000001000000300000001B0B1DAC5C.png" manifest:media-type="image/png"/>
  <manifest:file-entry manifest:full-path="Pictures/100000010000007C000000637182EE46.png" manifest:media-type="image/png"/>
  <manifest:file-entry manifest:full-path="Pictures/10000001000000C90000001B64BFF2CF.png" manifest:media-type="image/png"/>
  <manifest:file-entry manifest:full-path="Pictures/10000001000000C50000001B406A649F.png" manifest:media-type="image/png"/>
  <manifest:file-entry manifest:full-path="Pictures/100000010000003E0000001A244E19E3.png" manifest:media-type="image/png"/>
  <manifest:file-entry manifest:full-path="Pictures/10000001000000300000001A71D7C5CF.png" manifest:media-type="image/png"/>
  <manifest:file-entry manifest:full-path="Pictures/10000001000001EB000000F949EEE747.png" manifest:media-type="image/png"/>
  <manifest:file-entry manifest:full-path="Pictures/10000001000001EE000000FC57D1CD5E.png" manifest:media-type="image/png"/>
  <manifest:file-entry manifest:full-path="Pictures/10000001000001F60000001CCE8D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cm" fo:margin-bottom="0cm" style:contextual-spacing="false"/>
      <style:text-properties officeooo:paragraph-rsid="008274e0"/>
    </style:style>
    <style:style style:name="P46" style:family="paragraph" style:parent-style-name="Text_20_body">
      <style:paragraph-properties fo:margin-top="0cm" fo:margin-bottom="0cm"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Heading_20_4">
      <style:text-properties officeooo:rsid="0028b4cc"/>
    </style:style>
    <style:style style:name="P61" style:family="paragraph" style:parent-style-name="Text_20_body">
      <style:text-properties officeooo:paragraph-rsid="0028b4cc"/>
    </style:style>
    <style:style style:name="P62" style:family="paragraph" style:parent-style-name="Heading_20_4">
      <style:text-properties officeooo:paragraph-rsid="0028b4cc"/>
    </style:style>
    <style:style style:name="P63" style:family="paragraph" style:parent-style-name="Text_20_body">
      <style:text-properties officeooo:rsid="0028d2de" officeooo:paragraph-rsid="0028d2de"/>
    </style:style>
    <style:style style:name="P64" style:family="paragraph" style:parent-style-name="Text_20_body">
      <style:text-properties officeooo:rsid="0028d2de" officeooo:paragraph-rsid="004b5eb6"/>
    </style:style>
    <style:style style:name="P65" style:family="paragraph" style:parent-style-name="Text_20_body">
      <style:text-properties officeooo:rsid="002bba12" officeooo:paragraph-rsid="002bba12"/>
    </style:style>
    <style:style style:name="P66" style:family="paragraph" style:parent-style-name="Text_20_body">
      <style:text-properties officeooo:rsid="002bba12" officeooo:paragraph-rsid="003fa137"/>
    </style:style>
    <style:style style:name="P67" style:family="paragraph" style:parent-style-name="Text_20_body">
      <style:text-properties officeooo:rsid="002bba12" officeooo:paragraph-rsid="004fb4d5"/>
    </style:style>
    <style:style style:name="P68" style:family="paragraph" style:parent-style-name="Text_20_body">
      <style:text-properties officeooo:rsid="002bba12" officeooo:paragraph-rsid="005a2e02"/>
    </style:style>
    <style:style style:name="P69" style:family="paragraph" style:parent-style-name="Text_20_body">
      <style:text-properties officeooo:rsid="0033273f" officeooo:paragraph-rsid="0033273f"/>
    </style:style>
    <style:style style:name="P70" style:family="paragraph" style:parent-style-name="Horizontal_20_Line">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3273f" officeooo:paragraph-rsid="0096c0fe"/>
    </style:style>
    <style:style style:name="P73" style:family="paragraph" style:parent-style-name="Text_20_body">
      <style:text-properties officeooo:rsid="0039388c" officeooo:paragraph-rsid="0039388c"/>
    </style:style>
    <style:style style:name="P74" style:family="paragraph" style:parent-style-name="Text_20_body">
      <style:paragraph-properties fo:text-align="justify" style:justify-single-word="false"/>
      <style:text-properties officeooo:rsid="0039388c" officeooo:paragraph-rsid="0039388c"/>
    </style:style>
    <style:style style:name="P75" style:family="paragraph" style:parent-style-name="Text_20_body">
      <style:text-properties officeooo:rsid="003fa137" officeooo:paragraph-rsid="003fa137"/>
    </style:style>
    <style:style style:name="P76" style:family="paragraph" style:parent-style-name="Heading_20_4">
      <style:text-properties officeooo:rsid="003fa137" officeooo:paragraph-rsid="003fa137"/>
    </style:style>
    <style:style style:name="P77" style:family="paragraph" style:parent-style-name="Text_20_body">
      <style:text-properties officeooo:rsid="00494b13" officeooo:paragraph-rsid="00494b13"/>
    </style:style>
    <style:style style:name="P78" style:family="paragraph" style:parent-style-name="Text_20_body">
      <style:text-properties officeooo:paragraph-rsid="004b5eb6"/>
    </style:style>
    <style:style style:name="P79" style:family="paragraph" style:parent-style-name="Horizontal_20_Line">
      <style:text-properties officeooo:paragraph-rsid="004b5eb6"/>
    </style:style>
    <style:style style:name="P80" style:family="paragraph" style:parent-style-name="Text_20_body">
      <style:text-properties officeooo:rsid="004b5eb6" officeooo:paragraph-rsid="004b5eb6"/>
    </style:style>
    <style:style style:name="P81" style:family="paragraph" style:parent-style-name="Text_20_body">
      <style:text-properties officeooo:rsid="004bca70" officeooo:paragraph-rsid="00602f18"/>
    </style:style>
    <style:style style:name="P82" style:family="paragraph" style:parent-style-name="Text_20_body">
      <style:text-properties officeooo:rsid="004d7d13" officeooo:paragraph-rsid="004d7d13"/>
    </style:style>
    <style:style style:name="P83" style:family="paragraph" style:parent-style-name="Text_20_body">
      <style:text-properties officeooo:rsid="004338cb" officeooo:paragraph-rsid="004d7d13"/>
    </style:style>
    <style:style style:name="P84" style:family="paragraph" style:parent-style-name="Text_20_body">
      <style:text-properties officeooo:rsid="004338cb" officeooo:paragraph-rsid="0055c010"/>
    </style:style>
    <style:style style:name="P85" style:family="paragraph" style:parent-style-name="Text_20_body">
      <style:text-properties officeooo:rsid="004f8b54" officeooo:paragraph-rsid="004f8b54"/>
    </style:style>
    <style:style style:name="P86" style:family="paragraph" style:parent-style-name="Text_20_body">
      <style:text-properties officeooo:rsid="00518725" officeooo:paragraph-rsid="00518725"/>
    </style:style>
    <style:style style:name="P87" style:family="paragraph" style:parent-style-name="Text_20_body">
      <style:text-properties officeooo:rsid="0055c010" officeooo:paragraph-rsid="0055c010"/>
    </style:style>
    <style:style style:name="P88" style:family="paragraph" style:parent-style-name="Text_20_body">
      <style:text-properties officeooo:paragraph-rsid="005c4d2d"/>
    </style:style>
    <style:style style:name="P89" style:family="paragraph" style:parent-style-name="Horizontal_20_Line">
      <style:text-properties officeooo:paragraph-rsid="005c4d2d"/>
    </style:style>
    <style:style style:name="P90" style:family="paragraph" style:parent-style-name="Heading_20_4">
      <style:text-properties officeooo:paragraph-rsid="005c4d2d"/>
    </style:style>
    <style:style style:name="P91" style:family="paragraph" style:parent-style-name="Text_20_body">
      <style:text-properties officeooo:paragraph-rsid="0055c010"/>
    </style:style>
    <style:style style:name="P92" style:family="paragraph" style:parent-style-name="Heading_20_4">
      <style:text-properties officeooo:paragraph-rsid="0055c010"/>
    </style:style>
    <style:style style:name="P93" style:family="paragraph" style:parent-style-name="Text_20_body">
      <style:text-properties officeooo:paragraph-rsid="00602f18"/>
    </style:style>
    <style:style style:name="P94" style:family="paragraph" style:parent-style-name="Horizontal_20_Line">
      <style:text-properties officeooo:paragraph-rsid="00602f18"/>
    </style:style>
    <style:style style:name="P95" style:family="paragraph" style:parent-style-name="Text_20_body">
      <style:text-properties officeooo:rsid="006216d4" officeooo:paragraph-rsid="006216d4"/>
    </style:style>
    <style:style style:name="P96" style:family="paragraph" style:parent-style-name="Text_20_body">
      <style:text-properties officeooo:paragraph-rsid="006216d4"/>
    </style:style>
    <style:style style:name="P97" style:family="paragraph" style:parent-style-name="Text_20_body">
      <style:text-properties officeooo:rsid="00654a1f" officeooo:paragraph-rsid="00654a1f"/>
    </style:style>
    <style:style style:name="P98" style:family="paragraph" style:parent-style-name="Text_20_body">
      <style:text-properties officeooo:rsid="00488907" officeooo:paragraph-rsid="00488907"/>
    </style:style>
    <style:style style:name="P99" style:family="paragraph" style:parent-style-name="Text_20_body">
      <style:text-properties officeooo:paragraph-rsid="002bba12"/>
    </style:style>
    <style:style style:name="P100" style:family="paragraph" style:parent-style-name="Text_20_body">
      <style:text-properties officeooo:rsid="006c4e4f" officeooo:paragraph-rsid="006c4e4f"/>
    </style:style>
    <style:style style:name="P101" style:family="paragraph" style:parent-style-name="Text_20_body">
      <style:text-properties officeooo:paragraph-rsid="004d7d13"/>
    </style:style>
    <style:style style:name="P102" style:family="paragraph" style:parent-style-name="Heading_20_4">
      <style:text-properties officeooo:paragraph-rsid="004d7d13"/>
    </style:style>
    <style:style style:name="P103" style:family="paragraph" style:parent-style-name="Text_20_body">
      <style:text-properties officeooo:paragraph-rsid="007d4e6b"/>
    </style:style>
    <style:style style:name="P104" style:family="paragraph" style:parent-style-name="Text_20_body">
      <style:text-properties officeooo:paragraph-rsid="007d913f"/>
    </style:style>
    <style:style style:name="P105" style:family="paragraph" style:parent-style-name="Text_20_body">
      <style:text-properties officeooo:paragraph-rsid="007e8e24"/>
    </style:style>
    <style:style style:name="P106" style:family="paragraph" style:parent-style-name="Text_20_body">
      <style:text-properties officeooo:paragraph-rsid="0080369d"/>
    </style:style>
    <style:style style:name="P107" style:family="paragraph" style:parent-style-name="Heading_20_4">
      <style:text-properties officeooo:paragraph-rsid="0080369d"/>
    </style:style>
    <style:style style:name="P108" style:family="paragraph" style:parent-style-name="Text_20_body">
      <style:text-properties officeooo:rsid="0080369d" officeooo:paragraph-rsid="0080369d"/>
    </style:style>
    <style:style style:name="P109" style:family="paragraph" style:parent-style-name="Text_20_body">
      <style:text-properties officeooo:rsid="008200b5" officeooo:paragraph-rsid="008200b5"/>
    </style:style>
    <style:style style:name="P110" style:family="paragraph" style:parent-style-name="Text_20_body">
      <style:text-properties officeooo:rsid="0294b2a1" officeooo:paragraph-rsid="008274e0"/>
    </style:style>
    <style:style style:name="P111" style:family="paragraph" style:parent-style-name="Text_20_body">
      <style:text-properties officeooo:rsid="0083ba48" officeooo:paragraph-rsid="0083ba48"/>
    </style:style>
    <style:style style:name="P112" style:family="paragraph" style:parent-style-name="Text_20_body">
      <style:text-properties officeooo:rsid="0088c994" officeooo:paragraph-rsid="0088c994"/>
    </style:style>
    <style:style style:name="P113" style:family="paragraph" style:parent-style-name="Horizontal_20_Line">
      <style:text-properties officeooo:paragraph-rsid="0024a364"/>
    </style:style>
    <style:style style:name="P114" style:family="paragraph" style:parent-style-name="Horizontal_20_Line">
      <style:text-properties officeooo:paragraph-rsid="002718fc"/>
    </style:style>
    <style:style style:name="P115" style:family="paragraph" style:parent-style-name="Horizontal_20_Line">
      <style:text-properties officeooo:paragraph-rsid="007325c1"/>
    </style:style>
    <style:style style:name="P116" style:family="paragraph" style:parent-style-name="Horizontal_20_Line">
      <style:text-properties officeooo:paragraph-rsid="00790c4c"/>
    </style:style>
    <style:style style:name="P117" style:family="paragraph" style:parent-style-name="Heading_20_4">
      <style:text-properties officeooo:paragraph-rsid="0023aeef"/>
    </style:style>
    <style:style style:name="P118" style:family="paragraph" style:parent-style-name="Heading_20_4">
      <style:text-properties officeooo:paragraph-rsid="003fa137"/>
    </style:style>
    <style:style style:name="P119" style:family="paragraph" style:parent-style-name="Heading_20_4">
      <style:text-properties officeooo:paragraph-rsid="004fb4d5"/>
    </style:style>
    <style:style style:name="P120" style:family="paragraph" style:parent-style-name="Heading_20_4">
      <style:text-properties officeooo:paragraph-rsid="00518725"/>
    </style:style>
    <style:style style:name="P121" style:family="paragraph" style:parent-style-name="Heading_20_4">
      <style:text-properties officeooo:paragraph-rsid="005a2e02"/>
    </style:style>
    <style:style style:name="P122" style:family="paragraph" style:parent-style-name="Heading_20_4">
      <style:text-properties officeooo:rsid="00468720" officeooo:paragraph-rsid="005a2e02"/>
    </style:style>
    <style:style style:name="P123" style:family="paragraph" style:parent-style-name="Heading_20_4">
      <style:text-properties officeooo:rsid="005a2e02" officeooo:paragraph-rsid="005a2e02"/>
    </style:style>
    <style:style style:name="P124"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125" style:family="paragraph" style:parent-style-name="Heading_20_4">
      <style:paragraph-properties fo:margin-left="0cm" fo:margin-right="0cm" fo:text-indent="0cm" style:auto-text-indent="false"/>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31" style:family="paragraph" style:parent-style-name="Text_20_body">
      <style:text-properties officeooo:rsid="008cca01" officeooo:paragraph-rsid="008cca01"/>
    </style:style>
    <style:style style:name="P132" style:family="paragraph" style:parent-style-name="Text_20_body">
      <style:text-properties officeooo:rsid="008aa0e7" officeooo:paragraph-rsid="009074bd"/>
    </style:style>
    <style:style style:name="P133" style:family="paragraph" style:parent-style-name="Text_20_body">
      <style:text-properties officeooo:rsid="0276359f" officeooo:paragraph-rsid="0091ca6c"/>
    </style:style>
    <style:style style:name="P134" style:family="paragraph" style:parent-style-name="Heading_20_4">
      <style:text-properties officeooo:paragraph-rsid="0096c0fe"/>
    </style:style>
    <style:style style:name="P135" style:family="paragraph" style:parent-style-name="Text_20_body">
      <style:text-properties officeooo:rsid="007d913f" officeooo:paragraph-rsid="007d913f"/>
    </style:style>
    <style:style style:name="P136" style:family="paragraph" style:parent-style-name="Contents_20_1">
      <style:paragraph-properties>
        <style:tab-stops>
          <style:tab-stop style:position="19.001cm" style:type="right" style:leader-style="dotted" style:leader-text="."/>
        </style:tab-stops>
      </style:paragraph-properties>
    </style:style>
    <style:style style:name="P137" style:family="paragraph" style:parent-style-name="Contents_20_2">
      <style:paragraph-properties>
        <style:tab-stops>
          <style:tab-stop style:position="18.501cm" style:type="right" style:leader-style="dotted" style:leader-text="."/>
        </style:tab-stops>
      </style:paragraph-properties>
    </style:style>
    <style:style style:name="P138" style:family="paragraph" style:parent-style-name="Contents_20_3">
      <style:paragraph-properties>
        <style:tab-stops>
          <style:tab-stop style:position="18.002cm" style:type="right" style:leader-style="dotted" style:leader-text="."/>
        </style:tab-stops>
      </style:paragraph-properties>
    </style:style>
    <style:style style:name="P139" style:family="paragraph" style:parent-style-name="Contents_20_4">
      <style:paragraph-properties>
        <style:tab-stops>
          <style:tab-stop style:position="17.503cm" style:type="right" style:leader-style="dotted" style:leader-text="."/>
        </style:tab-stops>
      </style:paragraph-properties>
    </style:style>
    <style:style style:name="P140" style:family="paragraph" style:parent-style-name="Heading_20_1">
      <style:paragraph-properties fo:margin-top="0cm" fo:margin-bottom="0cm" style:contextual-spacing="false"/>
      <style:text-properties officeooo:rsid="002c132d" officeooo:paragraph-rsid="002c132d"/>
    </style:style>
    <style:style style:name="P141" style:family="paragraph" style:parent-style-name="Heading_20_1">
      <style:paragraph-properties fo:margin-top="0cm" fo:margin-bottom="0cm" style:contextual-spacing="false"/>
      <style:text-properties officeooo:rsid="001e8e16" officeooo:paragraph-rsid="001d4756"/>
    </style:style>
    <style:style style:name="P142" style:family="paragraph" style:parent-style-name="Heading_20_1">
      <style:paragraph-properties fo:margin-top="0cm" fo:margin-bottom="0cm" style:contextual-spacing="false"/>
      <style:text-properties officeooo:rsid="001e8e16" officeooo:paragraph-rsid="001e8e16"/>
    </style:style>
    <style:style style:name="P143" style:family="paragraph" style:parent-style-name="Heading_20_1">
      <style:paragraph-properties fo:margin-top="0cm" fo:margin-bottom="0cm" style:contextual-spacing="false"/>
      <style:text-properties officeooo:rsid="001e8e16" officeooo:paragraph-rsid="001efe3d"/>
    </style:style>
    <style:style style:name="P144" style:family="paragraph" style:parent-style-name="Heading_20_1">
      <style:paragraph-properties fo:margin-top="0cm" fo:margin-bottom="0cm" style:contextual-spacing="false"/>
      <style:text-properties officeooo:rsid="001e8e16" officeooo:paragraph-rsid="00233be0"/>
    </style:style>
    <style:style style:name="P145" style:family="paragraph" style:parent-style-name="Heading_20_1">
      <style:paragraph-properties fo:margin-top="0cm" fo:margin-bottom="0cm" style:contextual-spacing="false"/>
      <style:text-properties officeooo:rsid="001e8e16" officeooo:paragraph-rsid="0023a24c"/>
    </style:style>
    <style:style style:name="P146" style:family="paragraph" style:parent-style-name="Heading_20_1">
      <style:paragraph-properties fo:margin-top="0cm" fo:margin-bottom="0cm" style:contextual-spacing="false"/>
      <style:text-properties officeooo:rsid="0030405d" officeooo:paragraph-rsid="0030405d"/>
    </style:style>
    <style:style style:name="P147" style:family="paragraph" style:parent-style-name="Heading_20_1">
      <style:paragraph-properties fo:margin-top="0cm" fo:margin-bottom="0cm" style:contextual-spacing="false"/>
      <style:text-properties officeooo:rsid="001efe3d" officeooo:paragraph-rsid="001efe3d"/>
    </style:style>
    <style:style style:name="P148" style:family="paragraph" style:parent-style-name="Heading_20_1">
      <style:paragraph-properties fo:margin-top="0cm" fo:margin-bottom="0cm" style:contextual-spacing="false"/>
      <style:text-properties officeooo:rsid="00247863" officeooo:paragraph-rsid="00247863"/>
    </style:style>
    <style:style style:name="P149" style:family="paragraph" style:parent-style-name="Heading_20_1">
      <style:paragraph-properties fo:margin-top="0cm" fo:margin-bottom="0cm" style:contextual-spacing="false"/>
      <style:text-properties officeooo:rsid="00247863" officeooo:paragraph-rsid="0042265f"/>
    </style:style>
    <style:style style:name="P150" style:family="paragraph" style:parent-style-name="Heading_20_1">
      <style:paragraph-properties fo:margin-top="0cm" fo:margin-bottom="0cm" style:contextual-spacing="false"/>
      <style:text-properties officeooo:rsid="00247863" officeooo:paragraph-rsid="0025d439"/>
    </style:style>
    <style:style style:name="P151" style:family="paragraph" style:parent-style-name="Heading_20_1">
      <style:paragraph-properties fo:margin-top="0cm" fo:margin-bottom="0cm" style:contextual-spacing="false"/>
      <style:text-properties officeooo:rsid="00247863" officeooo:paragraph-rsid="002b52e0"/>
    </style:style>
    <style:style style:name="P152" style:family="paragraph" style:parent-style-name="Heading_20_1">
      <style:paragraph-properties fo:margin-top="0cm" fo:margin-bottom="0cm" style:contextual-spacing="false"/>
      <style:text-properties officeooo:rsid="00247863" officeooo:paragraph-rsid="002bba12"/>
    </style:style>
    <style:style style:name="P153" style:family="paragraph" style:parent-style-name="Heading_20_2">
      <style:text-properties officeooo:rsid="001d4756" officeooo:paragraph-rsid="001d4756"/>
    </style:style>
    <style:style style:name="P154" style:family="paragraph" style:parent-style-name="Heading_20_2">
      <style:text-properties officeooo:paragraph-rsid="007325c1"/>
    </style:style>
    <style:style style:name="P155" style:family="paragraph" style:parent-style-name="Heading_20_2">
      <style:text-properties officeooo:paragraph-rsid="0023a24c"/>
    </style:style>
    <style:style style:name="P156" style:family="paragraph" style:parent-style-name="Heading_20_2">
      <style:text-properties officeooo:paragraph-rsid="0024a364"/>
    </style:style>
    <style:style style:name="P157" style:family="paragraph" style:parent-style-name="Heading_20_2">
      <style:text-properties officeooo:paragraph-rsid="0042265f"/>
    </style:style>
    <style:style style:name="P158" style:family="paragraph" style:parent-style-name="Heading_20_2">
      <style:text-properties officeooo:paragraph-rsid="002718fc"/>
    </style:style>
    <style:style style:name="P159" style:family="paragraph" style:parent-style-name="Heading_20_3">
      <style:text-properties officeooo:rsid="0055c010" officeooo:paragraph-rsid="0055c010"/>
    </style:style>
    <style:style style:name="P160" style:family="paragraph" style:parent-style-name="Heading_20_3">
      <style:text-properties officeooo:paragraph-rsid="00518725"/>
    </style:style>
    <style:style style:name="P161" style:family="paragraph" style:parent-style-name="Heading_20_3">
      <style:text-properties officeooo:rsid="008aa0e7" officeooo:paragraph-rsid="009074bd"/>
    </style:style>
    <style:style style:name="P162" style:family="paragraph" style:parent-style-name="Heading_20_3">
      <style:text-properties officeooo:paragraph-rsid="005c4d2d"/>
    </style:style>
    <style:style style:name="P163" style:family="paragraph" style:parent-style-name="Heading_20_3">
      <style:text-properties officeooo:paragraph-rsid="00790c4c"/>
    </style:style>
    <style:style style:name="P164" style:family="paragraph" style:parent-style-name="Heading_20_3">
      <style:text-properties officeooo:rsid="002fd310" officeooo:paragraph-rsid="00790c4c"/>
    </style:style>
    <style:style style:name="P165" style:family="paragraph" style:parent-style-name="Heading_20_3">
      <style:text-properties officeooo:rsid="004fb4d5"/>
    </style:style>
    <style:style style:name="P166" style:family="paragraph" style:parent-style-name="Heading_20_3">
      <style:text-properties officeooo:rsid="00488907" officeooo:paragraph-rsid="00488907"/>
    </style:style>
    <style:style style:name="P167"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68" style:family="paragraph" style:parent-style-name="Text_20_body">
      <style:text-properties officeooo:rsid="00989ecf" officeooo:paragraph-rsid="00989ecf"/>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8cca01"/>
    </style:style>
    <style:style style:name="T60" style:family="text">
      <style:text-properties officeooo:rsid="009074bd"/>
    </style:style>
    <style:style style:name="T61" style:family="text">
      <style:text-properties officeooo:rsid="02a5848f"/>
    </style:style>
    <style:style style:name="T62" style:family="text">
      <style:text-properties officeooo:rsid="0094eaed"/>
    </style:style>
    <style:style style:name="T63" style:family="text">
      <style:text-properties officeooo:rsid="0096c0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831cm" svg:height="0.831cm" draw:z-index="116"><draw:image xlink:href="Pictures/100000010000008000000080A45F64B1.png" xlink:type="simple" xlink:show="embed" xlink:actuate="onLoad" draw:mime-type="image/png"/></draw:frame></text:p>
          </table:table-cell>
          <table:table-cell table:style-name="Tabelle17.B1" office:value-type="string">
            <text:p text:style-name="P130"><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9</text:a></text:p>
          <text:p text:style-name="P126"><text:a xlink:type="simple" xlink:href="#__RefHeading___Toc468_965822318" text:style-name="Index_20_Link" text:visited-style-name="Index_20_Link">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9</text:a></text:p>
          <text:p text:style-name="P126"><text:a xlink:type="simple" xlink:href="#__RefHeading___Toc3501_388915669" text:style-name="Index_20_Link" text:visited-style-name="Index_20_Link">Bforartists Settings add-on<text:tab/>10</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2</text:a></text:p>
          <text:p text:style-name="P127"><text:a xlink:type="simple" xlink:href="#__RefHeading___Toc5018_3884546386" text:style-name="Index_20_Link" text:visited-style-name="Index_20_Link">Toolbar Types<text:tab/>12</text:a></text:p>
          <text:p text:style-name="P127"><text:a xlink:type="simple" xlink:href="#__RefHeading___Toc5020_3884546386" text:style-name="Index_20_Link" text:visited-style-name="Index_20_Link">Options<text:tab/>12</text:a></text:p>
          <text:p text:style-name="P126"><text:a xlink:type="simple" xlink:href="#__RefHeading___Toc480_965822318" text:style-name="Index_20_Link" text:visited-style-name="Index_20_Link">Toolbars File<text:tab/>13</text:a></text:p>
          <text:p text:style-name="P127"><text:a xlink:type="simple" xlink:href="#__RefHeading___Toc860_4089665913" text:style-name="Index_20_Link" text:visited-style-name="Index_20_Link">Available Toolbars<text:tab/>13</text:a></text:p>
          <text:p text:style-name="P126"><text:a xlink:type="simple" xlink:href="#__RefHeading___Toc832_408966591" text:style-name="Index_20_Link" text:visited-style-name="Index_20_Link">Toolbars Mesh Edit<text:tab/>18</text:a></text:p>
          <text:p text:style-name="P127"><text:a xlink:type="simple" xlink:href="#__RefHeading___Toc860_4089665912" text:style-name="Index_20_Link" text:visited-style-name="Index_20_Link">Available Toolbars<text:tab/>18</text:a></text:p>
          <text:p text:style-name="P126"><text:a xlink:type="simple" xlink:href="#__RefHeading___Toc858_408966591" text:style-name="Index_20_Link" text:visited-style-name="Index_20_Link">Toolbars Primitives<text:tab/>22</text:a></text:p>
          <text:p text:style-name="P127"><text:a xlink:type="simple" xlink:href="#__RefHeading___Toc860_408966591" text:style-name="Index_20_Link" text:visited-style-name="Index_20_Link">Available Toolbars<text:tab/>22</text:a></text:p>
          <text:p text:style-name="P126"><text:a xlink:type="simple" xlink:href="#__RefHeading___Toc2097_1851234632" text:style-name="Index_20_Link" text:visited-style-name="Index_20_Link">Toolbars Image<text:tab/>29</text:a></text:p>
          <text:p text:style-name="P127"><text:a xlink:type="simple" xlink:href="#__RefHeading___Toc860_4089665911" text:style-name="Index_20_Link" text:visited-style-name="Index_20_Link">Available Toolbars<text:tab/>29</text:a></text:p>
          <text:p text:style-name="P126"><text:a xlink:type="simple" xlink:href="#__RefHeading___Toc30382_710846562" text:style-name="Index_20_Link" text:visited-style-name="Index_20_Link">Toolbars Tools<text:tab/>31</text:a></text:p>
          <text:p text:style-name="P127"><text:a xlink:type="simple" xlink:href="#__RefHeading___Toc30514_3534856482" text:style-name="Index_20_Link" text:visited-style-name="Index_20_Link">Available Toolbars<text:tab/>31</text:a></text:p>
          <text:p text:style-name="P126"><text:a xlink:type="simple" xlink:href="#__RefHeading___Toc2571_896025203" text:style-name="Index_20_Link" text:visited-style-name="Index_20_Link">Toolbars Animation<text:tab/>34</text:a></text:p>
          <text:p text:style-name="P127"><text:a xlink:type="simple" xlink:href="#__RefHeading___Toc860_40896659111" text:style-name="Index_20_Link" text:visited-style-name="Index_20_Link">Available Toolbars<text:tab/>34</text:a></text:p>
          <text:p text:style-name="P126"><text:a xlink:type="simple" xlink:href="#__RefHeading___Toc2625_896025203" text:style-name="Index_20_Link" text:visited-style-name="Index_20_Link">Toolbars Edit<text:tab/>37</text:a></text:p>
          <text:p text:style-name="P127"><text:a xlink:type="simple" xlink:href="#__RefHeading___Toc860_408966591111" text:style-name="Index_20_Link" text:visited-style-name="Index_20_Link">Available Toolbars<text:tab/>37</text:a></text:p>
          <text:p text:style-name="P126"><text:a xlink:type="simple" xlink:href="#__RefHeading___Toc2693_896025203" text:style-name="Index_20_Link" text:visited-style-name="Index_20_Link">Toolbars Misc<text:tab/>40</text:a></text:p>
          <text:p text:style-name="P127"><text:a xlink:type="simple" xlink:href="#__RefHeading___Toc860_4089665911111" text:style-name="Index_20_Link" text:visited-style-name="Index_20_Link">Available Toolbars<text:tab/>41</text:a></text:p>
          <text:p text:style-name="P127"><text:a xlink:type="simple" xlink:href="#__RefHeading___Toc5309_2040432889" text:style-name="Index_20_Link" text:visited-style-name="Index_20_Link">Viewport<text:tab/>41</text:a></text:p>
        </text:index-body>
      </text:table-of-content>
      <text:p text:style-name="P44"/>
      <table:table table:name="Tabelle12" table:style-name="Tabelle12">
        <table:table-column table:style-name="Tabelle12.A"/>
        <table:table-row>
          <table:table-cell table:style-name="Tabelle12.A1" office:value-type="string">
            <text:h text:style-name="P140"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9</text:a></text:p>
          <text:p text:style-name="P126"><text:a xlink:type="simple" xlink:href="#__RefHeading___Toc468_965822318" text:style-name="Index_20_Link" text:visited-style-name="Index_20_Link">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9</text:a></text:p>
          <text:p text:style-name="P126"><text:a xlink:type="simple" xlink:href="#__RefHeading___Toc3501_388915669" text:style-name="Index_20_Link" text:visited-style-name="Index_20_Link">Bforartists Settings add-on<text:tab/>10</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2</text:a></text:p>
          <text:p text:style-name="P127"><text:a xlink:type="simple" xlink:href="#__RefHeading___Toc5018_3884546386" text:style-name="Index_20_Link" text:visited-style-name="Index_20_Link">Toolbar Types<text:tab/>12</text:a></text:p>
          <text:p text:style-name="P127"><text:a xlink:type="simple" xlink:href="#__RefHeading___Toc5020_3884546386" text:style-name="Index_20_Link" text:visited-style-name="Index_20_Link"><text:soft-page-break/>Options<text:tab/>12</text:a></text:p>
          <text:p text:style-name="P128"><text:a xlink:type="simple" xlink:href="#__RefHeading___Toc5026_3884546386" text:style-name="Index_20_Link" text:visited-style-name="Index_20_Link">Show Quick Toggle<text:tab/>12</text:a></text:p>
          <text:p text:style-name="P126"><text:a xlink:type="simple" xlink:href="#__RefHeading___Toc480_965822318" text:style-name="Index_20_Link" text:visited-style-name="Index_20_Link">Toolbars File<text:tab/>13</text:a></text:p>
          <text:p text:style-name="P127"><text:a xlink:type="simple" xlink:href="#__RefHeading___Toc860_4089665913" text:style-name="Index_20_Link" text:visited-style-name="Index_20_Link">Available Toolbars<text:tab/>13</text:a></text:p>
          <text:p text:style-name="P128"><text:a xlink:type="simple" xlink:href="#__RefHeading___Toc484_965822318" text:style-name="Index_20_Link" text:visited-style-name="Index_20_Link">Load / Save<text:tab/>13</text:a></text:p>
          <text:p text:style-name="P129"><text:a xlink:type="simple" xlink:href="#__RefHeading___Toc3884_2711970837" text:style-name="Index_20_Link" text:visited-style-name="Index_20_Link">File New<text:tab/>13</text:a></text:p>
          <text:p text:style-name="P129"><text:a xlink:type="simple" xlink:href="#__RefHeading___Toc5028_3884546386" text:style-name="Index_20_Link" text:visited-style-name="Index_20_Link">New from Template<text:tab/>13</text:a></text:p>
          <text:p text:style-name="P129"><text:a xlink:type="simple" xlink:href="#__RefHeading___Toc3886_2711970837" text:style-name="Index_20_Link" text:visited-style-name="Index_20_Link">Open<text:tab/>13</text:a></text:p>
          <text:p text:style-name="P129"><text:a xlink:type="simple" xlink:href="#__RefHeading___Toc3888_2711970837" text:style-name="Index_20_Link" text:visited-style-name="Index_20_Link">Open Recent<text:tab/>13</text:a></text:p>
          <text:p text:style-name="P129"><text:a xlink:type="simple" xlink:href="#__RefHeading___Toc3890_2711970837" text:style-name="Index_20_Link" text:visited-style-name="Index_20_Link">Save Blend File<text:tab/>13</text:a></text:p>
          <text:p text:style-name="P129"><text:a xlink:type="simple" xlink:href="#__RefHeading___Toc3892_2711970837" text:style-name="Index_20_Link" text:visited-style-name="Index_20_Link">Save As Blend File<text:tab/>14</text:a></text:p>
          <text:p text:style-name="P129"><text:a xlink:type="simple" xlink:href="#__RefHeading___Toc3894_2711970837" text:style-name="Index_20_Link" text:visited-style-name="Index_20_Link">Save Copy<text:tab/>14</text:a></text:p>
          <text:p text:style-name="P128"><text:a xlink:type="simple" xlink:href="#__RefHeading___Toc5043_1739096030" text:style-name="Index_20_Link" text:visited-style-name="Index_20_Link">Recover<text:tab/>14</text:a></text:p>
          <text:p text:style-name="P129"><text:a xlink:type="simple" xlink:href="#__RefHeading___Toc5045_1739096030" text:style-name="Index_20_Link" text:visited-style-name="Index_20_Link">Revert<text:tab/>14</text:a></text:p>
          <text:p text:style-name="P129"><text:a xlink:type="simple" xlink:href="#__RefHeading___Toc5047_1739096030" text:style-name="Index_20_Link" text:visited-style-name="Index_20_Link">Recover<text:tab/>14</text:a></text:p>
          <text:p text:style-name="P129"><text:a xlink:type="simple" xlink:href="#__RefHeading___Toc5049_1739096030" text:style-name="Index_20_Link" text:visited-style-name="Index_20_Link">Recover Last Session<text:tab/>14</text:a></text:p>
          <text:p text:style-name="P129"><text:a xlink:type="simple" xlink:href="#__RefHeading___Toc5051_1739096030" text:style-name="Index_20_Link" text:visited-style-name="Index_20_Link">Recover Autosave<text:tab/>14</text:a></text:p>
          <text:p text:style-name="P128"><text:a xlink:type="simple" xlink:href="#__RefHeading___Toc4679_1861851957" text:style-name="Index_20_Link" text:visited-style-name="Index_20_Link">Link Append<text:tab/>14</text:a></text:p>
          <text:p text:style-name="P129"><text:a xlink:type="simple" xlink:href="#__RefHeading___Toc3896_2711970837" text:style-name="Index_20_Link" text:visited-style-name="Index_20_Link">Link from Library<text:tab/>14</text:a></text:p>
          <text:p text:style-name="P129"><text:a xlink:type="simple" xlink:href="#__RefHeading___Toc3898_2711970837" text:style-name="Index_20_Link" text:visited-style-name="Index_20_Link">Append from Library<text:tab/>14</text:a></text:p>
          <text:p text:style-name="P128"><text:a xlink:type="simple" xlink:href="#__RefHeading___Toc498_965822318" text:style-name="Index_20_Link" text:visited-style-name="Index_20_Link">Import Menu<text:tab/>14</text:a></text:p>
          <text:p text:style-name="P128"><text:a xlink:type="simple" xlink:href="#__RefHeading___Toc4681_1861851957" text:style-name="Index_20_Link" text:visited-style-name="Index_20_Link">Export Menu<text:tab/>15</text:a></text:p>
          <text:p text:style-name="P128"><text:a xlink:type="simple" xlink:href="#__RefHeading___Toc504_965822318" text:style-name="Index_20_Link" text:visited-style-name="Index_20_Link">Import Common<text:tab/>15</text:a></text:p>
          <text:p text:style-name="P129"><text:a xlink:type="simple" xlink:href="#__RefHeading___Toc4683_1861851957" text:style-name="Index_20_Link" text:visited-style-name="Index_20_Link">Import FBX<text:tab/>15</text:a></text:p>
          <text:p text:style-name="P129"><text:a xlink:type="simple" xlink:href="#__RefHeading___Toc508_9658223182" text:style-name="Index_20_Link" text:visited-style-name="Index_20_Link">Import Obj<text:tab/>15</text:a></text:p>
          <text:p text:style-name="P129"><text:a xlink:type="simple" xlink:href="#__RefHeading___Toc4685_1861851957" text:style-name="Index_20_Link" text:visited-style-name="Index_20_Link">Import ABC<text:tab/>15</text:a></text:p>
          <text:p text:style-name="P128"><text:a xlink:type="simple" xlink:href="#__RefHeading___Toc4687_1861851957" text:style-name="Index_20_Link" text:visited-style-name="Index_20_Link">Import Common 2<text:tab/>15</text:a></text:p>
          <text:p text:style-name="P129"><text:a xlink:type="simple" xlink:href="#__RefHeading___Toc5293_4246895728" text:style-name="Index_20_Link" text:visited-style-name="Index_20_Link">Import SVG into Grease Pencil<text:tab/>15</text:a></text:p>
          <text:p text:style-name="P129"><text:a xlink:type="simple" xlink:href="#__RefHeading___Toc4689_1861851957" text:style-name="Index_20_Link" text:visited-style-name="Index_20_Link">Import DAE<text:tab/>15</text:a></text:p>
          <text:p text:style-name="P129"><text:a xlink:type="simple" xlink:href="#__RefHeading___Toc4691_1861851957" text:style-name="Index_20_Link" text:visited-style-name="Index_20_Link">Import BVH<text:tab/>15</text:a></text:p>
          <text:p text:style-name="P129"><text:a xlink:type="simple" xlink:href="#__RefHeading___Toc4693_1861851957" text:style-name="Index_20_Link" text:visited-style-name="Index_20_Link">Import glTF2<text:tab/>15</text:a></text:p>
          <text:p text:style-name="P128"><text:a xlink:type="simple" xlink:href="#__RefHeading___Toc516_965822318" text:style-name="Index_20_Link" text:visited-style-name="Index_20_Link">Import Uncommon<text:tab/>16</text:a></text:p>
          <text:p text:style-name="P129"><text:a xlink:type="simple" xlink:href="#__RefHeading___Toc3900_2711970837" text:style-name="Index_20_Link" text:visited-style-name="Index_20_Link">Import STL<text:tab/>16</text:a></text:p>
          <text:p text:style-name="P129"><text:a xlink:type="simple" xlink:href="#__RefHeading___Toc3902_2711970837" text:style-name="Index_20_Link" text:visited-style-name="Index_20_Link">Import PLY<text:tab/>16</text:a></text:p>
          <text:p text:style-name="P129"><text:a xlink:type="simple" xlink:href="#__RefHeading___Toc3906_2711970837" text:style-name="Index_20_Link" text:visited-style-name="Index_20_Link">Import SVG<text:tab/>16</text:a></text:p>
          <text:p text:style-name="P128"><text:a xlink:type="simple" xlink:href="#__RefHeading___Toc518_965822318" text:style-name="Index_20_Link" text:visited-style-name="Index_20_Link">Export Common<text:tab/>16</text:a></text:p>
          <text:p text:style-name="P129"><text:a xlink:type="simple" xlink:href="#__RefHeading___Toc4695_1861851957" text:style-name="Index_20_Link" text:visited-style-name="Index_20_Link">Export FBX<text:tab/>16</text:a></text:p>
          <text:p text:style-name="P129"><text:a xlink:type="simple" xlink:href="#__RefHeading___Toc4697_1861851957" text:style-name="Index_20_Link" text:visited-style-name="Index_20_Link">Export Obj<text:tab/>16</text:a></text:p>
          <text:p text:style-name="P129"><text:a xlink:type="simple" xlink:href="#__RefHeading___Toc4699_1861851957" text:style-name="Index_20_Link" text:visited-style-name="Index_20_Link">Export ABC<text:tab/>16</text:a></text:p>
          <text:p text:style-name="P128"><text:a xlink:type="simple" xlink:href="#__RefHeading___Toc4701_1861851957" text:style-name="Index_20_Link" text:visited-style-name="Index_20_Link">Export Common 2<text:tab/>16</text:a></text:p>
          <text:p text:style-name="P129"><text:a xlink:type="simple" xlink:href="#__RefHeading___Toc5295_4246895728" text:style-name="Index_20_Link" text:visited-style-name="Index_20_Link">Export Grease Pencil to SVG<text:tab/>16</text:a></text:p>
          <text:p text:style-name="P129"><text:a xlink:type="simple" xlink:href="#__RefHeading___Toc5297_4246895728" text:style-name="Index_20_Link" text:visited-style-name="Index_20_Link">Export Grease Pencil to PDF<text:tab/>16</text:a></text:p>
          <text:p text:style-name="P129"><text:a xlink:type="simple" xlink:href="#__RefHeading___Toc4703_1861851957" text:style-name="Index_20_Link" text:visited-style-name="Index_20_Link">Export DAE<text:tab/>16</text:a></text:p>
          <text:p text:style-name="P129"><text:a xlink:type="simple" xlink:href="#__RefHeading___Toc4705_1861851957" text:style-name="Index_20_Link" text:visited-style-name="Index_20_Link">Export BVH<text:tab/>16</text:a></text:p>
          <text:p text:style-name="P129"><text:a xlink:type="simple" xlink:href="#__RefHeading___Toc5108_1367871154" text:style-name="Index_20_Link" text:visited-style-name="Index_20_Link">Export USD<text:tab/>17</text:a></text:p>
          <text:p text:style-name="P129"><text:a xlink:type="simple" xlink:href="#__RefHeading___Toc4707_1861851957" text:style-name="Index_20_Link" text:visited-style-name="Index_20_Link">Export gITF2<text:tab/>17</text:a></text:p>
          <text:p text:style-name="P128"><text:a xlink:type="simple" xlink:href="#__RefHeading___Toc808_408966591" text:style-name="Index_20_Link" text:visited-style-name="Index_20_Link">Export Uncommon<text:tab/>17</text:a></text:p>
          <text:p text:style-name="P129"><text:a xlink:type="simple" xlink:href="#__RefHeading___Toc810_408966591" text:style-name="Index_20_Link" text:visited-style-name="Index_20_Link">Export 3DS<text:tab/>17</text:a></text:p>
          <text:p text:style-name="P129"><text:a xlink:type="simple" xlink:href="#__RefHeading___Toc812_408966591" text:style-name="Index_20_Link" text:visited-style-name="Index_20_Link">Export PLY<text:tab/>17</text:a></text:p>
          <text:p text:style-name="P128"><text:a xlink:type="simple" xlink:href="#__RefHeading___Toc520_965822318" text:style-name="Index_20_Link" text:visited-style-name="Index_20_Link">Render<text:tab/>17</text:a></text:p>
          <text:p text:style-name="P129"><text:a xlink:type="simple" xlink:href="#__RefHeading___Toc3908_2711970837" text:style-name="Index_20_Link" text:visited-style-name="Index_20_Link">Render Image<text:tab/>17</text:a></text:p>
          <text:p text:style-name="P129"><text:a xlink:type="simple" xlink:href="#__RefHeading___Toc3910_2711970837" text:style-name="Index_20_Link" text:visited-style-name="Index_20_Link">Render Animation<text:tab/>17</text:a></text:p>
          <text:p text:style-name="P128"><text:a xlink:type="simple" xlink:href="#__RefHeading___Toc522_965822318" text:style-name="Index_20_Link" text:visited-style-name="Index_20_Link">Render Open GL<text:tab/>17</text:a></text:p>
          <text:p text:style-name="P129"><text:a xlink:type="simple" xlink:href="#__RefHeading___Toc820_408966591" text:style-name="Index_20_Link" text:visited-style-name="Index_20_Link"><text:soft-page-break/>Open GL Render Image<text:tab/>17</text:a></text:p>
          <text:p text:style-name="P129"><text:a xlink:type="simple" xlink:href="#__RefHeading___Toc822_408966591" text:style-name="Index_20_Link" text:visited-style-name="Index_20_Link">Open GL Render Animation<text:tab/>17</text:a></text:p>
          <text:p text:style-name="P128"><text:a xlink:type="simple" xlink:href="#__RefHeading___Toc524_965822318" text:style-name="Index_20_Link" text:visited-style-name="Index_20_Link">Render Misc<text:tab/>17</text:a></text:p>
          <text:p text:style-name="P129"><text:a xlink:type="simple" xlink:href="#__RefHeading___Toc3912_2711970837" text:style-name="Index_20_Link" text:visited-style-name="Index_20_Link">Mixdown Audio<text:tab/>17</text:a></text:p>
          <text:p text:style-name="P129"><text:a xlink:type="simple" xlink:href="#__RefHeading___Toc3914_2711970837" text:style-name="Index_20_Link" text:visited-style-name="Index_20_Link">Show/ Hide Render view<text:tab/>18</text:a></text:p>
          <text:p text:style-name="P129"><text:a xlink:type="simple" xlink:href="#__RefHeading___Toc3916_2711970837" text:style-name="Index_20_Link" text:visited-style-name="Index_20_Link">Play rendered animation<text:tab/>18</text:a></text:p>
          <text:p text:style-name="P126"><text:a xlink:type="simple" xlink:href="#__RefHeading___Toc832_408966591" text:style-name="Index_20_Link" text:visited-style-name="Index_20_Link">Toolbars Mesh Edit<text:tab/>18</text:a></text:p>
          <text:p text:style-name="P127"><text:a xlink:type="simple" xlink:href="#__RefHeading___Toc860_4089665912" text:style-name="Index_20_Link" text:visited-style-name="Index_20_Link">Available Toolbars<text:tab/>18</text:a></text:p>
          <text:p text:style-name="P128"><text:a xlink:type="simple" xlink:href="#__RefHeading___Toc836_408966591" text:style-name="Index_20_Link" text:visited-style-name="Index_20_Link">Vertices Split connect<text:tab/>18</text:a></text:p>
          <text:p text:style-name="P129"><text:a xlink:type="simple" xlink:href="#__RefHeading___Toc838_408966591" text:style-name="Index_20_Link" text:visited-style-name="Index_20_Link">Split<text:tab/>18</text:a></text:p>
          <text:p text:style-name="P129"><text:a xlink:type="simple" xlink:href="#__RefHeading___Toc840_408966591" text:style-name="Index_20_Link" text:visited-style-name="Index_20_Link">Vertex Connect Path<text:tab/>18</text:a></text:p>
          <text:p text:style-name="P129"><text:a xlink:type="simple" xlink:href="#__RefHeading___Toc842_408966591" text:style-name="Index_20_Link" text:visited-style-name="Index_20_Link">Vertex Connect<text:tab/>18</text:a></text:p>
          <text:p text:style-name="P128"><text:a xlink:type="simple" xlink:href="#__RefHeading___Toc3918_2711970837" text:style-name="Index_20_Link" text:visited-style-name="Index_20_Link">Vertices Misc<text:tab/>19</text:a></text:p>
          <text:p text:style-name="P129"><text:a xlink:type="simple" xlink:href="#__RefHeading___Toc844_408966591" text:style-name="Index_20_Link" text:visited-style-name="Index_20_Link">Convex Hull<text:tab/>19</text:a></text:p>
          <text:p text:style-name="P129"><text:a xlink:type="simple" xlink:href="#__RefHeading___Toc846_408966591" text:style-name="Index_20_Link" text:visited-style-name="Index_20_Link">Blend from Shape<text:tab/>19</text:a></text:p>
          <text:p text:style-name="P129"><text:a xlink:type="simple" xlink:href="#__RefHeading___Toc848_408966591" text:style-name="Index_20_Link" text:visited-style-name="Index_20_Link">Shape Propagate<text:tab/>19</text:a></text:p>
          <text:p text:style-name="P128"><text:a xlink:type="simple" xlink:href="#__RefHeading___Toc3920_2711970837" text:style-name="Index_20_Link" text:visited-style-name="Index_20_Link">Edges Subdiv<text:tab/>19</text:a></text:p>
          <text:p text:style-name="P129"><text:a xlink:type="simple" xlink:href="#__RefHeading___Toc850_408966591%20Kopie%201" text:style-name="Index_20_Link" text:visited-style-name="Index_20_Link">Subdivide<text:tab/>19</text:a></text:p>
          <text:p text:style-name="P129"><text:a xlink:type="simple" xlink:href="#__RefHeading___Toc850_408966591" text:style-name="Index_20_Link" text:visited-style-name="Index_20_Link">Subdivide Edge Ring<text:tab/>19</text:a></text:p>
          <text:p text:style-name="P129"><text:a xlink:type="simple" xlink:href="#__RefHeading___Toc3922_2711970837" text:style-name="Index_20_Link" text:visited-style-name="Index_20_Link">Un-Subdivide<text:tab/>19</text:a></text:p>
          <text:p text:style-name="P128"><text:a xlink:type="simple" xlink:href="#__RefHeading___Toc3924_2711970837" text:style-name="Index_20_Link" text:visited-style-name="Index_20_Link">Edges Sharp<text:tab/>19</text:a></text:p>
          <text:p text:style-name="P129"><text:a xlink:type="simple" xlink:href="#__RefHeading___Toc850_4089665911" text:style-name="Index_20_Link" text:visited-style-name="Index_20_Link">Mark Sharp<text:tab/>19</text:a></text:p>
          <text:p text:style-name="P129"><text:a xlink:type="simple" xlink:href="#__RefHeading___Toc3926_2711970837" text:style-name="Index_20_Link" text:visited-style-name="Index_20_Link">Unmark Sharp<text:tab/>19</text:a></text:p>
          <text:p text:style-name="P128"><text:a xlink:type="simple" xlink:href="#__RefHeading___Toc3928_2711970837" text:style-name="Index_20_Link" text:visited-style-name="Index_20_Link">Edges Freestyle<text:tab/>19</text:a></text:p>
          <text:p text:style-name="P129"><text:a xlink:type="simple" xlink:href="#__RefHeading___Toc850_4089665912" text:style-name="Index_20_Link" text:visited-style-name="Index_20_Link">Mark Freestyle Edge<text:tab/>19</text:a></text:p>
          <text:p text:style-name="P129"><text:a xlink:type="simple" xlink:href="#__RefHeading___Toc3930_2711970837" text:style-name="Index_20_Link" text:visited-style-name="Index_20_Link">Unmark Freestyle Edge<text:tab/>19</text:a></text:p>
          <text:p text:style-name="P128"><text:a xlink:type="simple" xlink:href="#__RefHeading___Toc3932_2711970837" text:style-name="Index_20_Link" text:visited-style-name="Index_20_Link">Edges Rotate<text:tab/>20</text:a></text:p>
          <text:p text:style-name="P129"><text:a xlink:type="simple" xlink:href="#__RefHeading___Toc850_40896659121" text:style-name="Index_20_Link" text:visited-style-name="Index_20_Link">Rotate<text:tab/>20</text:a></text:p>
          <text:p text:style-name="P128"><text:a xlink:type="simple" xlink:href="#__RefHeading___Toc3934_2711970837" text:style-name="Index_20_Link" text:visited-style-name="Index_20_Link">Edges Misc<text:tab/>20</text:a></text:p>
          <text:p text:style-name="P129"><text:a xlink:type="simple" xlink:href="#__RefHeading___Toc850_40896659122" text:style-name="Index_20_Link" text:visited-style-name="Index_20_Link">Edge Split<text:tab/>20</text:a></text:p>
          <text:p text:style-name="P129"><text:a xlink:type="simple" xlink:href="#__RefHeading___Toc3936_2711970837" text:style-name="Index_20_Link" text:visited-style-name="Index_20_Link">Bridge Edge loops<text:tab/>20</text:a></text:p>
          <text:p text:style-name="P128"><text:a xlink:type="simple" xlink:href="#__RefHeading___Toc3938_2711970837" text:style-name="Index_20_Link" text:visited-style-name="Index_20_Link">Faces general<text:tab/>20</text:a></text:p>
          <text:p text:style-name="P129"><text:a xlink:type="simple" xlink:href="#__RefHeading___Toc3940_2711970837" text:style-name="Index_20_Link" text:visited-style-name="Index_20_Link">Fill<text:tab/>20</text:a></text:p>
          <text:p text:style-name="P129"><text:a xlink:type="simple" xlink:href="#__RefHeading___Toc840_4089665911" text:style-name="Index_20_Link" text:visited-style-name="Index_20_Link">Grid Fill<text:tab/>20</text:a></text:p>
          <text:p text:style-name="P129"><text:a xlink:type="simple" xlink:href="#__RefHeading___Toc842_4089665911" text:style-name="Index_20_Link" text:visited-style-name="Index_20_Link">Beautify Faces<text:tab/>20</text:a></text:p>
          <text:p text:style-name="P129"><text:a xlink:type="simple" xlink:href="#__RefHeading___Toc3942_2711970837" text:style-name="Index_20_Link" text:visited-style-name="Index_20_Link">Solidify<text:tab/>20</text:a></text:p>
          <text:p text:style-name="P129"><text:a xlink:type="simple" xlink:href="#__RefHeading___Toc840_40896659111" text:style-name="Index_20_Link" text:visited-style-name="Index_20_Link">Intersect<text:tab/>20</text:a></text:p>
          <text:p text:style-name="P129"><text:a xlink:type="simple" xlink:href="#__RefHeading___Toc842_40896659111" text:style-name="Index_20_Link" text:visited-style-name="Index_20_Link">Boolean Intersect<text:tab/>20</text:a></text:p>
          <text:p text:style-name="P129"><text:a xlink:type="simple" xlink:href="#__RefHeading___Toc3944_2711970837" text:style-name="Index_20_Link" text:visited-style-name="Index_20_Link">Wire Frame<text:tab/>20</text:a></text:p>
          <text:p text:style-name="P128"><text:a xlink:type="simple" xlink:href="#__RefHeading___Toc3946_2711970837" text:style-name="Index_20_Link" text:visited-style-name="Index_20_Link">Faces Freestyle<text:tab/>20</text:a></text:p>
          <text:p text:style-name="P129"><text:a xlink:type="simple" xlink:href="#__RefHeading___Toc3948_2711970837" text:style-name="Index_20_Link" text:visited-style-name="Index_20_Link">Mark Freestyle Face<text:tab/>20</text:a></text:p>
          <text:p text:style-name="P129"><text:a xlink:type="simple" xlink:href="#__RefHeading___Toc840_40896659112" text:style-name="Index_20_Link" text:visited-style-name="Index_20_Link">Unmark Freestyle Face<text:tab/>21</text:a></text:p>
          <text:p text:style-name="P128"><text:a xlink:type="simple" xlink:href="#__RefHeading___Toc3950_2711970837" text:style-name="Index_20_Link" text:visited-style-name="Index_20_Link">Faces Tris<text:tab/>21</text:a></text:p>
          <text:p text:style-name="P129"><text:a xlink:type="simple" xlink:href="#__RefHeading___Toc3952_2711970837" text:style-name="Index_20_Link" text:visited-style-name="Index_20_Link">Poke Faces<text:tab/>21</text:a></text:p>
          <text:p text:style-name="P129"><text:a xlink:type="simple" xlink:href="#__RefHeading___Toc840_40896659113" text:style-name="Index_20_Link" text:visited-style-name="Index_20_Link">Triangulate Faces<text:tab/>21</text:a></text:p>
          <text:p text:style-name="P129"><text:a xlink:type="simple" xlink:href="#__RefHeading___Toc842_40896659112" text:style-name="Index_20_Link" text:visited-style-name="Index_20_Link">Tris to Quads<text:tab/>21</text:a></text:p>
          <text:p text:style-name="P129"><text:a xlink:type="simple" xlink:href="#__RefHeading___Toc3954_2711970837" text:style-name="Index_20_Link" text:visited-style-name="Index_20_Link">Split by Edges<text:tab/>21</text:a></text:p>
          <text:p text:style-name="P128"><text:a xlink:type="simple" xlink:href="#__RefHeading___Toc3956_2711970837" text:style-name="Index_20_Link" text:visited-style-name="Index_20_Link">Faces Rotate Misc<text:tab/>21</text:a></text:p>
          <text:p text:style-name="P129"><text:a xlink:type="simple" xlink:href="#__RefHeading___Toc3958_2711970837" text:style-name="Index_20_Link" text:visited-style-name="Index_20_Link">Rotate UV's<text:tab/>21</text:a></text:p>
          <text:p text:style-name="P129"><text:a xlink:type="simple" xlink:href="#__RefHeading___Toc840_408966591131" text:style-name="Index_20_Link" text:visited-style-name="Index_20_Link">Reverse UV's<text:tab/>21</text:a></text:p>
          <text:p text:style-name="P129"><text:a xlink:type="simple" xlink:href="#__RefHeading___Toc842_408966591121" text:style-name="Index_20_Link" text:visited-style-name="Index_20_Link">Rotate Colors<text:tab/>21</text:a></text:p>
          <text:p text:style-name="P129"><text:a xlink:type="simple" xlink:href="#__RefHeading___Toc3960_2711970837" text:style-name="Index_20_Link" text:visited-style-name="Index_20_Link">Reverse Colors<text:tab/>21</text:a></text:p>
          <text:p text:style-name="P128"><text:a xlink:type="simple" xlink:href="#__RefHeading___Toc3962_2711970837" text:style-name="Index_20_Link" text:visited-style-name="Index_20_Link">Cleanup<text:tab/>21</text:a></text:p>
          <text:p text:style-name="P129"><text:a xlink:type="simple" xlink:href="#__RefHeading___Toc3964_2711970837" text:style-name="Index_20_Link" text:visited-style-name="Index_20_Link"><text:soft-page-break/>Delete Loose<text:tab/>21</text:a></text:p>
          <text:p text:style-name="P129"><text:a xlink:type="simple" xlink:href="#__RefHeading___Toc840_4089665911311" text:style-name="Index_20_Link" text:visited-style-name="Index_20_Link">Decimate Geometry<text:tab/>21</text:a></text:p>
          <text:p text:style-name="P129"><text:a xlink:type="simple" xlink:href="#__RefHeading___Toc842_4089665911211" text:style-name="Index_20_Link" text:visited-style-name="Index_20_Link">Degenerate Dissolve<text:tab/>22</text:a></text:p>
          <text:p text:style-name="P129"><text:a xlink:type="simple" xlink:href="#__RefHeading___Toc3966_2711970837" text:style-name="Index_20_Link" text:visited-style-name="Index_20_Link">Make Planar Faces<text:tab/>22</text:a></text:p>
          <text:p text:style-name="P129"><text:a xlink:type="simple" xlink:href="#__RefHeading___Toc3968_2711970837" text:style-name="Index_20_Link" text:visited-style-name="Index_20_Link">Split Non Planar Faces<text:tab/>22</text:a></text:p>
          <text:p text:style-name="P129"><text:a xlink:type="simple" xlink:href="#__RefHeading___Toc842_40896659112111" text:style-name="Index_20_Link" text:visited-style-name="Index_20_Link">Split Concave Faces<text:tab/>22</text:a></text:p>
          <text:p text:style-name="P129"><text:a xlink:type="simple" xlink:href="#__RefHeading___Toc3970_2711970837" text:style-name="Index_20_Link" text:visited-style-name="Index_20_Link">Fill Holes<text:tab/>22</text:a></text:p>
          <text:p text:style-name="P126"><text:a xlink:type="simple" xlink:href="#__RefHeading___Toc858_408966591" text:style-name="Index_20_Link" text:visited-style-name="Index_20_Link">Toolbars Primitives<text:tab/>22</text:a></text:p>
          <text:p text:style-name="P127"><text:a xlink:type="simple" xlink:href="#__RefHeading___Toc860_408966591" text:style-name="Index_20_Link" text:visited-style-name="Index_20_Link">Available Toolbars<text:tab/>22</text:a></text:p>
          <text:p text:style-name="P128"><text:a xlink:type="simple" xlink:href="#__RefHeading___Toc862_408966591" text:style-name="Index_20_Link" text:visited-style-name="Index_20_Link">Mesh<text:tab/>22</text:a></text:p>
          <text:p text:style-name="P129"><text:a xlink:type="simple" xlink:href="#__RefHeading___Toc864_408966591" text:style-name="Index_20_Link" text:visited-style-name="Index_20_Link">Add Plane<text:tab/>22</text:a></text:p>
          <text:p text:style-name="P129"><text:a xlink:type="simple" xlink:href="#__RefHeading___Toc866_408966591" text:style-name="Index_20_Link" text:visited-style-name="Index_20_Link">Add Cube<text:tab/>23</text:a></text:p>
          <text:p text:style-name="P129"><text:a xlink:type="simple" xlink:href="#__RefHeading___Toc868_408966591" text:style-name="Index_20_Link" text:visited-style-name="Index_20_Link">Add Circle<text:tab/>23</text:a></text:p>
          <text:p text:style-name="P129"><text:a xlink:type="simple" xlink:href="#__RefHeading___Toc870_408966591" text:style-name="Index_20_Link" text:visited-style-name="Index_20_Link">Add UV Sphere<text:tab/>23</text:a></text:p>
          <text:p text:style-name="P129"><text:a xlink:type="simple" xlink:href="#__RefHeading___Toc872_408966591" text:style-name="Index_20_Link" text:visited-style-name="Index_20_Link">Add Cylinder<text:tab/>23</text:a></text:p>
          <text:p text:style-name="P129"><text:a xlink:type="simple" xlink:href="#__RefHeading___Toc874_408966591" text:style-name="Index_20_Link" text:visited-style-name="Index_20_Link">Add Cone<text:tab/>23</text:a></text:p>
          <text:p text:style-name="P129"><text:a xlink:type="simple" xlink:href="#__RefHeading___Toc876_408966591" text:style-name="Index_20_Link" text:visited-style-name="Index_20_Link">Add Torus<text:tab/>23</text:a></text:p>
          <text:p text:style-name="P129"><text:a xlink:type="simple" xlink:href="#__RefHeading___Toc4709_1861851957" text:style-name="Index_20_Link" text:visited-style-name="Index_20_Link">Add Grid<text:tab/>23</text:a></text:p>
          <text:p text:style-name="P128"><text:a xlink:type="simple" xlink:href="#__RefHeading___Toc878_408966591" text:style-name="Index_20_Link" text:visited-style-name="Index_20_Link">Curve<text:tab/>23</text:a></text:p>
          <text:p text:style-name="P129"><text:a xlink:type="simple" xlink:href="#__RefHeading___Toc967_408966591" text:style-name="Index_20_Link" text:visited-style-name="Index_20_Link">Add Bezier<text:tab/>23</text:a></text:p>
          <text:p text:style-name="P129"><text:a xlink:type="simple" xlink:href="#__RefHeading___Toc969_408966591" text:style-name="Index_20_Link" text:visited-style-name="Index_20_Link">Add Circle<text:tab/>23</text:a></text:p>
          <text:p text:style-name="P129"><text:a xlink:type="simple" xlink:href="#__RefHeading___Toc971_408966591" text:style-name="Index_20_Link" text:visited-style-name="Index_20_Link">Add Nurbs Curve<text:tab/>23</text:a></text:p>
          <text:p text:style-name="P129"><text:a xlink:type="simple" xlink:href="#__RefHeading___Toc973_408966591" text:style-name="Index_20_Link" text:visited-style-name="Index_20_Link">Add Nurbs Circle<text:tab/>23</text:a></text:p>
          <text:p text:style-name="P129"><text:a xlink:type="simple" xlink:href="#__RefHeading___Toc975_408966591" text:style-name="Index_20_Link" text:visited-style-name="Index_20_Link">Add Nurbs Path<text:tab/>23</text:a></text:p>
          <text:p text:style-name="P128"><text:a xlink:type="simple" xlink:href="#__RefHeading___Toc880_408966591" text:style-name="Index_20_Link" text:visited-style-name="Index_20_Link">Surface<text:tab/>24</text:a></text:p>
          <text:p text:style-name="P129"><text:a xlink:type="simple" xlink:href="#__RefHeading___Toc977_408966591" text:style-name="Index_20_Link" text:visited-style-name="Index_20_Link">Add Surface Curve<text:tab/>24</text:a></text:p>
          <text:p text:style-name="P129"><text:a xlink:type="simple" xlink:href="#__RefHeading___Toc979_408966591" text:style-name="Index_20_Link" text:visited-style-name="Index_20_Link">Add Surface Circle<text:tab/>24</text:a></text:p>
          <text:p text:style-name="P129"><text:a xlink:type="simple" xlink:href="#__RefHeading___Toc981_408966591" text:style-name="Index_20_Link" text:visited-style-name="Index_20_Link">Add Surface Patch<text:tab/>24</text:a></text:p>
          <text:p text:style-name="P129"><text:a xlink:type="simple" xlink:href="#__RefHeading___Toc983_408966591" text:style-name="Index_20_Link" text:visited-style-name="Index_20_Link">Add Surface Cylinder<text:tab/>24</text:a></text:p>
          <text:p text:style-name="P129"><text:a xlink:type="simple" xlink:href="#__RefHeading___Toc985_408966591" text:style-name="Index_20_Link" text:visited-style-name="Index_20_Link">Add Surface Sphere<text:tab/>24</text:a></text:p>
          <text:p text:style-name="P129"><text:a xlink:type="simple" xlink:href="#__RefHeading___Toc987_408966591" text:style-name="Index_20_Link" text:visited-style-name="Index_20_Link">Add Surface Torus<text:tab/>24</text:a></text:p>
          <text:p text:style-name="P128"><text:a xlink:type="simple" xlink:href="#__RefHeading___Toc882_408966591" text:style-name="Index_20_Link" text:visited-style-name="Index_20_Link">Metaball<text:tab/>24</text:a></text:p>
          <text:p text:style-name="P129"><text:a xlink:type="simple" xlink:href="#__RefHeading___Toc989_408966591" text:style-name="Index_20_Link" text:visited-style-name="Index_20_Link">Add Metaball of type Ball<text:tab/>24</text:a></text:p>
          <text:p text:style-name="P129"><text:a xlink:type="simple" xlink:href="#__RefHeading___Toc991_408966591" text:style-name="Index_20_Link" text:visited-style-name="Index_20_Link">Add Metaball of type Capsule<text:tab/>24</text:a></text:p>
          <text:p text:style-name="P129"><text:a xlink:type="simple" xlink:href="#__RefHeading___Toc993_408966591" text:style-name="Index_20_Link" text:visited-style-name="Index_20_Link">Add Metaball of type Plane<text:tab/>24</text:a></text:p>
          <text:p text:style-name="P129"><text:a xlink:type="simple" xlink:href="#__RefHeading___Toc995_408966591" text:style-name="Index_20_Link" text:visited-style-name="Index_20_Link">Add Metaball of type Ellipsoid<text:tab/>24</text:a></text:p>
          <text:p text:style-name="P129"><text:a xlink:type="simple" xlink:href="#__RefHeading___Toc997_408966591" text:style-name="Index_20_Link" text:visited-style-name="Index_20_Link">Add Metaball of type Cube<text:tab/>24</text:a></text:p>
          <text:p text:style-name="P128"><text:a xlink:type="simple" xlink:href="#__RefHeading___Toc5126_530248374" text:style-name="Index_20_Link" text:visited-style-name="Index_20_Link">Point Cloud<text:tab/>25</text:a></text:p>
          <text:p text:style-name="P129"><text:a xlink:type="simple" xlink:href="#__RefHeading___Toc5128_530248374" text:style-name="Index_20_Link" text:visited-style-name="Index_20_Link">Add Point Cloud<text:tab/>25</text:a></text:p>
          <text:p text:style-name="P128"><text:a xlink:type="simple" xlink:href="#__RefHeading___Toc5130_530248374" text:style-name="Index_20_Link" text:visited-style-name="Index_20_Link">Volume<text:tab/>25</text:a></text:p>
          <text:p text:style-name="P129"><text:a xlink:type="simple" xlink:href="#__RefHeading___Toc5132_530248374" text:style-name="Index_20_Link" text:visited-style-name="Index_20_Link">Import OpenVDB Volume<text:tab/>25</text:a></text:p>
          <text:p text:style-name="P129"><text:a xlink:type="simple" xlink:href="#__RefHeading___Toc5134_530248374" text:style-name="Index_20_Link" text:visited-style-name="Index_20_Link">Add Volume<text:tab/>25</text:a></text:p>
          <text:p text:style-name="P128"><text:a xlink:type="simple" xlink:href="#__RefHeading___Toc4811_2780832351" text:style-name="Index_20_Link" text:visited-style-name="Index_20_Link">Grease Pencil<text:tab/>25</text:a></text:p>
          <text:p text:style-name="P129"><text:a xlink:type="simple" xlink:href="#__RefHeading___Toc4813_2780832351" text:style-name="Index_20_Link" text:visited-style-name="Index_20_Link">Blank<text:tab/>25</text:a></text:p>
          <text:p text:style-name="P129"><text:a xlink:type="simple" xlink:href="#__RefHeading___Toc4815_2780832351" text:style-name="Index_20_Link" text:visited-style-name="Index_20_Link">Stroke<text:tab/>25</text:a></text:p>
          <text:p text:style-name="P129"><text:a xlink:type="simple" xlink:href="#__RefHeading___Toc4817_2780832351" text:style-name="Index_20_Link" text:visited-style-name="Index_20_Link">Monkey<text:tab/>25</text:a></text:p>
          <text:p text:style-name="P129"><text:a xlink:type="simple" xlink:href="#__RefHeading___Toc7890_826753520" text:style-name="Index_20_Link" text:visited-style-name="Index_20_Link">Scene Line Art<text:tab/>25</text:a></text:p>
          <text:p text:style-name="P129"><text:a xlink:type="simple" xlink:href="#__RefHeading___Toc2581_3741603856" text:style-name="Index_20_Link" text:visited-style-name="Index_20_Link">Collection Line Art<text:tab/>25</text:a></text:p>
          <text:p text:style-name="P128"><text:a xlink:type="simple" xlink:href="#__RefHeading___Toc884_408966591" text:style-name="Index_20_Link" text:visited-style-name="Index_20_Link">Lamp<text:tab/>25</text:a></text:p>
          <text:p text:style-name="P129"><text:a xlink:type="simple" xlink:href="#__RefHeading___Toc999_408966591" text:style-name="Index_20_Link" text:visited-style-name="Index_20_Link">Add Lamp of type Point<text:tab/>26</text:a></text:p>
          <text:p text:style-name="P129"><text:a xlink:type="simple" xlink:href="#__RefHeading___Toc1001_408966591" text:style-name="Index_20_Link" text:visited-style-name="Index_20_Link">Add Lamp of type Sun<text:tab/>26</text:a></text:p>
          <text:p text:style-name="P129"><text:a xlink:type="simple" xlink:href="#__RefHeading___Toc1003_408966591" text:style-name="Index_20_Link" text:visited-style-name="Index_20_Link">Add Lamp of type Spot<text:tab/>26</text:a></text:p>
          <text:p text:style-name="P129"><text:a xlink:type="simple" xlink:href="#__RefHeading___Toc1007_408966591" text:style-name="Index_20_Link" text:visited-style-name="Index_20_Link">Add Lamp of type Area<text:tab/>26</text:a></text:p>
          <text:p text:style-name="P128"><text:a xlink:type="simple" xlink:href="#__RefHeading___Toc886_408966591" text:style-name="Index_20_Link" text:visited-style-name="Index_20_Link"><text:soft-page-break/>Other<text:tab/>26</text:a></text:p>
          <text:p text:style-name="P129"><text:a xlink:type="simple" xlink:href="#__RefHeading___Toc1009_408966591" text:style-name="Index_20_Link" text:visited-style-name="Index_20_Link">Add Text<text:tab/>26</text:a></text:p>
          <text:p text:style-name="P129"><text:a xlink:type="simple" xlink:href="#__RefHeading___Toc1011_408966591" text:style-name="Index_20_Link" text:visited-style-name="Index_20_Link">Add Armature<text:tab/>26</text:a></text:p>
          <text:p text:style-name="P129"><text:a xlink:type="simple" xlink:href="#__RefHeading___Toc1013_408966591" text:style-name="Index_20_Link" text:visited-style-name="Index_20_Link">Add Lattice<text:tab/>26</text:a></text:p>
          <text:p text:style-name="P129"><text:a xlink:type="simple" xlink:href="#__RefHeading___Toc1015_408966591" text:style-name="Index_20_Link" text:visited-style-name="Index_20_Link">Add Camera<text:tab/>26</text:a></text:p>
          <text:p text:style-name="P129"><text:a xlink:type="simple" xlink:href="#__RefHeading___Toc1017_408966591" text:style-name="Index_20_Link" text:visited-style-name="Index_20_Link">Add Speaker<text:tab/>26</text:a></text:p>
          <text:p text:style-name="P128"><text:a xlink:type="simple" xlink:href="#__RefHeading___Toc888_408966591" text:style-name="Index_20_Link" text:visited-style-name="Index_20_Link">Empties<text:tab/>26</text:a></text:p>
          <text:p text:style-name="P129"><text:a xlink:type="simple" xlink:href="#__RefHeading___Toc1019_408966591" text:style-name="Index_20_Link" text:visited-style-name="Index_20_Link">Add Empty of type Plain Axes<text:tab/>26</text:a></text:p>
          <text:p text:style-name="P129"><text:a xlink:type="simple" xlink:href="#__RefHeading___Toc1021_408966591" text:style-name="Index_20_Link" text:visited-style-name="Index_20_Link">Add Empty of type Sphere<text:tab/>26</text:a></text:p>
          <text:p text:style-name="P129"><text:a xlink:type="simple" xlink:href="#__RefHeading___Toc1023_408966591" text:style-name="Index_20_Link" text:visited-style-name="Index_20_Link">Add Empty of type Circle<text:tab/>27</text:a></text:p>
          <text:p text:style-name="P129"><text:a xlink:type="simple" xlink:href="#__RefHeading___Toc1025_408966591" text:style-name="Index_20_Link" text:visited-style-name="Index_20_Link">Add Empty of type Cone<text:tab/>27</text:a></text:p>
          <text:p text:style-name="P129"><text:a xlink:type="simple" xlink:href="#__RefHeading___Toc1027_408966591" text:style-name="Index_20_Link" text:visited-style-name="Index_20_Link">Add Empty of type Cube<text:tab/>27</text:a></text:p>
          <text:p text:style-name="P129"><text:a xlink:type="simple" xlink:href="#__RefHeading___Toc1029_408966591" text:style-name="Index_20_Link" text:visited-style-name="Index_20_Link">Add Empty of type Single Arrow<text:tab/>27</text:a></text:p>
          <text:p text:style-name="P129"><text:a xlink:type="simple" xlink:href="#__RefHeading___Toc1031_408966591" text:style-name="Index_20_Link" text:visited-style-name="Index_20_Link">Add Empty of type Arrows<text:tab/>27</text:a></text:p>
          <text:p text:style-name="P129"><text:a xlink:type="simple" xlink:href="#__RefHeading___Toc1033_408966591" text:style-name="Index_20_Link" text:visited-style-name="Index_20_Link">Add Empty of type Image<text:tab/>27</text:a></text:p>
          <text:p text:style-name="P128"><text:a xlink:type="simple" xlink:href="#__RefHeading___Toc4819_2780832351" text:style-name="Index_20_Link" text:visited-style-name="Index_20_Link">Image<text:tab/>27</text:a></text:p>
          <text:p text:style-name="P129"><text:a xlink:type="simple" xlink:href="#__RefHeading___Toc4821_2780832351" text:style-name="Index_20_Link" text:visited-style-name="Index_20_Link">Reference Image<text:tab/>27</text:a></text:p>
          <text:p text:style-name="P129"><text:a xlink:type="simple" xlink:href="#__RefHeading___Toc4823_2780832351" text:style-name="Index_20_Link" text:visited-style-name="Index_20_Link">Background Image<text:tab/>27</text:a></text:p>
          <text:p text:style-name="P128"><text:a xlink:type="simple" xlink:href="#__RefHeading___Toc4825_2780832351" text:style-name="Index_20_Link" text:visited-style-name="Index_20_Link">Light Probe<text:tab/>27</text:a></text:p>
          <text:p text:style-name="P129"><text:a xlink:type="simple" xlink:href="#__RefHeading___Toc4953_2860383765" text:style-name="Index_20_Link" text:visited-style-name="Index_20_Link">Sphere<text:tab/>27</text:a></text:p>
          <text:p text:style-name="P129"><text:a xlink:type="simple" xlink:href="#__RefHeading___Toc4955_2860383765" text:style-name="Index_20_Link" text:visited-style-name="Index_20_Link">Plane<text:tab/>27</text:a></text:p>
          <text:p text:style-name="P129"><text:a xlink:type="simple" xlink:href="#__RefHeading___Toc4957_2860383765" text:style-name="Index_20_Link" text:visited-style-name="Index_20_Link">Volume<text:tab/>27</text:a></text:p>
          <text:p text:style-name="P128"><text:a xlink:type="simple" xlink:href="#__RefHeading___Toc890_408966591" text:style-name="Index_20_Link" text:visited-style-name="Index_20_Link">Force Field<text:tab/>27</text:a></text:p>
          <text:p text:style-name="P129"><text:a xlink:type="simple" xlink:href="#__RefHeading___Toc1035_408966591" text:style-name="Index_20_Link" text:visited-style-name="Index_20_Link">Add Physics Effector of Type Boid<text:tab/>28</text:a></text:p>
          <text:p text:style-name="P129"><text:a xlink:type="simple" xlink:href="#__RefHeading___Toc1037_408966591" text:style-name="Index_20_Link" text:visited-style-name="Index_20_Link">Add Physics Effector of Type Charge<text:tab/>28</text:a></text:p>
          <text:p text:style-name="P129"><text:a xlink:type="simple" xlink:href="#__RefHeading___Toc1039_408966591" text:style-name="Index_20_Link" text:visited-style-name="Index_20_Link">Add Physics Effector of Type Curve Guide<text:tab/>28</text:a></text:p>
          <text:p text:style-name="P129"><text:a xlink:type="simple" xlink:href="#__RefHeading___Toc1041_408966591" text:style-name="Index_20_Link" text:visited-style-name="Index_20_Link">Add Physics Effector of Type Drag<text:tab/>28</text:a></text:p>
          <text:p text:style-name="P129"><text:a xlink:type="simple" xlink:href="#__RefHeading___Toc1043_408966591" text:style-name="Index_20_Link" text:visited-style-name="Index_20_Link">Add Physics Effector of Type Force<text:tab/>28</text:a></text:p>
          <text:p text:style-name="P129"><text:a xlink:type="simple" xlink:href="#__RefHeading___Toc1045_408966591" text:style-name="Index_20_Link" text:visited-style-name="Index_20_Link">Add Physics Effector of Type Harmonic<text:tab/>28</text:a></text:p>
          <text:p text:style-name="P129"><text:a xlink:type="simple" xlink:href="#__RefHeading___Toc1047_408966591" text:style-name="Index_20_Link" text:visited-style-name="Index_20_Link">Add Physics Effector of Type Lenard-Jones<text:tab/>28</text:a></text:p>
          <text:p text:style-name="P129"><text:a xlink:type="simple" xlink:href="#__RefHeading___Toc1049_408966591" text:style-name="Index_20_Link" text:visited-style-name="Index_20_Link">Add Physics Effector of Type Magnetic<text:tab/>28</text:a></text:p>
          <text:p text:style-name="P129"><text:a xlink:type="simple" xlink:href="#__RefHeading___Toc1051_408966591" text:style-name="Index_20_Link" text:visited-style-name="Index_20_Link">Add Physics Effector of Type Smoke Flow<text:tab/>28</text:a></text:p>
          <text:p text:style-name="P129"><text:a xlink:type="simple" xlink:href="#__RefHeading___Toc1053_408966591" text:style-name="Index_20_Link" text:visited-style-name="Index_20_Link">Add Physics Effector of Type Texture<text:tab/>28</text:a></text:p>
          <text:p text:style-name="P129"><text:a xlink:type="simple" xlink:href="#__RefHeading___Toc1055_408966591" text:style-name="Index_20_Link" text:visited-style-name="Index_20_Link">Add Physics Effector of Type Turbulence<text:tab/>28</text:a></text:p>
          <text:p text:style-name="P129"><text:a xlink:type="simple" xlink:href="#__RefHeading___Toc1057_408966591" text:style-name="Index_20_Link" text:visited-style-name="Index_20_Link">Add Physics Effector of Type Vortex<text:tab/>28</text:a></text:p>
          <text:p text:style-name="P129"><text:a xlink:type="simple" xlink:href="#__RefHeading___Toc1059_408966591" text:style-name="Index_20_Link" text:visited-style-name="Index_20_Link">Add Physics Effector of Type Wind<text:tab/>28</text:a></text:p>
          <text:p text:style-name="P128"><text:a xlink:type="simple" xlink:href="#__RefHeading___Toc4833_2780832351" text:style-name="Index_20_Link" text:visited-style-name="Index_20_Link">Collection<text:tab/>29</text:a></text:p>
          <text:p text:style-name="P129"><text:a xlink:type="simple" xlink:href="#__RefHeading___Toc4835_2780832351" text:style-name="Index_20_Link" text:visited-style-name="Index_20_Link">Add Collection Instance<text:tab/>29</text:a></text:p>
          <text:p text:style-name="P126"><text:a xlink:type="simple" xlink:href="#__RefHeading___Toc2097_1851234632" text:style-name="Index_20_Link" text:visited-style-name="Index_20_Link">Toolbars Image<text:tab/>29</text:a></text:p>
          <text:p text:style-name="P127"><text:a xlink:type="simple" xlink:href="#__RefHeading___Toc860_4089665911" text:style-name="Index_20_Link" text:visited-style-name="Index_20_Link">Available Toolbars<text:tab/>29</text:a></text:p>
          <text:p text:style-name="P128"><text:a xlink:type="simple" xlink:href="#__RefHeading___Toc5209_3705267694" text:style-name="Index_20_Link" text:visited-style-name="Index_20_Link">UV Mirror<text:tab/>29</text:a></text:p>
          <text:p text:style-name="P128"><text:a xlink:type="simple" xlink:href="#__RefHeading___Toc5211_3705267694" text:style-name="Index_20_Link" text:visited-style-name="Index_20_Link">UV Rotate<text:tab/>29</text:a></text:p>
          <text:p text:style-name="P128"><text:a xlink:type="simple" xlink:href="#__RefHeading___Toc2121_1851234632" text:style-name="Index_20_Link" text:visited-style-name="Index_20_Link">UV Align<text:tab/>29</text:a></text:p>
          <text:p text:style-name="P129"><text:a xlink:type="simple" xlink:href="#__RefHeading___Toc2127_1851234632" text:style-name="Index_20_Link" text:visited-style-name="Index_20_Link">Align Straighten<text:tab/>29</text:a></text:p>
          <text:p text:style-name="P129"><text:a xlink:type="simple" xlink:href="#__RefHeading___Toc2129_1851234632" text:style-name="Index_20_Link" text:visited-style-name="Index_20_Link">Align Straighten X<text:tab/>29</text:a></text:p>
          <text:p text:style-name="P129"><text:a xlink:type="simple" xlink:href="#__RefHeading___Toc2131_1851234632" text:style-name="Index_20_Link" text:visited-style-name="Index_20_Link">Align Straighten Y<text:tab/>29</text:a></text:p>
          <text:p text:style-name="P129"><text:a xlink:type="simple" xlink:href="#__RefHeading___Toc2133_1851234632" text:style-name="Index_20_Link" text:visited-style-name="Index_20_Link">Align Auto<text:tab/>30</text:a></text:p>
          <text:p text:style-name="P129"><text:a xlink:type="simple" xlink:href="#__RefHeading___Toc2135_1851234632" text:style-name="Index_20_Link" text:visited-style-name="Index_20_Link">Align X<text:tab/>30</text:a></text:p>
          <text:p text:style-name="P129"><text:a xlink:type="simple" xlink:href="#__RefHeading___Toc2137_1851234632" text:style-name="Index_20_Link" text:visited-style-name="Index_20_Link">Align Y<text:tab/>30</text:a></text:p>
          <text:p text:style-name="P128"><text:a xlink:type="simple" xlink:href="#__RefHeading___Toc5391_3689809637" text:style-name="Index_20_Link" text:visited-style-name="Index_20_Link">Align Rotation<text:tab/>30</text:a></text:p>
          <text:p text:style-name="P128"><text:a xlink:type="simple" xlink:href="#__RefHeading___Toc862_4089665911" text:style-name="Index_20_Link" text:visited-style-name="Index_20_Link">UV Unwrap<text:tab/>30</text:a></text:p>
          <text:p text:style-name="P129"><text:a xlink:type="simple" xlink:href="#__RefHeading___Toc70330_3716474372" text:style-name="Index_20_Link" text:visited-style-name="Index_20_Link">Mark Seam<text:tab/>30</text:a></text:p>
          <text:p text:style-name="P129"><text:a xlink:type="simple" xlink:href="#__RefHeading___Toc2105_1851234632" text:style-name="Index_20_Link" text:visited-style-name="Index_20_Link">Clear Seam<text:tab/>30</text:a></text:p>
          <text:p text:style-name="P129"><text:a xlink:type="simple" xlink:href="#__RefHeading___Toc70332_3716474372" text:style-name="Index_20_Link" text:visited-style-name="Index_20_Link"><text:soft-page-break/>Seams from Islands<text:tab/>30</text:a></text:p>
          <text:p text:style-name="P129"><text:a xlink:type="simple" xlink:href="#__RefHeading___Toc70334_3716474372" text:style-name="Index_20_Link" text:visited-style-name="Index_20_Link">Unwrap Angle Based<text:tab/>30</text:a></text:p>
          <text:p text:style-name="P129"><text:a xlink:type="simple" xlink:href="#__RefHeading___Toc4756_2712896930" text:style-name="Index_20_Link" text:visited-style-name="Index_20_Link">Unwrap Conformal<text:tab/>30</text:a></text:p>
          <text:p text:style-name="P128"><text:a xlink:type="simple" xlink:href="#__RefHeading___Toc2111_1851234632" text:style-name="Index_20_Link" text:visited-style-name="Index_20_Link">UV Modify UV<text:tab/>30</text:a></text:p>
          <text:p text:style-name="P129"><text:a xlink:type="simple" xlink:href="#__RefHeading___Toc70336_3716474372" text:style-name="Index_20_Link" text:visited-style-name="Index_20_Link">Pin<text:tab/>30</text:a></text:p>
          <text:p text:style-name="P129"><text:a xlink:type="simple" xlink:href="#__RefHeading___Toc4760_2712896930" text:style-name="Index_20_Link" text:visited-style-name="Index_20_Link">Unpin<text:tab/>30</text:a></text:p>
          <text:p text:style-name="P129"><text:a xlink:type="simple" xlink:href="#__RefHeading___Toc70338_3716474372" text:style-name="Index_20_Link" text:visited-style-name="Index_20_Link">Weld<text:tab/>31</text:a></text:p>
          <text:p text:style-name="P129"><text:a xlink:type="simple" xlink:href="#__RefHeading___Toc70340_3716474372" text:style-name="Index_20_Link" text:visited-style-name="Index_20_Link">Remove Doubles UV<text:tab/>31</text:a></text:p>
          <text:p text:style-name="P129"><text:a xlink:type="simple" xlink:href="#__RefHeading___Toc70342_3716474372" text:style-name="Index_20_Link" text:visited-style-name="Index_20_Link">Average Island Scale<text:tab/>31</text:a></text:p>
          <text:p text:style-name="P129"><text:a xlink:type="simple" xlink:href="#__RefHeading___Toc70344_3716474372" text:style-name="Index_20_Link" text:visited-style-name="Index_20_Link">Pack Island<text:tab/>31</text:a></text:p>
          <text:p text:style-name="P129"><text:a xlink:type="simple" xlink:href="#__RefHeading___Toc2109_1851234632" text:style-name="Index_20_Link" text:visited-style-name="Index_20_Link">Copy mirrored UV Coordinates<text:tab/>31</text:a></text:p>
          <text:p text:style-name="P126"><text:a xlink:type="simple" xlink:href="#__RefHeading___Toc30382_710846562" text:style-name="Index_20_Link" text:visited-style-name="Index_20_Link">Toolbars Tools<text:tab/>31</text:a></text:p>
          <text:p text:style-name="P127"><text:a xlink:type="simple" xlink:href="#__RefHeading___Toc30514_3534856482" text:style-name="Index_20_Link" text:visited-style-name="Index_20_Link">Available Toolbars<text:tab/>31</text:a></text:p>
          <text:p text:style-name="P128"><text:a xlink:type="simple" xlink:href="#__RefHeading___Toc4774_2712896930" text:style-name="Index_20_Link" text:visited-style-name="Index_20_Link">Parent<text:tab/>31</text:a></text:p>
          <text:p text:style-name="P129"><text:a xlink:type="simple" xlink:href="#__RefHeading___Toc4776_2712896930" text:style-name="Index_20_Link" text:visited-style-name="Index_20_Link">Make Parent<text:tab/>31</text:a></text:p>
          <text:p text:style-name="P129"><text:a xlink:type="simple" xlink:href="#__RefHeading___Toc4778_2712896930" text:style-name="Index_20_Link" text:visited-style-name="Index_20_Link">Clear Parent<text:tab/>31</text:a></text:p>
          <text:p text:style-name="P128"><text:a xlink:type="simple" xlink:href="#__RefHeading___Toc4780_2712896930" text:style-name="Index_20_Link" text:visited-style-name="Index_20_Link">Object to Data<text:tab/>32</text:a></text:p>
          <text:p text:style-name="P129"><text:a xlink:type="simple" xlink:href="#__RefHeading___Toc4782_2712896930" text:style-name="Index_20_Link" text:visited-style-name="Index_20_Link">Make Single User<text:tab/>32</text:a></text:p>
          <text:p text:style-name="P129"><text:a xlink:type="simple" xlink:href="#__RefHeading___Toc4784_2712896930" text:style-name="Index_20_Link" text:visited-style-name="Index_20_Link">Link Data<text:tab/>32</text:a></text:p>
          <text:p text:style-name="P128"><text:a xlink:type="simple" xlink:href="#__RefHeading___Toc4786_2712896930" text:style-name="Index_20_Link" text:visited-style-name="Index_20_Link">Link to SCN<text:tab/>32</text:a></text:p>
          <text:p text:style-name="P129"><text:a xlink:type="simple" xlink:href="#__RefHeading___Toc4788_2712896930" text:style-name="Index_20_Link" text:visited-style-name="Index_20_Link">Link to SCN<text:tab/>32</text:a></text:p>
          <text:p text:style-name="P128"><text:a xlink:type="simple" xlink:href="#__RefHeading___Toc4790_2712896930" text:style-name="Index_20_Link" text:visited-style-name="Index_20_Link">Linked Objects<text:tab/>32</text:a></text:p>
          <text:p text:style-name="P129"><text:a xlink:type="simple" xlink:href="#__RefHeading___Toc4792_2712896930" text:style-name="Index_20_Link" text:visited-style-name="Index_20_Link">Make Local<text:tab/>32</text:a></text:p>
          <text:p text:style-name="P129"><text:a xlink:type="simple" xlink:href="#__RefHeading___Toc30542_3534856482" text:style-name="Index_20_Link" text:visited-style-name="Index_20_Link">Make Library Override<text:tab/>32</text:a></text:p>
          <text:p text:style-name="P128"><text:a xlink:type="simple" xlink:href="#__RefHeading___Toc4794_2712896930" text:style-name="Index_20_Link" text:visited-style-name="Index_20_Link">Join<text:tab/>32</text:a></text:p>
          <text:p text:style-name="P129"><text:a xlink:type="simple" xlink:href="#__RefHeading___Toc4796_2712896930" text:style-name="Index_20_Link" text:visited-style-name="Index_20_Link">Join<text:tab/>32</text:a></text:p>
          <text:p text:style-name="P128"><text:a xlink:type="simple" xlink:href="#__RefHeading___Toc4798_2712896930" text:style-name="Index_20_Link" text:visited-style-name="Index_20_Link">Origin<text:tab/>33</text:a></text:p>
          <text:p text:style-name="P129"><text:a xlink:type="simple" xlink:href="#__RefHeading___Toc30550_35348564821" text:style-name="Index_20_Link" text:visited-style-name="Index_20_Link">Set Geometry to Origin<text:tab/>33</text:a></text:p>
          <text:p text:style-name="P129"><text:a xlink:type="simple" xlink:href="#__RefHeading___Toc30552_35348564821" text:style-name="Index_20_Link" text:visited-style-name="Index_20_Link">Set Origin to Geometry<text:tab/>33</text:a></text:p>
          <text:p text:style-name="P129"><text:a xlink:type="simple" xlink:href="#__RefHeading___Toc4800_2712896930" text:style-name="Index_20_Link" text:visited-style-name="Index_20_Link">Set Origin to 3D cursor<text:tab/>33</text:a></text:p>
          <text:p text:style-name="P129"><text:a xlink:type="simple" xlink:href="#__RefHeading___Toc4802_2712896930" text:style-name="Index_20_Link" text:visited-style-name="Index_20_Link">Set Origin to Center of Mass<text:tab/>33</text:a></text:p>
          <text:p text:style-name="P129"><text:a xlink:type="simple" xlink:href="#__RefHeading___Toc4837_2780832351" text:style-name="Index_20_Link" text:visited-style-name="Index_20_Link">Set Origin to Center of Volume<text:tab/>33</text:a></text:p>
          <text:p text:style-name="P128"><text:a xlink:type="simple" xlink:href="#__RefHeading___Toc4804_2712896930" text:style-name="Index_20_Link" text:visited-style-name="Index_20_Link">Shading<text:tab/>33</text:a></text:p>
          <text:p text:style-name="P129"><text:a xlink:type="simple" xlink:href="#__RefHeading___Toc4806_2712896930" text:style-name="Index_20_Link" text:visited-style-name="Index_20_Link">Shade Smooth<text:tab/>33</text:a></text:p>
          <text:p text:style-name="P129"><text:a xlink:type="simple" xlink:href="#__RefHeading___Toc5336_3637428145" text:style-name="Index_20_Link" text:visited-style-name="Index_20_Link">Shade Smooth by Angle<text:tab/>33</text:a></text:p>
          <text:p text:style-name="P129"><text:a xlink:type="simple" xlink:href="#__RefHeading___Toc30560_35348564821" text:style-name="Index_20_Link" text:visited-style-name="Index_20_Link">Shade Flat<text:tab/>33</text:a></text:p>
          <text:p text:style-name="P128"><text:a xlink:type="simple" xlink:href="#__RefHeading___Toc4808_2712896930" text:style-name="Index_20_Link" text:visited-style-name="Index_20_Link">Data Transfer<text:tab/>33</text:a></text:p>
          <text:p text:style-name="P129"><text:a xlink:type="simple" xlink:href="#__RefHeading___Toc4810_2712896930" text:style-name="Index_20_Link" text:visited-style-name="Index_20_Link">Transfer Mesh Data<text:tab/>33</text:a></text:p>
          <text:p text:style-name="P129"><text:a xlink:type="simple" xlink:href="#__RefHeading___Toc30564_3534856482" text:style-name="Index_20_Link" text:visited-style-name="Index_20_Link">Transfer Mesh Data Layout<text:tab/>33</text:a></text:p>
          <text:p text:style-name="P129"><text:a xlink:type="simple" xlink:href="#__RefHeading___Toc4812_2712896930" text:style-name="Index_20_Link" text:visited-style-name="Index_20_Link">Join UV's<text:tab/>34</text:a></text:p>
          <text:p text:style-name="P128"><text:a xlink:type="simple" xlink:href="#__RefHeading___Toc30518_3534856482" text:style-name="Index_20_Link" text:visited-style-name="Index_20_Link">Relations<text:tab/>34</text:a></text:p>
          <text:p text:style-name="P128"><text:a xlink:type="simple" xlink:href="#__RefHeading___Toc4814_2712896930" text:style-name="Index_20_Link" text:visited-style-name="Index_20_Link">Make Vertex Parent<text:tab/>34</text:a></text:p>
          <text:p text:style-name="P126"><text:a xlink:type="simple" xlink:href="#__RefHeading___Toc2571_896025203" text:style-name="Index_20_Link" text:visited-style-name="Index_20_Link">Toolbars Animation<text:tab/>34</text:a></text:p>
          <text:p text:style-name="P127"><text:a xlink:type="simple" xlink:href="#__RefHeading___Toc860_40896659111" text:style-name="Index_20_Link" text:visited-style-name="Index_20_Link">Available Toolbars<text:tab/>34</text:a></text:p>
          <text:p text:style-name="P128"><text:a xlink:type="simple" xlink:href="#__RefHeading___Toc2573_896025203" text:style-name="Index_20_Link" text:visited-style-name="Index_20_Link">Keyframes<text:tab/>34</text:a></text:p>
          <text:p text:style-name="P129"><text:a xlink:type="simple" xlink:href="#__RefHeading___Toc2575_896025203" text:style-name="Index_20_Link" text:visited-style-name="Index_20_Link">Insert Keyframe Menu<text:tab/>34</text:a></text:p>
          <text:p text:style-name="P129"><text:a xlink:type="simple" xlink:href="#__RefHeading___Toc2577_896025203" text:style-name="Index_20_Link" text:visited-style-name="Index_20_Link">Delete Keyframe<text:tab/>35</text:a></text:p>
          <text:p text:style-name="P129"><text:a xlink:type="simple" xlink:href="#__RefHeading___Toc2579_896025203" text:style-name="Index_20_Link" text:visited-style-name="Index_20_Link">Bake Action<text:tab/>35</text:a></text:p>
          <text:p text:style-name="P129"><text:a xlink:type="simple" xlink:href="#__RefHeading___Toc2581_896025203" text:style-name="Index_20_Link" text:visited-style-name="Index_20_Link">Remove Animation<text:tab/>35</text:a></text:p>
          <text:p text:style-name="P129"><text:a xlink:type="simple" xlink:href="#__RefHeading___Toc2583_896025203" text:style-name="Index_20_Link" text:visited-style-name="Index_20_Link">Calculate Object Paths<text:tab/>35</text:a></text:p>
          <text:p text:style-name="P129"><text:a xlink:type="simple" xlink:href="#__RefHeading___Toc2585_896025203" text:style-name="Index_20_Link" text:visited-style-name="Index_20_Link">Clear Object Paths<text:tab/>35</text:a></text:p>
          <text:p text:style-name="P128"><text:a xlink:type="simple" xlink:href="#__RefHeading___Toc2597_896025203" text:style-name="Index_20_Link" text:visited-style-name="Index_20_Link">Play<text:tab/>35</text:a></text:p>
          <text:p text:style-name="P129"><text:a xlink:type="simple" xlink:href="#__RefHeading___Toc2601_896025203" text:style-name="Index_20_Link" text:visited-style-name="Index_20_Link">Jump to Endpoint<text:tab/>35</text:a></text:p>
          <text:p text:style-name="P129"><text:a xlink:type="simple" xlink:href="#__RefHeading___Toc2603_896025203" text:style-name="Index_20_Link" text:visited-style-name="Index_20_Link"><text:soft-page-break/>Jump to Keyframe<text:tab/>35</text:a></text:p>
          <text:p text:style-name="P129"><text:a xlink:type="simple" xlink:href="#__RefHeading___Toc2605_896025203" text:style-name="Index_20_Link" text:visited-style-name="Index_20_Link">Play Animation<text:tab/>35</text:a></text:p>
          <text:p text:style-name="P129"><text:a xlink:type="simple" xlink:href="#__RefHeading___Toc2607_896025203" text:style-name="Index_20_Link" text:visited-style-name="Index_20_Link">Play Animation<text:tab/>35</text:a></text:p>
          <text:p text:style-name="P129"><text:a xlink:type="simple" xlink:href="#__RefHeading___Toc2609_896025203" text:style-name="Index_20_Link" text:visited-style-name="Index_20_Link">Jump to Keyframe<text:tab/>35</text:a></text:p>
          <text:p text:style-name="P129"><text:a xlink:type="simple" xlink:href="#__RefHeading___Toc2611_896025203" text:style-name="Index_20_Link" text:visited-style-name="Index_20_Link">Jump to Endpoint<text:tab/>35</text:a></text:p>
          <text:p text:style-name="P129"><text:a xlink:type="simple" xlink:href="#__RefHeading___Toc4897_3727306145" text:style-name="Index_20_Link" text:visited-style-name="Index_20_Link">Current Frame<text:tab/>35</text:a></text:p>
          <text:p text:style-name="P128"><text:a xlink:type="simple" xlink:href="#__RefHeading___Toc2587_896025203" text:style-name="Index_20_Link" text:visited-style-name="Index_20_Link">Range<text:tab/>36</text:a></text:p>
          <text:p text:style-name="P129"><text:a xlink:type="simple" xlink:href="#__RefHeading___Toc2589_896025203" text:style-name="Index_20_Link" text:visited-style-name="Index_20_Link">Use Preview Range<text:tab/>36</text:a></text:p>
          <text:p text:style-name="P129"><text:a xlink:type="simple" xlink:href="#__RefHeading___Toc2591_896025203" text:style-name="Index_20_Link" text:visited-style-name="Index_20_Link">Lock Frame Selection to Range<text:tab/>36</text:a></text:p>
          <text:p text:style-name="P129"><text:a xlink:type="simple" xlink:href="#__RefHeading___Toc2593_896025203" text:style-name="Index_20_Link" text:visited-style-name="Index_20_Link">Frame Start<text:tab/>36</text:a></text:p>
          <text:p text:style-name="P129"><text:a xlink:type="simple" xlink:href="#__RefHeading___Toc2595_896025203" text:style-name="Index_20_Link" text:visited-style-name="Index_20_Link">Frame End<text:tab/>36</text:a></text:p>
          <text:p text:style-name="P128"><text:a xlink:type="simple" xlink:href="#__RefHeading___Toc2615_896025203" text:style-name="Index_20_Link" text:visited-style-name="Index_20_Link">Keying set<text:tab/>36</text:a></text:p>
          <text:p text:style-name="P129"><text:a xlink:type="simple" xlink:href="#__RefHeading___Toc4899_3727306145" text:style-name="Index_20_Link" text:visited-style-name="Index_20_Link">Insert Keyframe<text:tab/>36</text:a></text:p>
          <text:p text:style-name="P129"><text:a xlink:type="simple" xlink:href="#__RefHeading___Toc3986_2711970837" text:style-name="Index_20_Link" text:visited-style-name="Index_20_Link">Delete Keying set Keyframe<text:tab/>36</text:a></text:p>
          <text:p text:style-name="P129"><text:a xlink:type="simple" xlink:href="#__RefHeading___Toc3980_2711970837" text:style-name="Index_20_Link" text:visited-style-name="Index_20_Link">Use Keyframe Insert Auto<text:tab/>36</text:a></text:p>
          <text:p text:style-name="P129"><text:a xlink:type="simple" xlink:href="#__RefHeading___Toc3982_2711970837" text:style-name="Index_20_Link" text:visited-style-name="Index_20_Link">Keying set Drop down box<text:tab/>36</text:a></text:p>
          <text:p text:style-name="P128"><text:a xlink:type="simple" xlink:href="#__RefHeading___Toc2613_896025203" text:style-name="Index_20_Link" text:visited-style-name="Index_20_Link">Sync<text:tab/>36</text:a></text:p>
          <text:p text:style-name="P128"><text:a xlink:type="simple" xlink:href="#__RefHeading___Toc3473_2050733154" text:style-name="Index_20_Link" text:visited-style-name="Index_20_Link">Keyframe Type<text:tab/>36</text:a></text:p>
          <text:p text:style-name="P126"><text:a xlink:type="simple" xlink:href="#__RefHeading___Toc2625_896025203" text:style-name="Index_20_Link" text:visited-style-name="Index_20_Link">Toolbars Edit<text:tab/>37</text:a></text:p>
          <text:p text:style-name="P127"><text:a xlink:type="simple" xlink:href="#__RefHeading___Toc860_408966591111" text:style-name="Index_20_Link" text:visited-style-name="Index_20_Link">Available Toolbars<text:tab/>37</text:a></text:p>
          <text:p text:style-name="P128"><text:a xlink:type="simple" xlink:href="#__RefHeading___Toc2627_896025203" text:style-name="Index_20_Link" text:visited-style-name="Index_20_Link">Edit<text:tab/>37</text:a></text:p>
          <text:p text:style-name="P129"><text:a xlink:type="simple" xlink:href="#__RefHeading___Toc2629_896025203" text:style-name="Index_20_Link" text:visited-style-name="Index_20_Link">Dissolve Vertices<text:tab/>37</text:a></text:p>
          <text:p text:style-name="P129"><text:a xlink:type="simple" xlink:href="#__RefHeading___Toc2631_896025203" text:style-name="Index_20_Link" text:visited-style-name="Index_20_Link">Dissolve Edges<text:tab/>37</text:a></text:p>
          <text:p text:style-name="P129"><text:a xlink:type="simple" xlink:href="#__RefHeading___Toc2633_896025203" text:style-name="Index_20_Link" text:visited-style-name="Index_20_Link">Dissolve Faces<text:tab/>37</text:a></text:p>
          <text:p text:style-name="P129"><text:a xlink:type="simple" xlink:href="#__RefHeading___Toc2635_896025203" text:style-name="Index_20_Link" text:visited-style-name="Index_20_Link">Remove Doubles<text:tab/>37</text:a></text:p>
          <text:p text:style-name="P129"><text:a xlink:type="simple" xlink:href="#__RefHeading___Toc2637_896025203" text:style-name="Index_20_Link" text:visited-style-name="Index_20_Link">Limited Dissolve<text:tab/>37</text:a></text:p>
          <text:p text:style-name="P129"><text:a xlink:type="simple" xlink:href="#__RefHeading___Toc2639_896025203" text:style-name="Index_20_Link" text:visited-style-name="Index_20_Link">Dissolve Selection<text:tab/>37</text:a></text:p>
          <text:p text:style-name="P129"><text:a xlink:type="simple" xlink:href="#__RefHeading___Toc2641_896025203" text:style-name="Index_20_Link" text:visited-style-name="Index_20_Link">Edge Collapse<text:tab/>38</text:a></text:p>
          <text:p text:style-name="P129"><text:a xlink:type="simple" xlink:href="#__RefHeading___Toc2643_896025203" text:style-name="Index_20_Link" text:visited-style-name="Index_20_Link">Merge<text:tab/>38</text:a></text:p>
          <text:p text:style-name="P129"><text:a xlink:type="simple" xlink:href="#__RefHeading___Toc2645_896025203" text:style-name="Index_20_Link" text:visited-style-name="Index_20_Link">Separate<text:tab/>38</text:a></text:p>
          <text:p text:style-name="P129"><text:a xlink:type="simple" xlink:href="#__RefHeading___Toc2647_896025203" text:style-name="Index_20_Link" text:visited-style-name="Index_20_Link">Weight in Edit<text:tab/>38</text:a></text:p>
          <text:p text:style-name="P129"><text:a xlink:type="simple" xlink:href="#__RefHeading___Toc2649_896025203" text:style-name="Index_20_Link" text:visited-style-name="Index_20_Link">Normalize all<text:tab/>38</text:a></text:p>
          <text:p text:style-name="P129"><text:a xlink:type="simple" xlink:href="#__RefHeading___Toc2651_896025203" text:style-name="Index_20_Link" text:visited-style-name="Index_20_Link">Normalize<text:tab/>38</text:a></text:p>
          <text:p text:style-name="P129"><text:a xlink:type="simple" xlink:href="#__RefHeading___Toc2653_896025203" text:style-name="Index_20_Link" text:visited-style-name="Index_20_Link">Mirror<text:tab/>38</text:a></text:p>
          <text:p text:style-name="P129"><text:a xlink:type="simple" xlink:href="#__RefHeading___Toc2655_896025203" text:style-name="Index_20_Link" text:visited-style-name="Index_20_Link">Invert<text:tab/>38</text:a></text:p>
          <text:p text:style-name="P129"><text:a xlink:type="simple" xlink:href="#__RefHeading___Toc2657_896025203" text:style-name="Index_20_Link" text:visited-style-name="Index_20_Link">Clean<text:tab/>38</text:a></text:p>
          <text:p text:style-name="P129"><text:a xlink:type="simple" xlink:href="#__RefHeading___Toc2659_896025203" text:style-name="Index_20_Link" text:visited-style-name="Index_20_Link">Quantize<text:tab/>38</text:a></text:p>
          <text:p text:style-name="P129"><text:a xlink:type="simple" xlink:href="#__RefHeading___Toc2661_896025203" text:style-name="Index_20_Link" text:visited-style-name="Index_20_Link">Levels<text:tab/>38</text:a></text:p>
          <text:p text:style-name="P129"><text:a xlink:type="simple" xlink:href="#__RefHeading___Toc2663_896025203" text:style-name="Index_20_Link" text:visited-style-name="Index_20_Link">Smooth<text:tab/>38</text:a></text:p>
          <text:p text:style-name="P129"><text:a xlink:type="simple" xlink:href="#__RefHeading___Toc2665_896025203" text:style-name="Index_20_Link" text:visited-style-name="Index_20_Link">Limit Total<text:tab/>39</text:a></text:p>
          <text:p text:style-name="P128"><text:a xlink:type="simple" xlink:href="#__RefHeading___Toc2669_896025203" text:style-name="Index_20_Link" text:visited-style-name="Index_20_Link">Object Apply<text:tab/>39</text:a></text:p>
          <text:p text:style-name="P129"><text:a xlink:type="simple" xlink:href="#__RefHeading___Toc2671_896025203" text:style-name="Index_20_Link" text:visited-style-name="Index_20_Link">Apply Location<text:tab/>39</text:a></text:p>
          <text:p text:style-name="P129"><text:a xlink:type="simple" xlink:href="#__RefHeading___Toc2673_896025203" text:style-name="Index_20_Link" text:visited-style-name="Index_20_Link">Apply Rotation<text:tab/>39</text:a></text:p>
          <text:p text:style-name="P129"><text:a xlink:type="simple" xlink:href="#__RefHeading___Toc2675_896025203" text:style-name="Index_20_Link" text:visited-style-name="Index_20_Link">Apply Scale<text:tab/>39</text:a></text:p>
          <text:p text:style-name="P129"><text:a xlink:type="simple" xlink:href="#__RefHeading___Toc4901_3727306145" text:style-name="Index_20_Link" text:visited-style-name="Index_20_Link">Apply All<text:tab/>39</text:a></text:p>
          <text:p text:style-name="P129"><text:a xlink:type="simple" xlink:href="#__RefHeading___Toc2677_896025203" text:style-name="Index_20_Link" text:visited-style-name="Index_20_Link">Apply Rotation &amp; Scale<text:tab/>39</text:a></text:p>
          <text:p text:style-name="P129"><text:a xlink:type="simple" xlink:href="#__RefHeading___Toc2679_896025203" text:style-name="Index_20_Link" text:visited-style-name="Index_20_Link">Apply Visual Transform<text:tab/>39</text:a></text:p>
          <text:p text:style-name="P129"><text:a xlink:type="simple" xlink:href="#__RefHeading___Toc2681_896025203" text:style-name="Index_20_Link" text:visited-style-name="Index_20_Link">Apply Make Duplicates real<text:tab/>39</text:a></text:p>
          <text:p text:style-name="P128"><text:a xlink:type="simple" xlink:href="#__RefHeading___Toc30566_3534856482" text:style-name="Index_20_Link" text:visited-style-name="Index_20_Link">Object Apply Deltas<text:tab/>39</text:a></text:p>
          <text:p text:style-name="P129"><text:a xlink:type="simple" xlink:href="#__RefHeading___Toc30568_3534856482" text:style-name="Index_20_Link" text:visited-style-name="Index_20_Link">Location<text:tab/>39</text:a></text:p>
          <text:p text:style-name="P129"><text:a xlink:type="simple" xlink:href="#__RefHeading___Toc30570_3534856482" text:style-name="Index_20_Link" text:visited-style-name="Index_20_Link">Rotation<text:tab/>39</text:a></text:p>
          <text:p text:style-name="P129"><text:a xlink:type="simple" xlink:href="#__RefHeading___Toc30572_3534856482" text:style-name="Index_20_Link" text:visited-style-name="Index_20_Link">Scale<text:tab/>39</text:a></text:p>
          <text:p text:style-name="P129"><text:a xlink:type="simple" xlink:href="#__RefHeading___Toc30574_3534856482" text:style-name="Index_20_Link" text:visited-style-name="Index_20_Link">All<text:tab/>40</text:a></text:p>
          <text:p text:style-name="P129"><text:a xlink:type="simple" xlink:href="#__RefHeading___Toc30576_3534856482" text:style-name="Index_20_Link" text:visited-style-name="Index_20_Link"><text:soft-page-break/>Transforms to Delta Anims<text:tab/>40</text:a></text:p>
          <text:p text:style-name="P128"><text:a xlink:type="simple" xlink:href="#__RefHeading___Toc2683_896025203" text:style-name="Index_20_Link" text:visited-style-name="Index_20_Link">Object Clear<text:tab/>40</text:a></text:p>
          <text:p text:style-name="P129"><text:a xlink:type="simple" xlink:href="#__RefHeading___Toc2685_896025203" text:style-name="Index_20_Link" text:visited-style-name="Index_20_Link">Location<text:tab/>40</text:a></text:p>
          <text:p text:style-name="P129"><text:a xlink:type="simple" xlink:href="#__RefHeading___Toc2687_896025203" text:style-name="Index_20_Link" text:visited-style-name="Index_20_Link">Rotation<text:tab/>40</text:a></text:p>
          <text:p text:style-name="P129"><text:a xlink:type="simple" xlink:href="#__RefHeading___Toc2689_896025203" text:style-name="Index_20_Link" text:visited-style-name="Index_20_Link">Scale<text:tab/>40</text:a></text:p>
          <text:p text:style-name="P129"><text:a xlink:type="simple" xlink:href="#__RefHeading___Toc2691_896025203" text:style-name="Index_20_Link" text:visited-style-name="Index_20_Link">Origin<text:tab/>40</text:a></text:p>
          <text:p text:style-name="P126"><text:a xlink:type="simple" xlink:href="#__RefHeading___Toc2693_896025203" text:style-name="Index_20_Link" text:visited-style-name="Index_20_Link">Toolbars Misc<text:tab/>40</text:a></text:p>
          <text:p text:style-name="P127"><text:a xlink:type="simple" xlink:href="#__RefHeading___Toc860_4089665911111" text:style-name="Index_20_Link" text:visited-style-name="Index_20_Link">Available Toolbars<text:tab/>41</text:a></text:p>
          <text:p text:style-name="P127"><text:a xlink:type="simple" xlink:href="#__RefHeading___Toc5309_2040432889" text:style-name="Index_20_Link" text:visited-style-name="Index_20_Link">Viewport<text:tab/>41</text:a></text:p>
          <text:p text:style-name="P128"><text:a xlink:type="simple" xlink:href="#__RefHeading___Toc2695_896025203" text:style-name="Index_20_Link" text:visited-style-name="Index_20_Link">Undo / Redo<text:tab/>41</text:a></text:p>
          <text:p text:style-name="P129"><text:a xlink:type="simple" xlink:href="#__RefHeading___Toc70346_3716474372" text:style-name="Index_20_Link" text:visited-style-name="Index_20_Link">Undo<text:tab/>41</text:a></text:p>
          <text:p text:style-name="P129"><text:a xlink:type="simple" xlink:href="#__RefHeading___Toc2699_8960252031" text:style-name="Index_20_Link" text:visited-style-name="Index_20_Link">Redo<text:tab/>41</text:a></text:p>
          <text:p text:style-name="P128"><text:a xlink:type="simple" xlink:href="#__RefHeading___Toc70348_3716474372" text:style-name="Index_20_Link" text:visited-style-name="Index_20_Link">Undo History<text:tab/>41</text:a></text:p>
          <text:p text:style-name="P129"><text:a xlink:type="simple" xlink:href="#__RefHeading___Toc70350_3716474372" text:style-name="Index_20_Link" text:visited-style-name="Index_20_Link">Undo History<text:tab/>41</text:a></text:p>
          <text:p text:style-name="P128"><text:a xlink:type="simple" xlink:href="#__RefHeading___Toc70352_3716474372" text:style-name="Index_20_Link" text:visited-style-name="Index_20_Link">Repeat<text:tab/>41</text:a></text:p>
          <text:p text:style-name="P129"><text:a xlink:type="simple" xlink:href="#__RefHeading___Toc70354_3716474372" text:style-name="Index_20_Link" text:visited-style-name="Index_20_Link">Repeat<text:tab/>41</text:a></text:p>
          <text:p text:style-name="P129"><text:a xlink:type="simple" xlink:href="#__RefHeading___Toc2705_896025203" text:style-name="Index_20_Link" text:visited-style-name="Index_20_Link">Repeat History<text:tab/>41</text:a></text:p>
          <text:p text:style-name="P128"><text:a xlink:type="simple" xlink:href="#__RefHeading___Toc4614_3330988324" text:style-name="Index_20_Link" text:visited-style-name="Index_20_Link">Scene<text:tab/>41</text:a></text:p>
          <text:p text:style-name="P128"><text:a xlink:type="simple" xlink:href="#__RefHeading___Toc4939_1780796704" text:style-name="Index_20_Link" text:visited-style-name="Index_20_Link">View Layer<text:tab/>42</text:a></text:p>
          <text:p text:style-name="P128"><text:a xlink:type="simple" xlink:href="#__RefHeading___Toc4839_2780832351" text:style-name="Index_20_Link" text:visited-style-name="Index_20_Link">Adjust last Operation<text:tab/>42</text:a></text:p>
          <text:p text:style-name="P128"><text:a xlink:type="simple" xlink:href="#__RefHeading___Toc5084_1286517654" text:style-name="Index_20_Link" text:visited-style-name="Index_20_Link">Operatorsearch<text:tab/>42</text:a></text:p>
          <text:p text:style-name="P129"><text:a xlink:type="simple" xlink:href="#__RefHeading___Toc5053_1739096030" text:style-name="Index_20_Link" text:visited-style-name="Index_20_Link">Search Menu<text:tab/>42</text:a></text:p>
          <text:p text:style-name="P128"><text:a xlink:type="simple" xlink:href="#__RefHeading___Toc5084_12865176541" text:style-name="Index_20_Link" text:visited-style-name="Index_20_Link">Search Operator<text:tab/>42</text:a></text:p>
          <text:p text:style-name="P128"><text:a xlink:type="simple" xlink:href="#__RefHeading___Toc2707_896025203" text:style-name="Index_20_Link" text:visited-style-name="Index_20_Link">Info<text:tab/>43</text:a></text:p>
        </text:index-body>
      </text:table-of-content>
      <text:p text:style-name="P30"/>
      <text:p text:style-name="P30"/>
      <text:p text:style-name="P30"/>
      <text:p text:style-name="P31"/>
      <table:table table:name="Tabelle1" table:style-name="Tabelle1">
        <table:table-column table:style-name="Tabelle1.A"/>
        <table:table-row>
          <table:table-cell table:style-name="Tabelle1.A1" office:value-type="string">
            <text:h text:style-name="P141"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16.101cm" svg:height="0.469cm" draw:z-index="0"><draw:image xlink:href="Pictures/10000001000003B70000001CE0475336.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3" text:outline-level="2"><text:bookmark-start text:name="__RefHeading___Toc466_965822318"/><text:soft-page-break/>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table-cell table:style-name="Tabelle3.A1" office:value-type="string">
            <text:h text:style-name="P142" text:outline-level="1"><text:bookmark-start text:name="__RefHeading___Toc468_965822318"/>Menus<text:bookmark-end text:name="__RefHeading___Toc468_965822318"/></text:h>
          </table:table-cell>
        </table:table-row>
      </table:table>
      <text:p text:style-name="P18"><draw:frame draw:style-name="fr1" draw:name="Bild6" text:anchor-type="paragraph" svg:y="0.483cm" svg:width="3.96cm" svg:height="5.98cm" draw:z-index="3"><draw:image xlink:href="Pictures/10000001000000EA00000161BF782B2F.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001000000E2000001449AC555EB.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
      <text:p text:style-name="P33"/>
      <text:p text:style-name="P33"/>
      <table:table table:name="Tabelle13" table:style-name="Tabelle13">
        <table:table-column table:style-name="Tabelle13.A"/>
        <text:soft-page-break/>
        <table:table-row>
          <table:table-cell table:style-name="Tabelle13.A1" office:value-type="string">
            <text:h text:style-name="P146" text:outline-level="1"><text:bookmark-start text:name="__RefHeading___Toc3501_388915669"/>Bforartists <text:span text:style-name="T62">Settings </text:span>add-on<text:bookmark-end text:name="__RefHeading___Toc3501_388915669"/></text:h>
          </table:table-cell>
        </table:table-row>
      </table:table>
      <text:p text:style-name="P16"><draw:frame draw:style-name="fr19" draw:name="Image1" text:anchor-type="char" svg:x="6.429cm" svg:y="0.443cm" svg:width="11.894cm" svg:height="9.372cm" draw:z-index="119"><draw:image xlink:href="Pictures/1000000000000294000002087DBCB5C7.png" xlink:type="simple" xlink:show="embed" xlink:actuate="onLoad" draw:mime-type="image/png"/></draw:frame></text:p>
      <text:p text:style-name="Text_20_body">The settings for the toolbar needs to be stored somewhere. This is done in an add-on called <text:s/>Bforartists <text:span text:style-name="T62">Settings</text:span>. </text:p>
      <text:p text:style-name="P104">This add-on contains the same check boxes than the single toolbars menus in the toolbar. But all of them at once. </text:p>
      <text:p text:style-name="P135">Changing a setting here will automatically save the user preferences.</text:p>
      <text:p text:style-name="P34"/>
      <text:p text:style-name="P34"/>
      <text:p text:style-name="P32"/>
      <text:p text:style-name="P32"/>
      <text:p text:style-name="P16"/>
      <table:table table:name="Tabelle14" table:style-name="Tabelle14">
        <table:table-column table:style-name="Tabelle14.A"/>
        <table:table-row>
          <table:table-cell table:style-name="Tabelle14.A1" office:value-type="string">
            <text:p text:style-name="P35">Warning! </text:p>
          </table:table-cell>
        </table:table-row>
        <table:table-row>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table-cell table:style-name="Tabelle4.A1" office:value-type="string">
            <text:h text:style-name="P147"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0010000010B000000D9946A6750.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001000000AA00000063D06860B0.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2C95FF5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Text_20_body"><draw:frame draw:style-name="fr2" draw:name="Bild13" text:anchor-type="paragraph" svg:x="13.152cm" svg:y="0.279cm" svg:width="5.549cm" svg:height="2.281cm" draw:z-index="8"><draw:image xlink:href="Pictures/100000010000013B00000081CA4EE650.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table-cell table:style-name="Tabelle15.A1" office:value-type="string">
            <text:h text:style-name="P146"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7"><draw:image xlink:href="Pictures/10000001000002950000022739340127.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8"><draw:image xlink:href="Pictures/10000001000001000000019F23C31CE8.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5"/>
      <table:table table:name="Tabelle2" table:style-name="Tabelle2">
        <table:table-column table:style-name="Tabelle2.A"/>
        <table:table-row>
          <table:table-cell table:style-name="Tabelle2.A1" office:value-type="string">
            <text:h text:style-name="P142" text:outline-level="1"><text:bookmark-start text:name="__RefHeading___Toc478_965822318"/>Toolbar Types<text:bookmark-end text:name="__RefHeading___Toc478_965822318"/></text:h>
          </table:table-cell>
        </table:table-row>
      </table:table>
      <text:p text:style-name="P3"/>
      <text:p text:style-name="P7"><draw:frame draw:style-name="fr1" draw:name="Bild5" text:anchor-type="paragraph" svg:y="0.46cm" svg:width="3.96cm" svg:height="5.98cm" draw:z-index="2"><draw:image xlink:href="Pictures/10000001000000EA00000161BF782B2F.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6" draw:name="Bild2" text:anchor-type="paragraph" svg:y="0.303cm" svg:width="17.69cm" svg:height="2.72cm" draw:z-index="1"><draw:image xlink:href="Pictures/1000000100000571000000D6FA63F958.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6" draw:name="Bild4" text:anchor-type="paragraph" svg:y="0.314cm" svg:width="15.229cm" svg:height="0.43cm" draw:z-index="98"><draw:image xlink:href="Pictures/10000001000003B30000001B64DA3709.png" xlink:type="simple" xlink:show="embed" xlink:actuate="onLoad" draw:mime-type="image/png"/></draw:frame></text:p>
      <text:p text:style-name="Text_20_body"><draw:frame draw:style-name="fr6" draw:name="Bild53" text:anchor-type="paragraph" svg:y="0.314cm" svg:width="17.87cm" svg:height="0.43cm" draw:z-index="101"><draw:image xlink:href="Pictures/10000001000004570000001B1A2CA255.png" xlink:type="simple" xlink:show="embed" xlink:actuate="onLoad" draw:mime-type="image/png"/></draw:frame></text:p>
      <text:p text:style-name="Text_20_body"/>
      <text:p text:style-name="Text_20_body"><text:soft-page-break/></text:p>
      <text:p text:style-name="Text_20_body"/>
      <table:table table:name="Tabelle5" table:style-name="Tabelle5">
        <table:table-column table:style-name="Tabelle5.A"/>
        <table:table-row>
          <table:table-cell table:style-name="Tabelle5.A1" office:value-type="string">
            <text:h text:style-name="P143"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4" draw:name="Bild15" text:anchor-type="paragraph" svg:width="3.761cm" svg:height="6.249cm" draw:z-index="9"><draw:image xlink:href="Pictures/10000001000000DE00000171DACA107A.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5" draw:name="Bild16" text:anchor-type="paragraph" svg:x="0.399cm" svg:y="0.268cm" svg:width="16.17cm" svg:height="0.439cm" draw:z-index="10"><draw:image xlink:href="Pictures/10000001000003BB0000001A8A0D5223.png" xlink:type="simple" xlink:show="embed" xlink:actuate="onLoad" draw:mime-type="image/png"/></draw:frame></text:p>
      <text:h text:style-name="P154"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001000000A10000001A2C390080.png" xlink:type="simple" xlink:show="embed" xlink:actuate="onLoad" draw:mime-type="image/png"/></draw:frame><text:bookmark-start text:name="__RefHeading___Toc484_965822318"/>Load / Save<text:bookmark-end text:name="__RefHeading___Toc484_965822318"/></text:h>
      <text:p text:style-name="P63">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4" draw:name="Bild7" text:anchor-type="paragraph" svg:width="3.099cm" svg:height="2.57cm" draw:z-index="99"><draw:image xlink:href="Pictures/10000001000000B7000000989909B43C.png" xlink:type="simple" xlink:show="embed" xlink:actuate="onLoad" draw:mime-type="image/png"/></draw:frame><text:bookmark-start text:name="__RefHeading___Toc5028_3884546386"/>New from Template<text:bookmark-end text:name="__RefHeading___Toc5028_3884546386"/></text:h>
      <text:p text:style-name="P100">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4" draw:name="Bild18" text:anchor-type="paragraph" svg:width="2.649cm" svg:height="1.341cm" draw:z-index="60"><draw:image xlink:href="Pictures/10000001000000960000004C09C71AE5.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Save Blend File<text:bookmark-end text:name="__RefHeading___Toc3890_2711970837"/></text:h>
      <text:p text:style-name="P9">Save a Blend file.</text:p>
      <text:h text:style-name="Heading_20_4" text:outline-level="4"><text:bookmark-start text:name="__RefHeading___Toc3892_2711970837"/><text:soft-page-break/>Save As Blend File<text:bookmark-end text:name="__RefHeading___Toc3892_2711970837"/></text:h>
      <text:p text:style-name="P9">Save a Blend file as.</text:p>
      <text:h text:style-name="Heading_20_4" text:outline-level="4"><text:bookmark-start text:name="__RefHeading___Toc3894_2711970837"/>Save Copy<text:bookmark-end text:name="__RefHeading___Toc3894_2711970837"/></text:h>
      <text:p text:style-name="P9">Saves a copy of the Blend file. </text:p>
      <text:p text:style-name="Horizontal_20_Line"/>
      <text:h text:style-name="Heading_20_3" text:outline-level="3"><draw:frame draw:style-name="fr1" draw:name="Bild107" text:anchor-type="paragraph" svg:y="0.078cm" svg:width="3.47cm" svg:height="2.641cm" draw:z-index="96"><draw:image xlink:href="Pictures/10000001000000CD0000009CB4E23EB5.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7">Reload the saved file.</text:p>
      <text:h text:style-name="Heading_20_4" text:outline-level="4"><text:bookmark-start text:name="__RefHeading___Toc5047_1739096030"/>Recover<text:bookmark-end text:name="__RefHeading___Toc5047_1739096030"/></text:h>
      <text:p text:style-name="P97">Reload a startup file from one of the templates.</text:p>
      <text:h text:style-name="Heading_20_4" text:outline-level="4"><text:bookmark-start text:name="__RefHeading___Toc5049_1739096030"/>Recover Last Session<text:bookmark-end text:name="__RefHeading___Toc5049_1739096030"/></text:h>
      <text:p text:style-name="P97">Open the last closed file, which is stored in the quit.blend.</text:p>
      <text:h text:style-name="Heading_20_4" text:outline-level="4"><text:bookmark-start text:name="__RefHeading___Toc5051_1739096030"/>Recover Autosave<text:bookmark-end text:name="__RefHeading___Toc5051_1739096030"/></text:h>
      <text:p text:style-name="P97">Open an automatically saved file to recover it. Like after a crash. See Preferences , Save &amp; Load , Autosave</text:p>
      <text:p text:style-name="P22"/>
      <text:h text:style-name="Heading_20_3" text:outline-level="3"><draw:frame draw:style-name="fr14" draw:name="Bild19" text:anchor-type="paragraph" svg:x="17.039cm" svg:y="0.363cm" svg:width="1.552cm" svg:height="0.988cm" draw:z-index="71"><draw:image xlink:href="Pictures/100000010000002C0000001C49FDC05F.png" xlink:type="simple" xlink:show="embed" xlink:actuate="onLoad" draw:mime-type="image/png"/></draw:frame><text:bookmark-start text:name="__RefHeading___Toc4679_1861851957"/>Link Append<text:bookmark-end text:name="__RefHeading___Toc4679_1861851957"/></text:h>
      <text:p text:style-name="P64">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1" draw:name="Bild87" text:anchor-type="paragraph" svg:y="0.028cm" svg:width="3.739cm" svg:height="4.3cm" draw:z-index="69"><draw:image xlink:href="Pictures/10000001000000DD000000FEFB54218B.png" xlink:type="simple" xlink:show="embed" xlink:actuate="onLoad" draw:mime-type="image/png"/></draw:frame><text:bookmark-start text:name="__RefHeading___Toc498_965822318"/>Import Menu<text:bookmark-end text:name="__RefHeading___Toc498_965822318"/></text:h>
      <text:p text:style-name="P80">The Import menu is the same menu that you can find in the File menu of the Info editor. It contains all available file import types.</text:p>
      <text:p text:style-name="P168">Note that im- and exporters are partially addons that can be disabled. So some content might miss.</text:p>
      <text:p text:style-name="P78"/>
      <text:p text:style-name="P78"/>
      <text:p text:style-name="P78"/>
      <text:p text:style-name="P78"><text:soft-page-break/></text:p>
      <text:p text:style-name="Horizontal_20_Line"/>
      <text:h text:style-name="Heading_20_3" text:outline-level="3"><draw:frame draw:style-name="fr1" draw:name="Bild88" text:anchor-type="paragraph" svg:y="0.071cm" svg:width="5.061cm" svg:height="4.71cm" draw:z-index="70"><draw:image xlink:href="Pictures/100000010000012B00000116DA03BF01.png" xlink:type="simple" xlink:show="embed" xlink:actuate="onLoad" draw:mime-type="image/png"/></draw:frame><text:bookmark-start text:name="__RefHeading___Toc4681_1861851957"/>Export Menu<text:bookmark-end text:name="__RefHeading___Toc4681_1861851957"/></text:h>
      <text:p text:style-name="P80">The Export menu is the same menu that you can find in the File menu of the Info editor.</text:p>
      <text:p text:style-name="P80">It contains all available file export types.</text:p>
      <text:p text:style-name="P168">Note that im- and exporters are partially addons that can be disabled. So some content might miss.</text:p>
      <text:p text:style-name="P168"/>
      <text:p text:style-name="Horizontal_20_Line"/>
      <text:h text:style-name="Heading_20_3" text:outline-level="3"><draw:frame draw:style-name="fr4" draw:name="Bild20" text:anchor-type="paragraph" svg:width="2.26cm" svg:height="0.99cm" draw:z-index="12"><draw:image xlink:href="Pictures/10000001000000400000001C9458BA83.png" xlink:type="simple" xlink:show="embed" xlink:actuate="onLoad" draw:mime-type="image/png"/></draw:frame><text:bookmark-start text:name="__RefHeading___Toc504_965822318"/>Import Common<text:bookmark-end text:name="__RefHeading___Toc504_965822318"/></text:h>
      <text:p text:style-name="P63">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2"><draw:image xlink:href="Pictures/10000001000000540000001CA14D3737.png" xlink:type="simple" xlink:show="embed" xlink:actuate="onLoad" draw:mime-type="image/png"/></draw:frame><text:bookmark-start text:name="__RefHeading___Toc4687_1861851957"/>Import Common<text:span text:style-name="T25"> 2</text:span><text:bookmark-end text:name="__RefHeading___Toc4687_1861851957"/></text:h>
      <text:p text:style-name="P64">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1">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Import <text:span text:style-name="T31">g</text:span><text:span text:style-name="T58">l</text:span><text:span text:style-name="T31">TF2</text:span><text:bookmark-end text:name="__RefHeading___Toc4693_1861851957"/></text:h>
      <text:p text:style-name="P20">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EB3A1E3B.png" xlink:type="simple" xlink:show="embed" xlink:actuate="onLoad" draw:mime-type="image/png"/></draw:frame><text:bookmark-start text:name="__RefHeading___Toc516_965822318"/><text:soft-page-break/>Import Uncommon<text:bookmark-end text:name="__RefHeading___Toc516_965822318"/></text:h>
      <text:p text:style-name="P63">The original menu items are in the File menu of the Info editor.</text:p>
      <text:h text:style-name="Heading_20_4" text:outline-level="4"><text:bookmark-start text:name="__RefHeading___Toc3900_2711970837"/>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1" draw:name="Bild22" text:anchor-type="paragraph" svg:y="0.303cm" svg:width="2.33cm" svg:height="0.99cm" draw:z-index="14"><draw:image xlink:href="Pictures/10000001000000420000001C251970A2.png" xlink:type="simple" xlink:show="embed" xlink:actuate="onLoad" draw:mime-type="image/png"/></draw:frame><text:bookmark-start text:name="__RefHeading___Toc518_965822318"/>Export Common<text:bookmark-end text:name="__RefHeading___Toc518_965822318"/></text:h>
      <text:p text:style-name="P63">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1" draw:name="Bild90" text:anchor-type="paragraph" svg:y="0.303cm" svg:width="2.17cm" svg:height="0.46cm" draw:z-index="73"><draw:image xlink:href="Pictures/10000001000000800000001BCBB49628.png" xlink:type="simple" xlink:show="embed" xlink:actuate="onLoad" draw:mime-type="image/png"/></draw:frame><text:bookmark-start text:name="__RefHeading___Toc4701_1861851957"/>Export Common<text:span text:style-name="T25"> 2</text:span><text:bookmark-end text:name="__RefHeading___Toc4701_1861851957"/></text:h>
      <text:p text:style-name="P64">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1">Exports a grease pencil object as an svg file.</text:p>
      <text:h text:style-name="Heading_20_4" text:outline-level="4"><text:bookmark-start text:name="__RefHeading___Toc5297_4246895728"/>Export Grease Pencil to PDF<text:bookmark-end text:name="__RefHeading___Toc5297_4246895728"/></text:h>
      <text:p text:style-name="P111">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Export BVH<text:bookmark-end text:name="__RefHeading___Toc4705_1861851957"/></text:h>
      <text:p text:style-name="P49">Export as BVH Motion Capture file.</text:p>
      <text:h text:style-name="Heading_20_4" text:outline-level="4"><text:bookmark-start text:name="__RefHeading___Toc5108_1367871154"/><text:soft-page-break/>Export USD<text:bookmark-end text:name="__RefHeading___Toc5108_1367871154"/></text:h>
      <text:p text:style-name="P103"><text:span text:style-name="T8">Export as </text:span><text:span text:style-name="T52">USD</text:span><text:span text:style-name="T8"> file.</text:span></text:p>
      <text:h text:style-name="Heading_20_4" text:outline-level="4"><text:bookmark-start text:name="__RefHeading___Toc4707_1861851957"/>Export <text:span text:style-name="T31">gITF2</text:span><text:bookmark-end text:name="__RefHeading___Toc4707_1861851957"/></text:h>
      <text:p text:style-name="P49">Export as <text:span text:style-name="T31">gITF2</text:span> file.</text:p>
      <text:p text:style-name="P79"/>
      <text:h text:style-name="Heading_20_3" text:outline-level="3"><draw:frame draw:style-name="fr9" draw:name="Bild23" text:anchor-type="paragraph" svg:width="1.52cm" svg:height="0.91cm" draw:z-index="15"><draw:image xlink:href="Pictures/100000010000002D0000001B00C16C2F.png" xlink:type="simple" xlink:show="embed" xlink:actuate="onLoad" draw:mime-type="image/png"/></draw:frame><text:bookmark-start text:name="__RefHeading___Toc808_408966591"/>Export <text:span text:style-name="T8">Unc</text:span>ommon<text:bookmark-end text:name="__RefHeading___Toc808_408966591"/></text:h>
      <text:p text:style-name="P63">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1" draw:name="Bild24" text:anchor-type="paragraph" svg:y="0.034cm" svg:width="1.762cm" svg:height="0.988cm" draw:z-index="16"><draw:image xlink:href="Pictures/10000001000000320000001C260B43FA.png" xlink:type="simple" xlink:show="embed" xlink:actuate="onLoad" draw:mime-type="image/png"/></draw:frame><text:bookmark-start text:name="__RefHeading___Toc520_965822318"/>Render<text:bookmark-end text:name="__RefHeading___Toc520_965822318"/></text:h>
      <text:p text:style-name="P63">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001000000300000001B2AEF5021.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001000000490000001C648D3CA6.png" xlink:type="simple" xlink:show="embed" xlink:actuate="onLoad" draw:mime-type="image/png"/></draw:frame><text:bookmark-start text:name="__RefHeading___Toc524_965822318"/>Render Misc<text:bookmark-end text:name="__RefHeading___Toc524_965822318"/></text:h>
      <text:p text:style-name="P63">The original menu items are in the Render menu of the Info editor.</text:p>
      <text:h text:style-name="Heading_20_4" text:outline-level="4"><text:bookmark-start text:name="__RefHeading___Toc3912_2711970837"/>Mixdown Audio<text:bookmark-end text:name="__RefHeading___Toc3912_2711970837"/></text:h>
      <text:p text:style-name="P50">Mixdown and export the scene's audio to an audio file.</text:p>
      <text:h text:style-name="Heading_20_4" text:outline-level="4"><text:bookmark-start text:name="__RefHeading___Toc3914_2711970837"/><text:soft-page-break/>Show/ Hide Render view<text:bookmark-end text:name="__RefHeading___Toc3914_2711970837"/></text:h>
      <text:p text:style-name="P50">Toggles display of Render view.</text:p>
      <text:h text:style-name="Heading_20_4" text:outline-level="4"><text:bookmark-start text:name="__RefHeading___Toc3916_2711970837"/>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table-cell table:style-name="Tabelle6.A1" office:value-type="string">
            <text:h text:style-name="P144"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3" draw:name="Bild27" text:anchor-type="paragraph" svg:x="14.665cm" svg:y="0.161cm" svg:width="3.791cm" svg:height="5.211cm" draw:z-index="19"><draw:image xlink:href="Pictures/10000001000000E000000134DB7D379B.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
      <text:p text:style-name="Text_20_body"><draw:frame draw:style-name="fr12" draw:name="Bild8" text:anchor-type="paragraph" svg:x="-0.079cm" svg:y="0.062cm" svg:width="15.48cm" svg:height="0.46cm" draw:z-index="100"><draw:image xlink:href="Pictures/10000001000003920000001B0F618115.png" xlink:type="simple" xlink:show="embed" xlink:actuate="onLoad" draw:mime-type="image/png"/></draw:frame></text:p>
      <text:p text:style-name="Text_20_body"/>
      <text:p text:style-name="P115"/>
      <text:h text:style-name="P154"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4" draw:name="Bild28" text:anchor-type="paragraph" svg:width="2.469cm" svg:height="0.951cm" draw:z-index="20"><draw:image xlink:href="Pictures/10000001000000460000001BA15701AF.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
      <text:h text:style-name="Heading_20_3" text:outline-level="3"><draw:frame draw:style-name="fr4" draw:name="Bild68" text:anchor-type="paragraph" svg:width="2.328cm" svg:height="0.988cm" draw:z-index="49"><draw:image xlink:href="Pictures/10000001000000420000001C8319F921.png" xlink:type="simple" xlink:show="embed" xlink:actuate="onLoad" draw:mime-type="image/png"/></draw:frame><text:bookmark-start text:name="__RefHeading___Toc3918_2711970837"/><text:soft-page-break/>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69">Enclose selected vertices in a convex polyhedron.</text:p>
      <text:h text:style-name="Heading_20_4" text:outline-level="4"><text:bookmark-start text:name="__RefHeading___Toc846_408966591"/>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1" draw:name="Bild69" text:anchor-type="paragraph" svg:width="2.23cm" svg:height="0.91cm" draw:z-index="50"><draw:image xlink:href="Pictures/10000001000000420000001B23CDFE19.png" xlink:type="simple" xlink:show="embed" xlink:actuate="onLoad" draw:mime-type="image/png"/></draw:frame><text:bookmark-start text:name="__RefHeading___Toc3920_2711970837"/>Edges Subdiv<text:bookmark-end text:name="__RefHeading___Toc3920_2711970837"/></text:h>
      <text:h text:style-name="P134" text:outline-level="4"><text:bookmark-start text:name="__RefHeading___Toc850_408966591 Kopie 1"/>Subdivide<text:bookmark-end text:name="__RefHeading___Toc850_408966591 Kopie 1"/></text:h>
      <text:p text:style-name="P72">Subdivides <text:span text:style-name="T63">selected edges.</text:span></text:p>
      <text:h text:style-name="Heading_20_4" text:outline-level="4"><text:bookmark-start text:name="__RefHeading___Toc850_408966591"/>Subdivide Edge Ring<text:bookmark-end text:name="__RefHeading___Toc850_408966591"/></text:h>
      <text:p text:style-name="P69">Subdivides an Edge Ring<text:span text:style-name="T46">.</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1" draw:name="Bild70" text:anchor-type="paragraph" svg:width="1.623cm" svg:height="0.988cm" draw:z-index="51"><draw:image xlink:href="Pictures/100000010000002E0000001C73189A4F.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1" draw:name="Bild71" text:anchor-type="paragraph" svg:width="1.623cm" svg:height="0.988cm" draw:z-index="52"><draw:image xlink:href="Pictures/100000010000002E0000001C9ADBF468.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
      <text:h text:style-name="Heading_20_3" text:outline-level="3"><draw:frame draw:style-name="fr11" draw:name="Bild72" text:anchor-type="paragraph" svg:width="0.921cm" svg:height="0.951cm" draw:z-index="53"><draw:image xlink:href="Pictures/100000010000001A0000001B93099488.png" xlink:type="simple" xlink:show="embed" xlink:actuate="onLoad" draw:mime-type="image/png"/></draw:frame><text:bookmark-start text:name="__RefHeading___Toc3932_2711970837"/><text:soft-page-break/>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1" draw:name="Bild73" text:anchor-type="paragraph" svg:width="1.623cm" svg:height="0.988cm" draw:z-index="54"><draw:image xlink:href="Pictures/100000010000002E0000001C3F82D3ED.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4" draw:name="Bild74" text:anchor-type="paragraph" svg:width="5.151cm" svg:height="0.99cm" draw:z-index="55"><draw:image xlink:href="Pictures/10000001000000920000001CDCF27BD3.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70"/>
      <text:h text:style-name="Heading_20_3" text:outline-level="3"><draw:frame draw:style-name="fr4" draw:name="Bild29" text:anchor-type="paragraph" svg:width="2.011cm" svg:height="0.99cm" draw:z-index="56"><draw:image xlink:href="Pictures/10000001000000390000001CC772B0D7.png" xlink:type="simple" xlink:show="embed" xlink:actuate="onLoad" draw:mime-type="image/png"/></draw:frame><text:bookmark-start text:name="__RefHeading___Toc3946_2711970837"/>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3">Mark selected faces for exclusion from freestyle feature edge detection.</text:p>
      <text:h text:style-name="Heading_20_4" text:outline-level="4"><text:bookmark-start text:name="__RefHeading___Toc840_40896659112"/><text:soft-page-break/>Unmark Freestyle Face<text:bookmark-end text:name="__RefHeading___Toc840_40896659112"/></text:h>
      <text:p text:style-name="P73">Unmark selected faces for exclusion from freestyle feature edge detection.</text:p>
      <text:p text:style-name="Horizontal_20_Line"/>
      <text:h text:style-name="Heading_20_3" text:outline-level="3"><draw:frame draw:style-name="fr4" draw:name="Bild30" text:anchor-type="paragraph" svg:width="3.14cm" svg:height="0.99cm" draw:z-index="57"><draw:image xlink:href="Pictures/10000001000000590000001C8D00DBA0.png" xlink:type="simple" xlink:show="embed" xlink:actuate="onLoad" draw:mime-type="image/png"/></draw:frame><text:bookmark-start text:name="__RefHeading___Toc3950_2711970837"/>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3">Split a face into a fan.</text:p>
      <text:h text:style-name="Heading_20_4" text:outline-level="4"><text:bookmark-start text:name="__RefHeading___Toc840_40896659113"/>Triangulate Faces<text:bookmark-end text:name="__RefHeading___Toc840_40896659113"/></text:h>
      <text:p text:style-name="P73">Triangulates selected faces.</text:p>
      <text:h text:style-name="Heading_20_4" text:outline-level="4"><text:bookmark-start text:name="__RefHeading___Toc842_40896659112"/>Tris to Quads<text:bookmark-end text:name="__RefHeading___Toc842_40896659112"/></text:h>
      <text:p text:style-name="P74">Join triangle faces into quads.</text:p>
      <text:h text:style-name="Heading_20_4" text:outline-level="4"><text:bookmark-start text:name="__RefHeading___Toc3954_2711970837"/>Split by Edges<text:bookmark-end text:name="__RefHeading___Toc3954_2711970837"/></text:h>
      <text:p text:style-name="P73">Split faces by loose edges.</text:p>
      <text:p text:style-name="Horizontal_20_Line"/>
      <text:h text:style-name="Heading_20_3" text:outline-level="3"><draw:frame draw:style-name="fr4" draw:name="Bild75" text:anchor-type="paragraph" svg:width="3.14cm" svg:height="0.99cm" draw:z-index="58"><draw:image xlink:href="Pictures/100000010000005B0000001C7828C4C6.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3">Rotate UV coordinates inside faces.</text:p>
      <text:h text:style-name="Heading_20_4" text:outline-level="4"><text:bookmark-start text:name="__RefHeading___Toc840_408966591131"/>Reverse UV's<text:bookmark-end text:name="__RefHeading___Toc840_408966591131"/></text:h>
      <text:p text:style-name="P73">Flip direction of UV coordinates inside faces.</text:p>
      <text:h text:style-name="Heading_20_4" text:outline-level="4"><text:bookmark-start text:name="__RefHeading___Toc842_408966591121"/>Rotate Colors<text:bookmark-end text:name="__RefHeading___Toc842_408966591121"/></text:h>
      <text:p text:style-name="P74">Rotate Vertex Colors inside faces.</text:p>
      <text:h text:style-name="Heading_20_4" text:outline-level="4"><text:bookmark-start text:name="__RefHeading___Toc3960_2711970837"/>Reverse Colors<text:bookmark-end text:name="__RefHeading___Toc3960_2711970837"/></text:h>
      <text:p text:style-name="P73"><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59"><draw:image xlink:href="Pictures/100000010000009D0000001C683939AD.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3">Delete loose vertices, edges or faces.</text:p>
      <text:h text:style-name="Heading_20_4" text:outline-level="4"><text:bookmark-start text:name="__RefHeading___Toc840_4089665911311"/>Decimate Geometry<text:bookmark-end text:name="__RefHeading___Toc840_4089665911311"/></text:h>
      <text:p text:style-name="P73">Simplify geometry by collapsing edges.</text:p>
      <text:h text:style-name="Heading_20_4" text:outline-level="4"><text:bookmark-start text:name="__RefHeading___Toc842_4089665911211"/><text:soft-page-break/>Degenerate Dissolve<text:bookmark-end text:name="__RefHeading___Toc842_4089665911211"/></text:h>
      <text:p text:style-name="P74">Dissolve zero area faces and zero length edges.</text:p>
      <text:h text:style-name="Heading_20_4" text:outline-level="4"><text:bookmark-start text:name="__RefHeading___Toc3966_2711970837"/>Make Planar Faces<text:bookmark-end text:name="__RefHeading___Toc3966_2711970837"/></text:h>
      <text:p text:style-name="P73"><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3">Split non planar faces that exceeds the angle threshold.</text:p>
      <text:h text:style-name="Heading_20_4" text:outline-level="4"><text:bookmark-start text:name="__RefHeading___Toc842_40896659112111"/>Split Concave Faces<text:bookmark-end text:name="__RefHeading___Toc842_40896659112111"/></text:h>
      <text:p text:style-name="P74">Make all faces convex.</text:p>
      <text:h text:style-name="Heading_20_4" text:outline-level="4"><text:bookmark-start text:name="__RefHeading___Toc3970_2711970837"/>Fill Holes<text:bookmark-end text:name="__RefHeading___Toc3970_2711970837"/></text:h>
      <text:p text:style-name="P73"><text:bookmark-start text:name="__RefHeading___Toc840_40896659111111"/>Fill in holes (boundary edge loops)<text:span text:style-name="T47">.</text:span><text:bookmark-end text:name="__RefHeading___Toc840_40896659111111"/></text:p>
      <text:p text:style-name="P73"/>
      <table:table table:name="Tabelle7" table:style-name="Tabelle7">
        <table:table-column table:style-name="Tabelle7.A"/>
        <table:table-row>
          <table:table-cell table:style-name="Tabelle7.A1" office:value-type="string">
            <text:h text:style-name="P145"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4" draw:name="Bild31" text:anchor-type="paragraph" svg:width="3.739cm" svg:height="5.99cm" draw:z-index="21"><draw:image xlink:href="Pictures/10000001000000DD00000162A8BDFBA4.png" xlink:type="simple" xlink:show="embed" xlink:actuate="onLoad" draw:mime-type="image/png"/></draw:frame><draw:frame draw:style-name="fr6" draw:name="Bild32" text:anchor-type="paragraph" svg:y="1.268cm" svg:width="12.891cm" svg:height="0.88cm" draw:z-index="22"><draw:image xlink:href="Pictures/10000001000002F900000034F149B187.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55"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1" draw:name="Bild34" text:anchor-type="paragraph" svg:y="0.044cm" svg:width="4.65cm" svg:height="0.66cm" draw:z-index="23"><draw:image xlink:href="Pictures/10000001000000B70000001A1C2A55B2.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Add Plane<text:bookmark-end text:name="__RefHeading___Toc864_408966591"/></text:h>
      <text:p text:style-name="P24">Add a Plane primitive.</text:p>
      <text:h text:style-name="Heading_20_4" text:outline-level="4"><text:bookmark-start text:name="__RefHeading___Toc866_408966591"/><text:soft-page-break/>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7">Add a Grid primitive.</text:p>
      <text:p text:style-name="Horizontal_20_Line"/>
      <text:h text:style-name="Heading_20_3" text:outline-level="3"><draw:frame draw:style-name="fr1" draw:name="Bild35" text:anchor-type="paragraph" svg:y="0.33cm" svg:width="3.738cm" svg:height="0.953cm" draw:z-index="24"><draw:image xlink:href="Pictures/100000010000006A0000001BB26AB3E7.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
      <text:h text:style-name="Heading_20_3" text:outline-level="3"><text:bookmark-start text:name="__RefHeading___Toc880_408966591"/><text:soft-page-break/>Surface<text:bookmark-end text:name="__RefHeading___Toc880_408966591"/></text:h>
      <text:p text:style-name="P24"><draw:frame draw:style-name="fr4" draw:name="Bild36" text:anchor-type="paragraph" svg:width="4.41cm" svg:height="0.953cm" draw:z-index="25"><draw:image xlink:href="Pictures/100000010000007D0000001B64015B25.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CC59FBDE.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4" draw:name="Bild108" text:anchor-type="paragraph" svg:width="0.61cm" svg:height="0.711cm" draw:z-index="111"><draw:image xlink:href="Pictures/10000001000000180000001CCF4D7290.png" xlink:type="simple" xlink:show="embed" xlink:actuate="onLoad" draw:mime-type="image/png"/></draw:frame><text:bookmark-start text:name="__RefHeading___Toc5126_530248374"/><text:soft-page-break/>Point Cloud<text:bookmark-end text:name="__RefHeading___Toc5126_530248374"/></text:h>
      <text:p text:style-name="P105"><text:span text:style-name="T9">The </text:span><text:span text:style-name="T53">Point Cloud</text:span><text:span text:style-name="T9"> toolbar contains the </text:span><text:span text:style-name="T53">Point Cloud</text:span><text:span text:style-name="T9"> primitive. </text:span></text:p>
      <text:h text:style-name="P107" text:outline-level="4"><text:bookmark-start text:name="__RefHeading___Toc5128_530248374"/>Add <text:span text:style-name="T55">Point Cloud</text:span><text:bookmark-end text:name="__RefHeading___Toc5128_530248374"/></text:h>
      <text:p text:style-name="P106"><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2"><draw:image xlink:href="Pictures/100000010000002E00000019298C701D.png" xlink:type="simple" xlink:show="embed" xlink:actuate="onLoad" draw:mime-type="image/png"/></draw:frame><text:bookmark-start text:name="__RefHeading___Toc5130_530248374"/>Volume<text:bookmark-end text:name="__RefHeading___Toc5130_530248374"/></text:h>
      <text:p text:style-name="P105"><text:span text:style-name="T9">The </text:span><text:span text:style-name="T53">Volume</text:span><text:span text:style-name="T9"> toolbar contains the </text:span><text:span text:style-name="T53">Volume</text:span><text:span text:style-name="T9"> primitives. </text:span></text:p>
      <text:h text:style-name="P124" text:outline-level="4"><text:bookmark-start text:name="__RefHeading___Toc5132_530248374"/>Import OpenVDB Volume<text:bookmark-end text:name="__RefHeading___Toc5132_530248374"/></text:h>
      <text:p text:style-name="P108">Imports a OpenVDP volume object.</text:p>
      <text:h text:style-name="P124" text:outline-level="4"><text:bookmark-start text:name="__RefHeading___Toc5134_530248374"/>Add Volume<text:bookmark-end text:name="__RefHeading___Toc5134_530248374"/></text:h>
      <text:p text:style-name="P108">Adds a volume object.</text:p>
      <text:p text:style-name="Horizontal_20_Line"/>
      <text:h text:style-name="P159" text:outline-level="3"><draw:frame draw:style-name="fr4" draw:name="Bild91" text:anchor-type="paragraph" svg:width="4.33cm" svg:height="0.85cm" draw:z-index="102"><draw:image xlink:href="Pictures/10000001000000800000001969FCD956.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7">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7">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5"><draw:image xlink:href="Pictures/1000000100000193000000F46E3D4E0B.png" xlink:type="simple" xlink:show="embed" xlink:actuate="onLoad" draw:mime-type="image/png"/></draw:frame><text:bookmark-start text:name="__RefHeading___Toc7890_826753520"/>Scene Line Art<text:bookmark-end text:name="__RefHeading___Toc7890_826753520"/></text:h>
      <text:p text:style-name="P110">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10">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4" draw:name="Bild38" text:anchor-type="paragraph" svg:width="2.11cm" svg:height="0.681cm" draw:z-index="27"><draw:image xlink:href="Pictures/10000001000000530000001B34C76BFF.png" xlink:type="simple" xlink:show="embed" xlink:actuate="onLoad" draw:mime-type="image/png"/></draw:frame>The Lamp toolbar contains the different lamp types.<text:span text:style-name="T10"> </text:span></text:p>
      <text:h text:style-name="P26" text:outline-level="4"><text:bookmark-start text:name="__RefHeading___Toc999_408966591"/><text:soft-page-break/>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4" draw:name="Bild39" text:anchor-type="paragraph" svg:width="2.69cm" svg:height="0.711cm" draw:z-index="28"><draw:image xlink:href="Pictures/100000010000006A0000001CD9C1723B.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1" draw:name="Bild40" text:anchor-type="paragraph" svg:y="-0.078cm" svg:width="4.189cm" svg:height="0.681cm" draw:z-index="29"><draw:image xlink:href="Pictures/10000001000000A50000001BEAD73EA3.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text:soft-page-break/>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1" draw:name="Bild92" text:anchor-type="paragraph" svg:y="-0.078cm" svg:width="1.139cm" svg:height="0.681cm" draw:z-index="103"><draw:image xlink:href="Pictures/100000010000002D0000001BE005B810.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7">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7">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4"><draw:image xlink:href="Pictures/10000001000000420000001989ACECF5.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133">Adds a reflective light probe in <text:span text:style-name="T61">sphere</text:span> shape.</text:p>
      <text:h text:style-name="Heading_20_4" text:outline-level="4"><text:bookmark-start text:name="__RefHeading___Toc4955_2860383765"/>Plane<text:bookmark-end text:name="__RefHeading___Toc4955_2860383765"/></text:h>
      <text:p text:style-name="P133">Adds a reflective light probe in plane shape.</text:p>
      <text:h text:style-name="Heading_20_4" text:outline-level="4"><text:bookmark-start text:name="__RefHeading___Toc4957_2860383765"/>Volume<text:bookmark-end text:name="__RefHeading___Toc4957_2860383765"/></text:h>
      <text:p text:style-name="P133">Adds a volumetric array light probe. </text:p>
      <text:p text:style-name="Horizontal_20_Line"/>
      <text:h text:style-name="Heading_20_3" text:outline-level="3"><text:bookmark-start text:name="__RefHeading___Toc890_408966591"/>Force Field <text:bookmark-end text:name="__RefHeading___Toc890_408966591"/></text:h>
      <text:p text:style-name="P24"><draw:frame draw:style-name="fr1" draw:name="Bild41" text:anchor-type="paragraph" svg:y="0.053cm" svg:width="4.72cm" svg:height="0.681cm" draw:z-index="30"><draw:image xlink:href="Pictures/10000001000000BA0000001B91B0A5FB.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text:soft-page-break/>Add Physics Effector of Type Boid<text:bookmark-end text:name="__RefHeading___Toc1035_408966591"/></text:h>
      <text:p text:style-name="P53">Add Physics Effector of Type Boid.</text:p>
      <text:h text:style-name="P117"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7" text:outline-level="4"><text:bookmark-start text:name="__RefHeading___Toc1039_408966591"/>Add Physics Effector of Type <text:span text:style-name="T10">Curve Guide</text:span><text:bookmark-end text:name="__RefHeading___Toc1039_408966591"/></text:h>
      <text:p text:style-name="P53">Add Physics Effector of Type Curve Guide.</text:p>
      <text:h text:style-name="P117"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7"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7"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7" text:outline-level="4"><text:bookmark-start text:name="__RefHeading___Toc1047_408966591"/>Add Physics Effector of Type Lenard-Jones<text:bookmark-end text:name="__RefHeading___Toc1047_408966591"/></text:h>
      <text:p text:style-name="P53">Add Physics Effector of Type Lenard-Jones.</text:p>
      <text:h text:style-name="P117"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7"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7"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7"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7"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7"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7">Add a collection instance.</text:p>
      <text:p text:style-name="P87"/>
      <text:p text:style-name="P87"/>
      <text:p text:style-name="P87"/>
      <table:table table:name="Tabelle8" table:style-name="Tabelle8">
        <table:table-column table:style-name="Tabelle8.A"/>
        <table:table-row>
          <table:table-cell table:style-name="Tabelle8.A1" office:value-type="string">
            <text:h text:style-name="P148"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4" draw:name="Bild42" text:anchor-type="paragraph" svg:width="8.871cm" svg:height="0.439cm" draw:z-index="31"><draw:image xlink:href="Pictures/100000010000020C0000001A7000C52B.png" xlink:type="simple" xlink:show="embed" xlink:actuate="onLoad" draw:mime-type="image/png"/></draw:frame><draw:frame draw:style-name="fr1" draw:name="Bild110" text:anchor-type="paragraph" svg:y="1.175cm" svg:width="3.761cm" svg:height="2.96cm" draw:z-index="105"><draw:image xlink:href="Pictures/10000001000000DE000000AFE8B02279.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3"/>
      <text:p text:style-name="P113"/>
      <text:h text:style-name="P156"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3"><draw:image xlink:href="Pictures/100000010000002D0000001C3856DA7E.png" xlink:type="simple" xlink:show="embed" xlink:actuate="onLoad" draw:mime-type="image/png"/></draw:frame><text:bookmark-start text:name="__RefHeading___Toc5209_3705267694"/>U<text:span text:style-name="T57">V Mirror</text:span><text:bookmark-end text:name="__RefHeading___Toc5209_3705267694"/></text:h>
      <text:p text:style-name="P109">Mirror along X or Y axis.</text:p>
      <text:h text:style-name="Heading_20_3" text:outline-level="3"><draw:frame draw:style-name="fr1" draw:name="Bild116" text:anchor-type="paragraph" svg:y="0.169cm" svg:width="1.139cm" svg:height="0.711cm" draw:z-index="114"><draw:image xlink:href="Pictures/100000010000002D0000001C75701D6D.png" xlink:type="simple" xlink:show="embed" xlink:actuate="onLoad" draw:mime-type="image/png"/></draw:frame><text:bookmark-start text:name="__RefHeading___Toc5211_3705267694"/>UV Rotate<text:bookmark-end text:name="__RefHeading___Toc5211_3705267694"/></text:h>
      <text:p text:style-name="P109">Rotate by 90 degrees clockwise or counter clockwise.</text:p>
      <text:h text:style-name="P160" text:outline-level="3"><text:bookmark-start text:name="__RefHeading___Toc2121_1851234632"/>UV Align <text:bookmark-end text:name="__RefHeading___Toc2121_1851234632"/></text:h>
      <text:p text:style-name="P55"><draw:frame draw:style-name="fr1" draw:name="Bild45" text:anchor-type="paragraph" svg:y="0.169cm" svg:width="3.63cm" svg:height="0.66cm" draw:z-index="87"><draw:image xlink:href="Pictures/100000010000008F0000001A4D0BA0FE.png" xlink:type="simple" xlink:show="embed" xlink:actuate="onLoad" draw:mime-type="image/png"/></draw:frame>The UV Align toolbar contains tools to clean up and align the selected UV geometry.</text:p>
      <text:h text:style-name="P120" text:outline-level="4"><text:bookmark-start text:name="__RefHeading___Toc2127_1851234632"/>Align Straighten<text:bookmark-end text:name="__RefHeading___Toc2127_1851234632"/></text:h>
      <text:p text:style-name="P55">Align UV's along the line defined by the end points of the selection.</text:p>
      <text:h text:style-name="P120" text:outline-level="4"><text:bookmark-start text:name="__RefHeading___Toc2129_1851234632"/>Align Straighten X<text:bookmark-end text:name="__RefHeading___Toc2129_1851234632"/></text:h>
      <text:p text:style-name="P55">Align UV's along the line defined by the end points along the X axis.</text:p>
      <text:h text:style-name="P120" text:outline-level="4"><text:bookmark-start text:name="__RefHeading___Toc2131_1851234632"/>Align Straighten Y<text:bookmark-end text:name="__RefHeading___Toc2131_1851234632"/></text:h>
      <text:p text:style-name="P55">Align UV's along the line defined by the end points along the Y axis.</text:p>
      <text:h text:style-name="P120" text:outline-level="4"><text:bookmark-start text:name="__RefHeading___Toc2133_1851234632"/><text:soft-page-break/>Align Auto<text:bookmark-end text:name="__RefHeading___Toc2133_1851234632"/></text:h>
      <text:p text:style-name="P55">Automatically choose the axis on which there is most alignment already.</text:p>
      <text:h text:style-name="P120" text:outline-level="4"><text:bookmark-start text:name="__RefHeading___Toc2135_1851234632"/>Align X<text:bookmark-end text:name="__RefHeading___Toc2135_1851234632"/></text:h>
      <text:p text:style-name="P55">Align UV's at X axis<text:span text:style-name="T59">.</text:span></text:p>
      <text:h text:style-name="P120" text:outline-level="4"><text:bookmark-start text:name="__RefHeading___Toc2137_1851234632"/>Align Y<text:bookmark-end text:name="__RefHeading___Toc2137_1851234632"/></text:h>
      <text:p text:style-name="P55">Align UV's at Y axis<text:span text:style-name="T59">.</text:span></text:p>
      <text:h text:style-name="Heading_20_3" text:outline-level="3"><text:bookmark-start text:name="__RefHeading___Toc5391_3689809637"/>Align Rotation<text:bookmark-end text:name="__RefHeading___Toc5391_3689809637"/></text:h>
      <text:p text:style-name="P131">Aligns the rotation of the selected geometry.</text:p>
      <text:p text:style-name="P12"/>
      <text:p text:style-name="P113"/>
      <text:h text:style-name="Heading_20_3" text:outline-level="3"><draw:frame draw:style-name="fr1" draw:name="Bild43" text:anchor-type="paragraph" svg:y="0.79cm" svg:width="2.79cm" svg:height="0.76cm" draw:z-index="32"><draw:image xlink:href="Pictures/100000010000006E0000001EE487FDBD.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20" text:outline-level="4"><text:bookmark-start text:name="__RefHeading___Toc70330_3716474372"/>Mark Seam<text:bookmark-end text:name="__RefHeading___Toc70330_3716474372"/></text:h>
      <text:p text:style-name="P55">Mark selected UV Edges as Seam.</text:p>
      <text:h text:style-name="P120" text:outline-level="4"><text:bookmark-start text:name="__RefHeading___Toc2105_1851234632"/>Clear Seam<text:bookmark-end text:name="__RefHeading___Toc2105_1851234632"/></text:h>
      <text:p text:style-name="P55">Remove Seam from selected UV Edges.</text:p>
      <text:h text:style-name="P120" text:outline-level="4"><text:bookmark-start text:name="__RefHeading___Toc70332_3716474372"/>Seams from Islands<text:bookmark-end text:name="__RefHeading___Toc70332_3716474372"/></text:h>
      <text:p text:style-name="P55">Marks the border edges of the UV patches as Seam.</text:p>
      <text:h text:style-name="P120" text:outline-level="4"><text:bookmark-start text:name="__RefHeading___Toc70334_3716474372"/>Unwrap Angle Based<text:bookmark-end text:name="__RefHeading___Toc70334_3716474372"/></text:h>
      <text:p text:style-name="P55">Unwraps the selected geometry with the Angle based ( ABF ) method.</text:p>
      <text:h text:style-name="P120" text:outline-level="4"><text:bookmark-start text:name="__RefHeading___Toc4756_2712896930"/>Unwrap Conformal<text:bookmark-end text:name="__RefHeading___Toc4756_2712896930"/></text:h>
      <text:p text:style-name="P55">Unwraps the selected geometry with the Conformal ( LSCM ) method.</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56"><draw:frame draw:style-name="fr1" draw:name="Bild44" text:anchor-type="paragraph" svg:y="-0.088cm" svg:width="3.96cm" svg:height="0.76cm" draw:z-index="33"><draw:image xlink:href="Pictures/100000010000009C0000001EFC76D84C.png" xlink:type="simple" xlink:show="embed" xlink:actuate="onLoad" draw:mime-type="image/png"/></draw:frame>The UV <text:span text:style-name="T30">Modify toolbar contains tools to clean up the UV mapping.</text:span></text:p>
      <text:h text:style-name="P120" text:outline-level="4"><text:bookmark-start text:name="__RefHeading___Toc70336_3716474372"/>Pin<text:bookmark-end text:name="__RefHeading___Toc70336_3716474372"/></text:h>
      <text:p text:style-name="P55">Pins the selected vertices.</text:p>
      <text:h text:style-name="P120"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text:soft-page-break/>Weld<text:bookmark-end text:name="__RefHeading___Toc70338_3716474372"/></text:h>
      <text:p text:style-name="P86">Weld the selected UV vertices together.</text:p>
      <text:h text:style-name="P120" text:outline-level="4"><text:bookmark-start text:name="__RefHeading___Toc70340_3716474372"/>Remove Doubles UV<text:bookmark-end text:name="__RefHeading___Toc70340_3716474372"/></text:h>
      <text:p text:style-name="P55">Removes double vertices</text:p>
      <text:h text:style-name="P120"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20" text:outline-level="4"><text:bookmark-start text:name="__RefHeading___Toc70344_3716474372"/>Pack Island<text:bookmark-end text:name="__RefHeading___Toc70344_3716474372"/></text:h>
      <text:p text:style-name="P55">Packs the UV patches so that they fit best into the UV space, and as few texture space as possible is wasted.</text:p>
      <text:h text:style-name="P120"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table-cell table:style-name="Tabelle16.A1" office:value-type="string">
            <text:h text:style-name="P149"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4" draw:name="Bild79" text:anchor-type="paragraph" svg:width="2.379cm" svg:height="3.649cm" draw:z-index="64"><draw:image xlink:href="Pictures/100000010000008C000000D8D08EDFF5.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10.479cm" svg:height="0.46cm" draw:z-index="65"><draw:image xlink:href="Pictures/10000001000002B00000001E377D5A5A.png" xlink:type="simple" xlink:show="embed" xlink:actuate="onLoad" draw:mime-type="image/png"/></draw:frame></text:p>
      <text:p text:style-name="P36"><draw:frame draw:style-name="fr2" draw:name="Bild81" text:anchor-type="paragraph" svg:x="0.238cm" svg:y="0.067cm" svg:width="0.85cm" svg:height="0.439cm" draw:z-index="66"><draw:image xlink:href="Pictures/10000001000000320000001A74B9E3AC.png" xlink:type="simple" xlink:show="embed" xlink:actuate="onLoad" draw:mime-type="image/png"/></draw:frame></text:p>
      <text:p text:style-name="Horizontal_20_Line"/>
      <text:h text:style-name="P157"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
      <text:h text:style-name="Heading_20_3" text:outline-level="3"><draw:frame draw:style-name="fr4" draw:name="Bild94" text:anchor-type="paragraph" svg:width="1.169cm" svg:height="0.76cm" draw:z-index="74"><draw:image xlink:href="Pictures/100000010000002E0000001E1FFB1CA3.png" xlink:type="simple" xlink:show="embed" xlink:actuate="onLoad" draw:mime-type="image/png"/></draw:frame><text:bookmark-start text:name="__RefHeading___Toc4774_2712896930"/>Parent<text:bookmark-end text:name="__RefHeading___Toc4774_2712896930"/></text:h>
      <text:h text:style-name="P102" text:outline-level="4"><text:bookmark-start text:name="__RefHeading___Toc4776_2712896930"/>Make Parent<text:bookmark-end text:name="__RefHeading___Toc4776_2712896930"/></text:h>
      <text:p text:style-name="P38">Parents the selected object to the active object.</text:p>
      <text:h text:style-name="P102"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4" draw:name="Bild95" text:anchor-type="paragraph" svg:width="1.139cm" svg:height="0.711cm" draw:z-index="75"><draw:image xlink:href="Pictures/100000010000002D0000001CA87A4D42.png" xlink:type="simple" xlink:show="embed" xlink:actuate="onLoad" draw:mime-type="image/png"/></draw:frame><text:bookmark-start text:name="__RefHeading___Toc4780_2712896930"/><text:soft-page-break/>Object to Data<text:bookmark-end text:name="__RefHeading___Toc4780_2712896930"/></text:h>
      <text:h text:style-name="P102" text:outline-level="4"><draw:frame draw:style-name="fr2" draw:name="Bild111" text:anchor-type="paragraph" svg:x="13.381cm" svg:y="0.594cm" svg:width="5.32cm" svg:height="3.12cm" draw:z-index="106"><draw:image xlink:href="Pictures/100000010000013A000000B861F1123A.png" xlink:type="simple" xlink:show="embed" xlink:actuate="onLoad" draw:mime-type="image/png"/></draw:frame><text:bookmark-start text:name="__RefHeading___Toc4782_2712896930"/>Make Single User<text:bookmark-end text:name="__RefHeading___Toc4782_2712896930"/></text:h>
      <text:p text:style-name="P101"><text:span text:style-name="T24">Make linked data local to each object.</text:span><text:span text:style-name="T48"> This operator opens a popup to adjust further settings.</text:span></text:p>
      <text:p text:style-name="P101"/>
      <text:p text:style-name="P38"/>
      <text:p text:style-name="P38"/>
      <text:h text:style-name="P102" text:outline-level="4"><draw:frame draw:style-name="fr1" draw:name="Bild82" text:anchor-type="paragraph" svg:y="0.642cm" svg:width="3.18cm" svg:height="4.099cm" draw:z-index="82"><draw:image xlink:href="Pictures/10000001000000BC000000F26625853B.png" xlink:type="simple" xlink:show="embed" xlink:actuate="onLoad" draw:mime-type="image/png"/></draw:frame><text:bookmark-start text:name="__RefHeading___Toc4784_2712896930"/>Link Data<text:bookmark-end text:name="__RefHeading___Toc4784_2712896930"/></text:h>
      <text:p text:style-name="P38">Apply active object links to other selected objects.<text:span text:style-name="T28"> </text:span></text:p>
      <text:p text:style-name="P85">This button is a menu <text:span text:style-name="T35">to c</text:span>hoose the link method.</text:p>
      <text:p text:style-name="P85"/>
      <text:p text:style-name="P85"/>
      <text:p text:style-name="P85"/>
      <text:p text:style-name="Horizontal_20_Line"/>
      <text:h text:style-name="Heading_20_3" text:outline-level="3"><draw:frame draw:style-name="fr4" draw:name="Bild96" text:anchor-type="paragraph" svg:width="1.96cm" svg:height="1.64cm" draw:z-index="76"><draw:image xlink:href="Pictures/10000001000000740000006133B9D701.png" xlink:type="simple" xlink:show="embed" xlink:actuate="onLoad" draw:mime-type="image/png"/></draw:frame><text:bookmark-start text:name="__RefHeading___Toc4786_2712896930"/>Link to SCN<text:bookmark-end text:name="__RefHeading___Toc4786_2712896930"/></text:h>
      <text:h text:style-name="P102"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7"><draw:image xlink:href="Pictures/100000010000002F0000001ADBB291DE.png" xlink:type="simple" xlink:show="embed" xlink:actuate="onLoad" draw:mime-type="image/png"/></draw:frame><text:bookmark-start text:name="__RefHeading___Toc4790_2712896930"/>Linked Objects<text:bookmark-end text:name="__RefHeading___Toc4790_2712896930"/></text:h>
      <text:h text:style-name="P102"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2"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
      <text:h text:style-name="Heading_20_3" text:outline-level="3"><draw:frame draw:style-name="fr4" draw:name="Bild98" text:anchor-type="paragraph" svg:width="0.61cm" svg:height="0.711cm" draw:z-index="78"><draw:image xlink:href="Pictures/10000001000000180000001C32221DEC.png" xlink:type="simple" xlink:show="embed" xlink:actuate="onLoad" draw:mime-type="image/png"/></draw:frame><text:bookmark-start text:name="__RefHeading___Toc4794_2712896930"/>Join<text:bookmark-end text:name="__RefHeading___Toc4794_2712896930"/></text:h>
      <text:h text:style-name="P102" text:outline-level="4"><text:bookmark-start text:name="__RefHeading___Toc4796_2712896930"/>Join<text:bookmark-end text:name="__RefHeading___Toc4796_2712896930"/></text:h>
      <text:p text:style-name="P83">Join selected objects into active objects.</text:p>
      <text:p text:style-name="Horizontal_20_Line"/>
      <text:h text:style-name="Heading_20_3" text:outline-level="3"><draw:frame draw:style-name="fr4" draw:name="Bild99" text:anchor-type="paragraph" svg:width="2.671cm" svg:height="0.711cm" draw:z-index="79"><draw:image xlink:href="Pictures/10000001000000690000001C97E8FA6E.png" xlink:type="simple" xlink:show="embed" xlink:actuate="onLoad" draw:mime-type="image/png"/></draw:frame><text:bookmark-start text:name="__RefHeading___Toc4798_2712896930"/><text:soft-page-break/>Origin<text:bookmark-end text:name="__RefHeading___Toc4798_2712896930"/></text:h>
      <text:h text:style-name="P102" text:outline-level="4"><text:bookmark-start text:name="__RefHeading___Toc30550_35348564821"/>Set Geometry to Origin<text:bookmark-end text:name="__RefHeading___Toc30550_35348564821"/></text:h>
      <text:p text:style-name="P83">Sets the geometry to origin.</text:p>
      <text:h text:style-name="P102" text:outline-level="4"><text:bookmark-start text:name="__RefHeading___Toc30552_35348564821"/>Set Origin to Geometry<text:bookmark-end text:name="__RefHeading___Toc30552_35348564821"/></text:h>
      <text:p text:style-name="P83">Sets the origin to geometry.</text:p>
      <text:h text:style-name="P102" text:outline-level="4"><text:bookmark-start text:name="__RefHeading___Toc4800_2712896930"/>Set Origin to 3D cursor<text:bookmark-end text:name="__RefHeading___Toc4800_2712896930"/></text:h>
      <text:p text:style-name="P83">Sets the origin to the 3D cursor.</text:p>
      <text:h text:style-name="P102" text:outline-level="4"><text:bookmark-start text:name="__RefHeading___Toc4802_2712896930"/>Set Origin to Center of Mass<text:bookmark-end text:name="__RefHeading___Toc4802_2712896930"/></text:h>
      <text:p text:style-name="P83">Sets the origin to the center of mass.</text:p>
      <text:h text:style-name="P92" text:outline-level="4"><text:bookmark-start text:name="__RefHeading___Toc4837_2780832351"/>Set Origin to Center of <text:span text:style-name="T32">Volume</text:span><text:bookmark-end text:name="__RefHeading___Toc4837_2780832351"/></text:h>
      <text:p text:style-name="P84">Sets the origin to the center of <text:span text:style-name="T32">volume</text:span>.</text:p>
      <text:p text:style-name="Horizontal_20_Line"/>
      <text:h text:style-name="Heading_20_3" text:outline-level="3"><draw:frame draw:style-name="fr4" draw:name="Bild100" text:anchor-type="paragraph" svg:width="1.619cm" svg:height="0.76cm" draw:z-index="80"><draw:image xlink:href="Pictures/10000001000000400000001EB768F09A.png" xlink:type="simple" xlink:show="embed" xlink:actuate="onLoad" draw:mime-type="image/png"/></draw:frame><text:bookmark-start text:name="__RefHeading___Toc4804_2712896930"/>Shading<text:bookmark-end text:name="__RefHeading___Toc4804_2712896930"/></text:h>
      <text:h text:style-name="P102" text:outline-level="4"><text:bookmark-start text:name="__RefHeading___Toc4806_2712896930"/>Shade Smooth<text:bookmark-end text:name="__RefHeading___Toc4806_2712896930"/></text:h>
      <text:p text:style-name="P83">Shades the geometry smooth.</text:p>
      <text:h text:style-name="Heading_20_4" text:outline-level="4"><draw:frame draw:style-name="fr4" draw:name="Bild120" text:anchor-type="paragraph" svg:width="5.369cm" svg:height="1.03cm" draw:z-index="118"><draw:image xlink:href="Pictures/100000010000013D0000003D16F657E3.png" xlink:type="simple" xlink:show="embed" xlink:actuate="onLoad" draw:mime-type="image/png"/></draw:frame><text:bookmark-start text:name="__RefHeading___Toc5336_3637428145"/>Shade Smooth by Angle<text:bookmark-end text:name="__RefHeading___Toc5336_3637428145"/></text:h>
      <text:p text:style-name="P132">Activate auto smooth, and define the angle.<text:span text:style-name="T60"> Note that you need to call the adjust last operator here to set the angle. Either with the Last button. Or with the hotkey F6.</text:span></text:p>
      <text:h text:style-name="P102" text:outline-level="4"><text:bookmark-start text:name="__RefHeading___Toc30560_35348564821"/>Shade Flat<text:bookmark-end text:name="__RefHeading___Toc30560_35348564821"/></text:h>
      <text:p text:style-name="P83">Shades the geometry flat.</text:p>
      <text:h text:style-name="P161" text:outline-level="3"/>
      <text:p text:style-name="Horizontal_20_Line"/>
      <text:h text:style-name="Heading_20_3" text:outline-level="3"><draw:frame draw:style-name="fr4" draw:name="Bild101" text:anchor-type="paragraph" svg:width="1.7cm" svg:height="0.711cm" draw:z-index="81"><draw:image xlink:href="Pictures/10000001000000430000001C3FA35B47.png" xlink:type="simple" xlink:show="embed" xlink:actuate="onLoad" draw:mime-type="image/png"/></draw:frame><text:bookmark-start text:name="__RefHeading___Toc4808_2712896930"/>Data Transfer<text:bookmark-end text:name="__RefHeading___Toc4808_2712896930"/></text:h>
      <text:h text:style-name="P102" text:outline-level="4"><text:bookmark-start text:name="__RefHeading___Toc4810_2712896930"/>Transfer Mesh Data<text:bookmark-end text:name="__RefHeading___Toc4810_2712896930"/></text:h>
      <text:p text:style-name="P83">Transfers mesh data.</text:p>
      <text:h text:style-name="P102" text:outline-level="4"><text:bookmark-start text:name="__RefHeading___Toc30564_3534856482"/>Transfer Mesh Data Layout<text:bookmark-end text:name="__RefHeading___Toc30564_3534856482"/></text:h>
      <text:p text:style-name="P83">Transfers the mesh data layout<text:span text:style-name="T26">.</text:span></text:p>
      <text:h text:style-name="Heading_20_4" text:outline-level="4"><text:bookmark-start text:name="__RefHeading___Toc4812_2712896930"/><text:soft-page-break/>Join UV's<text:bookmark-end text:name="__RefHeading___Toc4812_2712896930"/></text:h>
      <text:p text:style-name="P82">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3" draw:name="Bild83" text:anchor-type="paragraph" svg:y="0.088cm" svg:width="0.61cm" svg:height="0.66cm" draw:z-index="67"><draw:image xlink:href="Pictures/10000001000000180000001AF6D64EB8.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2">Parents an object to the selected vertice(s).</text:p>
      <text:p text:style-name="P37"/>
      <text:p text:style-name="P37"/>
      <text:p text:style-name="P37"/>
      <table:table table:name="Tabelle9" table:style-name="Tabelle9">
        <table:table-column table:style-name="Tabelle9.A"/>
        <table:table-row>
          <table:table-cell table:style-name="Tabelle9.A1" office:value-type="string">
            <text:h text:style-name="P150"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B755498D.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0" draw:name="Bild47" text:anchor-type="paragraph" svg:x="0.014cm" svg:y="0.032cm" svg:width="17.32cm" svg:height="0.46cm" draw:z-index="35"><draw:image xlink:href="Pictures/10000001000003FF0000001B07D6F0BE.png" xlink:type="simple" xlink:show="embed" xlink:actuate="onLoad" draw:mime-type="image/png"/></draw:frame></text:p>
      <text:p text:style-name="P114"/>
      <text:h text:style-name="P158"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1" draw:name="Bild48" text:anchor-type="paragraph" svg:y="0.025cm" svg:width="3.33cm" svg:height="0.681cm" draw:z-index="36"><draw:image xlink:href="Pictures/10000001000000830000001BA54AD2B9.png" xlink:type="simple" xlink:show="embed" xlink:actuate="onLoad" draw:mime-type="image/png"/></draw:frame>The Keyframes toolbar contains some keyframe tools. The original menu items can be found in the Tool Shelf in the Animation tab in the Animation panel.</text:p>
      <text:p text:style-name="P63">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text:soft-page-break/>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Clear Object Paths<text:bookmark-end text:name="__RefHeading___Toc2585_896025203"/></text:h>
      <text:p text:style-name="P40">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E8B39E39.png" xlink:type="simple" xlink:show="embed" xlink:actuate="onLoad" draw:mime-type="image/png"/></draw:frame><text:bookmark-start text:name="__RefHeading___Toc2597_896025203"/>Play<text:bookmark-end text:name="__RefHeading___Toc2597_896025203"/></text:h>
      <text:h text:style-name="P60"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7">.</text:span></text:p>
      <text:h text:style-name="Heading_20_4" text:outline-level="4"><text:bookmark-start text:name="__RefHeading___Toc2603_896025203"/>Jump to Keyframe<text:bookmark-end text:name="__RefHeading___Toc2603_896025203"/></text:h>
      <text:p text:style-name="P61"><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57">Plays animation reversed<text:span text:style-name="T57">.</text:span></text:p>
      <text:h text:style-name="P62" text:outline-level="4"><text:bookmark-start text:name="__RefHeading___Toc2607_896025203"/>Play Animation<text:bookmark-end text:name="__RefHeading___Toc2607_896025203"/></text:h>
      <text:p text:style-name="P57">Plays animation forward<text:span text:style-name="T57">.</text:span></text:p>
      <text:h text:style-name="Heading_20_4" text:outline-level="4"><text:bookmark-start text:name="__RefHeading___Toc2609_896025203"/>Jump to Keyframe<text:bookmark-end text:name="__RefHeading___Toc2609_896025203"/></text:h>
      <text:p text:style-name="P57">Jumps to next keyframe<text:span text:style-name="T57">.</text:span></text:p>
      <text:h text:style-name="Heading_20_4" text:outline-level="4"><text:bookmark-start text:name="__RefHeading___Toc2611_896025203"/>Jump to Endpoint<text:bookmark-end text:name="__RefHeading___Toc2611_896025203"/></text:h>
      <text:p text:style-name="P57">Jumps to end of animation<text:span text:style-name="T57">.</text:span></text:p>
      <text:h text:style-name="P90" text:outline-level="4"><text:bookmark-start text:name="__RefHeading___Toc4897_3727306145"/>Current Frame<text:bookmark-end text:name="__RefHeading___Toc4897_3727306145"/></text:h>
      <text:p text:style-name="P58">The current frame number<text:span text:style-name="T57">.</text:span></text:p>
      <text:p text:style-name="P57"/>
      <text:p text:style-name="P89"/>
      <text:h text:style-name="P162" text:outline-level="3"><draw:frame draw:style-name="fr8" draw:name="Bild49" text:anchor-type="paragraph" svg:y="0.388cm" svg:width="7.061cm" svg:height="0.681cm" draw:z-index="92"><draw:image xlink:href="Pictures/10000001000001160000001BF055D17A.png" xlink:type="simple" xlink:show="embed" xlink:actuate="onLoad" draw:mime-type="image/png"/></draw:frame><text:bookmark-start text:name="__RefHeading___Toc2587_896025203"/><text:soft-page-break/>Range<text:bookmark-end text:name="__RefHeading___Toc2587_896025203"/></text:h>
      <text:p text:style-name="P88"/>
      <text:h text:style-name="P90"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90" text:outline-level="4"><text:bookmark-start text:name="__RefHeading___Toc2591_896025203"/>Lock Frame Selection to Range<text:bookmark-end text:name="__RefHeading___Toc2591_896025203"/></text:h>
      <text:p text:style-name="P58">Don't allow frame to be selected with mouse outside of frame range<text:span text:style-name="T57">.</text:span></text:p>
      <text:h text:style-name="P90" text:outline-level="4"><text:bookmark-start text:name="__RefHeading___Toc2593_896025203"/>Frame Start<text:bookmark-end text:name="__RefHeading___Toc2593_896025203"/></text:h>
      <text:p text:style-name="P58">The frame start point<text:span text:style-name="T49">.</text:span></text:p>
      <text:h text:style-name="P90" text:outline-level="4"><text:bookmark-start text:name="__RefHeading___Toc2595_896025203"/>Frame End<text:bookmark-end text:name="__RefHeading___Toc2595_896025203"/></text:h>
      <text:p text:style-name="P58">The frame end point<text:span text:style-name="T49">.</text:span></text:p>
      <text:p text:style-name="P89"/>
      <text:h text:style-name="Heading_20_3" text:outline-level="3"><draw:frame draw:style-name="fr4" draw:name="Bild52" text:anchor-type="paragraph" svg:width="5.181cm" svg:height="0.681cm" draw:z-index="38"><draw:image xlink:href="Pictures/10000001000000CC0000001B74D0D1EC.png" xlink:type="simple" xlink:show="embed" xlink:actuate="onLoad" draw:mime-type="image/png"/></draw:frame><text:bookmark-start text:name="__RefHeading___Toc2615_896025203"/>Keying set<text:bookmark-end text:name="__RefHeading___Toc2615_896025203"/></text:h>
      <text:p text:style-name="Text_20_body"/>
      <text:h text:style-name="P90" text:outline-level="4"><draw:frame draw:style-name="fr7" draw:name="Bild55" text:anchor-type="paragraph" svg:y="-0.319cm" svg:width="4.39cm" svg:height="4.11cm" draw:z-index="93"><draw:image xlink:href="Pictures/1000000100000103000000F350C60F1F.png" xlink:type="simple" xlink:show="embed" xlink:actuate="onLoad" draw:mime-type="image/png"/></draw:frame><text:bookmark-start text:name="__RefHeading___Toc4899_3727306145"/>Insert Keyframe<text:bookmark-end text:name="__RefHeading___Toc4899_3727306145"/></text:h>
      <text:p text:style-name="P58">Insert a keyframe.</text:p>
      <text:h text:style-name="P90"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Keying set Drop down box<text:bookmark-end text:name="__RefHeading___Toc3982_2711970837"/></text:h>
      <text:p text:style-name="P57">This is a drop down box to choose the keying set method.</text:p>
      <text:p text:style-name="P116"/>
      <text:h text:style-name="P163" text:outline-level="3"><draw:frame draw:style-name="fr1" draw:name="Bild51" text:anchor-type="paragraph" svg:y="-0.062cm" svg:width="2.499cm" svg:height="2.17cm" draw:z-index="107"><draw:image xlink:href="Pictures/100000010000009400000080801AD986.png" xlink:type="simple" xlink:show="embed" xlink:actuate="onLoad" draw:mime-type="image/png"/></draw:frame><text:bookmark-start text:name="__RefHeading___Toc2613_896025203"/>Sync<text:bookmark-end text:name="__RefHeading___Toc2613_896025203"/></text:h>
      <text:p text:style-name="P59">Sync is a drop down box where you can adjust the syncing method.</text:p>
      <text:p text:style-name="P59"/>
      <text:p text:style-name="P116"/>
      <text:h text:style-name="P164" text:outline-level="3"><draw:frame draw:style-name="fr4" draw:name="Bild65" text:anchor-type="paragraph" svg:width="3.099cm" svg:height="2.889cm" draw:z-index="108"><draw:image xlink:href="Pictures/10000001000000B7000000AB48D06152.png" xlink:type="simple" xlink:show="embed" xlink:actuate="onLoad" draw:mime-type="image/png"/></draw:frame><text:bookmark-start text:name="__RefHeading___Toc3473_2050733154"/>Keyframe Type<text:bookmark-end text:name="__RefHeading___Toc3473_2050733154"/></text:h>
      <text:p text:style-name="P59"><text:span text:style-name="T19">Keyframe Type</text:span> is a drop down box to choose<text:span text:style-name="T19"> in what color the keyframe gets displayed in the Dope Sheet Editor.</text:span></text:p>
      <text:p text:style-name="P59"><text:soft-page-break/></text:p>
      <text:p text:style-name="P59"/>
      <table:table table:name="Tabelle10" table:style-name="Tabelle10">
        <table:table-column table:style-name="Tabelle10.A"/>
        <table:table-row>
          <table:table-cell table:style-name="Tabelle10.A1" office:value-type="string">
            <text:h text:style-name="P151"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4" draw:name="Bild54" text:anchor-type="paragraph" svg:width="3.761cm" svg:height="3cm" draw:z-index="39"><draw:image xlink:href="Pictures/10000001000000DE000000B160A5E0F6.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85B22C8E.png" xlink:type="simple" xlink:show="embed" xlink:actuate="onLoad" draw:mime-type="image/png"/></draw:frame></text:p>
      <text:p text:style-name="Text_20_body"><draw:frame draw:style-name="fr6" draw:name="Bild112" text:anchor-type="paragraph" svg:y="0.471cm" svg:width="7.601cm" svg:height="0.439cm" draw:z-index="109"><draw:image xlink:href="Pictures/10000001000001C10000001A5F74A076.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4" draw:name="Bild57" text:anchor-type="paragraph" svg:width="5.54cm" svg:height="0.66cm" draw:z-index="41"><draw:image xlink:href="Pictures/10000001000000DA0000001AE9941DA5.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text:soft-page-break/>Edge Collapse<text:bookmark-end text:name="__RefHeading___Toc2641_896025203"/></text:h>
      <text:p text:style-name="P29">Collapse selected edges.</text:p>
      <text:h text:style-name="P125" text:outline-level="4"><draw:frame draw:style-name="fr1" draw:name="Bild58" text:anchor-type="paragraph" svg:y="0.347cm" svg:width="3.099cm" svg:height="1.66cm" draw:z-index="88"><draw:image xlink:href="Pictures/10000001000000B70000006268C1C526.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1" draw:name="Bild59" text:anchor-type="paragraph" svg:y="-0.078cm" svg:width="3.069cm" svg:height="1.619cm" draw:z-index="61"><draw:image xlink:href="Pictures/10000001000000B5000000606247DF2F.png" xlink:type="simple" xlink:show="embed" xlink:actuate="onLoad" draw:mime-type="image/png"/></draw:frame>Separate the selection, and create a new object from it. This is a drop down box to choose the separate method.</text:p>
      <text:p text:style-name="P29"/>
      <text:p text:style-name="Horizontal_20_Line"/>
      <text:h text:style-name="Heading_20_4" text:outline-level="4"><draw:frame draw:style-name="fr1" draw:name="Bild60" text:anchor-type="paragraph" svg:y="0.205cm" svg:width="4.72cm" svg:height="0.66cm" draw:z-index="42"><draw:image xlink:href="Pictures/10000001000000BA0000001A2F80CE02.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text:soft-page-break/>Limit Total<text:bookmark-end text:name="__RefHeading___Toc2665_896025203"/></text:h>
      <text:p text:style-name="P29">Limit deform weights.</text:p>
      <text:p text:style-name="Horizontal_20_Line"/>
      <text:h text:style-name="Heading_20_3" text:outline-level="3"><draw:frame draw:style-name="fr4" draw:name="Bild61" text:anchor-type="paragraph" svg:width="3.911cm" svg:height="0.741cm" draw:z-index="43"><draw:image xlink:href="Pictures/100000010000009A0000001D6581C27C.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5">Apply location.</text:p>
      <text:h text:style-name="P121" text:outline-level="4"><text:bookmark-start text:name="__RefHeading___Toc2673_896025203"/><text:span text:style-name="T33">Apply </text:span>Rotation<text:bookmark-end text:name="__RefHeading___Toc2673_896025203"/></text:h>
      <text:p text:style-name="P65">Apply Rotation.</text:p>
      <text:h text:style-name="P121" text:outline-level="4"><text:bookmark-start text:name="__RefHeading___Toc2675_896025203"/><text:span text:style-name="T33">Apply </text:span>Scale <text:bookmark-end text:name="__RefHeading___Toc2675_896025203"/></text:h>
      <text:p text:style-name="P65">Apply Scale.</text:p>
      <text:h text:style-name="P123" text:outline-level="4"><text:bookmark-start text:name="__RefHeading___Toc4901_3727306145"/>Apply All<text:bookmark-end text:name="__RefHeading___Toc4901_3727306145"/></text:h>
      <text:p text:style-name="P68">Apply <text:span text:style-name="T33">Location, </text:span>Rotation, Scale.</text:p>
      <text:h text:style-name="P122" text:outline-level="4"><text:bookmark-start text:name="__RefHeading___Toc2677_896025203"/><text:span text:style-name="T33">Apply </text:span>Rotation &amp; Scale<text:bookmark-end text:name="__RefHeading___Toc2677_896025203"/></text:h>
      <text:p text:style-name="P65">Apply Rotation, Scale.</text:p>
      <text:h text:style-name="P121" text:outline-level="4"><text:bookmark-start text:name="__RefHeading___Toc2679_896025203"/><text:span text:style-name="T33">Apply </text:span>Visual Transform<text:bookmark-end text:name="__RefHeading___Toc2679_896025203"/></text:h>
      <text:p text:style-name="P65">Apply Visual Transform.</text:p>
      <text:h text:style-name="P121" text:outline-level="4"><text:bookmark-start text:name="__RefHeading___Toc2681_896025203"/><text:span text:style-name="T33">Apply </text:span>Make Duplicates real<text:bookmark-end text:name="__RefHeading___Toc2681_896025203"/></text:h>
      <text:p text:style-name="P65">Make Duplicates attached to this object real.</text:p>
      <text:p text:style-name="Horizontal_20_Line"/>
      <text:h text:style-name="Heading_20_3" text:outline-level="3"><draw:frame draw:style-name="fr1" draw:name="Bild78" text:anchor-type="paragraph" svg:y="0.591cm" svg:width="2.671cm" svg:height="0.711cm" draw:z-index="63"><draw:image xlink:href="Pictures/10000001000000690000001C463A10C4.png" xlink:type="simple" xlink:show="embed" xlink:actuate="onLoad" draw:mime-type="image/png"/></draw:frame><text:bookmark-start text:name="__RefHeading___Toc30566_3534856482"/>Object Apply Deltas<text:bookmark-end text:name="__RefHeading___Toc30566_3534856482"/></text:h>
      <text:p text:style-name="P75">Object Apply deltas converts normal object transforms to delta transforms. Any existing delta transform will also be included.</text:p>
      <text:h text:style-name="P118" text:outline-level="4"><text:bookmark-start text:name="__RefHeading___Toc30568_3534856482"/>Location<text:bookmark-end text:name="__RefHeading___Toc30568_3534856482"/></text:h>
      <text:p text:style-name="P66">Apply location.</text:p>
      <text:h text:style-name="P118" text:outline-level="4"><text:bookmark-start text:name="__RefHeading___Toc30570_3534856482"/>Rotation<text:bookmark-end text:name="__RefHeading___Toc30570_3534856482"/></text:h>
      <text:p text:style-name="P66">Apply Rotation.</text:p>
      <text:h text:style-name="P118" text:outline-level="4"><text:bookmark-start text:name="__RefHeading___Toc30572_3534856482"/>Scale <text:bookmark-end text:name="__RefHeading___Toc30572_3534856482"/></text:h>
      <text:p text:style-name="P66">Apply Scale.</text:p>
      <text:h text:style-name="P118" text:outline-level="4"><text:bookmark-start text:name="__RefHeading___Toc30574_3534856482"/><text:soft-page-break/>All<text:bookmark-end text:name="__RefHeading___Toc30574_3534856482"/></text:h>
      <text:p text:style-name="P66">Apply Location, Rotation, Scale.</text:p>
      <text:h text:style-name="P76" text:outline-level="4"><text:bookmark-start text:name="__RefHeading___Toc30576_3534856482"/>Transforms to Delta Anims<text:bookmark-end text:name="__RefHeading___Toc30576_3534856482"/></text:h>
      <text:p text:style-name="P75">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912DFCB5.png" xlink:type="simple" xlink:show="embed" xlink:actuate="onLoad" draw:mime-type="image/png"/></draw:frame><text:bookmark-start text:name="__RefHeading___Toc2683_896025203"/>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5">Resets the position of the object to zero<text:span text:style-name="T50">.</text:span></text:p>
      <text:h text:style-name="Heading_20_4" text:outline-level="4"><text:bookmark-start text:name="__RefHeading___Toc2687_896025203"/>Rotation<text:bookmark-end text:name="__RefHeading___Toc2687_896025203"/></text:h>
      <text:p text:style-name="P65">Resets the object's rotation to zero<text:span text:style-name="T50">.</text:span></text:p>
      <text:h text:style-name="Heading_20_4" text:outline-level="4"><text:bookmark-start text:name="__RefHeading___Toc2689_896025203"/>Scale <text:bookmark-end text:name="__RefHeading___Toc2689_896025203"/></text:h>
      <text:p text:style-name="P65">Resets the object's scale to 1<text:span text:style-name="T50">.</text:span></text:p>
      <text:h text:style-name="Heading_20_4" text:outline-level="4"><text:bookmark-start text:name="__RefHeading___Toc2691_896025203"/>Origin<text:bookmark-end text:name="__RefHeading___Toc2691_896025203"/></text:h>
      <text:p text:style-name="P65">Resets the Origin Position<text:span text:style-name="T50">.</text:span></text:p>
      <text:p text:style-name="P65"/>
      <table:table table:name="Tabelle11" table:style-name="Tabelle11">
        <table:table-column table:style-name="Tabelle11.A"/>
        <table:table-row>
          <table:table-cell table:style-name="Tabelle11.A1" office:value-type="string">
            <text:h text:style-name="P152"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08BF19C6.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
      <text:p text:style-name="Text_20_body"/>
      <text:p text:style-name="Text_20_body"><draw:frame draw:style-name="fr5" draw:name="Bild113" text:anchor-type="paragraph" svg:width="17.53cm" svg:height="0.43cm" draw:z-index="110"><draw:image xlink:href="Pictures/100000010000047E0000001CE1EF47AC.png" xlink:type="simple" xlink:show="embed" xlink:actuate="onLoad" draw:mime-type="image/png"/></draw:frame></text:p>
      <text:p text:style-name="Horizontal_20_Line"/>
      <text:h text:style-name="Heading_20_2" text:outline-level="2"><text:bookmark-start text:name="__RefHeading___Toc860_4089665911111"/><text:soft-page-break/>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4" draw:name="Bild119" text:anchor-type="paragraph" svg:width="3.791cm" svg:height="4.81cm" draw:z-index="117"><draw:image xlink:href="Pictures/10000001000000E00000011C06389DDB.png" xlink:type="simple" xlink:show="embed" xlink:actuate="onLoad" draw:mime-type="image/png"/></draw:frame><text:bookmark-start text:name="__RefHeading___Toc5309_2040432889"/>Viewport<text:bookmark-end text:name="__RefHeading___Toc5309_2040432889"/></text:h>
      <text:p text:style-name="P112">Displays the viewport panel from the object properties tab in the properties editor. </text:p>
      <text:p text:style-name="P112">This panel allows you to adjust the display of the selected object.</text:p>
      <text:p text:style-name="P112">Note that you need to have an object selected to show this dropdown panel.</text:p>
      <text:p text:style-name="P43"/>
      <text:h text:style-name="P165" text:outline-level="3"><draw:frame draw:style-name="fr4" draw:name="Bild84" text:anchor-type="paragraph" svg:width="1.12cm" svg:height="0.681cm" draw:z-index="83"><draw:image xlink:href="Pictures/100000010000002C0000001B1938A631.png" xlink:type="simple" xlink:show="embed" xlink:actuate="onLoad" draw:mime-type="image/png"/></draw:frame><text:bookmark-start text:name="__RefHeading___Toc2695_896025203"/>Undo / Redo<text:bookmark-end text:name="__RefHeading___Toc2695_896025203"/></text:h>
      <text:h text:style-name="P119" text:outline-level="4"><text:bookmark-start text:name="__RefHeading___Toc70346_3716474372"/>Undo<text:bookmark-end text:name="__RefHeading___Toc70346_3716474372"/></text:h>
      <text:p text:style-name="P67">Undo the last step</text:p>
      <text:h text:style-name="P119" text:outline-level="4"><text:bookmark-start text:name="__RefHeading___Toc2699_8960252031"/>Redo<text:bookmark-end text:name="__RefHeading___Toc2699_8960252031"/></text:h>
      <text:p text:style-name="P67">Redo the last undone step</text:p>
      <text:p text:style-name="Horizontal_20_Line"/>
      <text:h text:style-name="Heading_20_3" text:outline-level="3"><draw:frame draw:style-name="fr4" draw:name="Bild102" text:anchor-type="paragraph" svg:width="0.58cm" svg:height="0.681cm" draw:z-index="84"><draw:image xlink:href="Pictures/10000001000000170000001B672875B2.png" xlink:type="simple" xlink:show="embed" xlink:actuate="onLoad" draw:mime-type="image/png"/></draw:frame><draw:frame draw:style-name="fr2" draw:name="Bild103" text:anchor-type="paragraph" svg:x="15.485cm" svg:y="0.249cm" svg:width="2.041cm" svg:height="2.979cm" draw:z-index="85"><draw:image xlink:href="Pictures/1000000100000074000000A9D9DB9290.png" xlink:type="simple" xlink:show="embed" xlink:actuate="onLoad" draw:mime-type="image/png"/></draw:frame><text:bookmark-start text:name="__RefHeading___Toc70348_3716474372"/>Undo History<text:bookmark-end text:name="__RefHeading___Toc70348_3716474372"/></text:h>
      <text:h text:style-name="P119" text:outline-level="4"><text:bookmark-start text:name="__RefHeading___Toc70350_3716474372"/>Undo History<text:bookmark-end text:name="__RefHeading___Toc70350_3716474372"/></text:h>
      <text:p text:style-name="P67">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1" draw:name="Bild64" text:anchor-type="paragraph" svg:y="0.148cm" svg:width="1.221cm" svg:height="0.681cm" draw:z-index="46"><draw:image xlink:href="Pictures/10000001000000300000001B0B1DAC5C.png" xlink:type="simple" xlink:show="embed" xlink:actuate="onLoad" draw:mime-type="image/png"/></draw:frame><text:bookmark-start text:name="__RefHeading___Toc70352_3716474372"/>Repeat<text:bookmark-end text:name="__RefHeading___Toc70352_3716474372"/></text:h>
      <text:h text:style-name="P119" text:outline-level="4"><text:bookmark-start text:name="__RefHeading___Toc70354_3716474372"/>Repeat<text:bookmark-end text:name="__RefHeading___Toc70354_3716474372"/></text:h>
      <text:p text:style-name="P67">Repeats the last action</text:p>
      <text:h text:style-name="P119" text:outline-level="4"><draw:frame draw:style-name="fr4" draw:name="Bild104" text:anchor-type="paragraph" svg:width="2.191cm" svg:height="1.75cm" draw:z-index="86"><draw:image xlink:href="Pictures/100000010000007C000000637182EE46.png" xlink:type="simple" xlink:show="embed" xlink:actuate="onLoad" draw:mime-type="image/png"/></draw:frame><text:bookmark-start text:name="__RefHeading___Toc2705_896025203"/>Repeat History<text:bookmark-end text:name="__RefHeading___Toc2705_896025203"/></text:h>
      <text:p text:style-name="P67">A click at at the button reveals a list of the last operations to choose from which undo step to repeat.</text:p>
      <text:p text:style-name="Horizontal_20_Line"/>
      <text:h text:style-name="P166" text:outline-level="3"><text:bookmark-start text:name="__RefHeading___Toc4614_3330988324"/>Scene<text:bookmark-end text:name="__RefHeading___Toc4614_3330988324"/></text:h>
      <text:p text:style-name="P98"><draw:frame draw:style-name="fr2" draw:name="Bild86" text:anchor-type="paragraph" svg:x="15.161cm" svg:y="-0.178cm" svg:width="3.54cm" svg:height="0.48cm" draw:z-index="68"><draw:image xlink:href="Pictures/10000001000000C90000001B64BFF2CF.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1" draw:name="Bild105" text:anchor-type="paragraph" svg:y="-0.178cm" svg:width="3.33cm" svg:height="0.46cm" draw:z-index="95"><draw:image xlink:href="Pictures/10000001000000C50000001B406A649F.png" xlink:type="simple" xlink:show="embed" xlink:actuate="onLoad" draw:mime-type="image/png"/></draw:frame><text:bookmark-start text:name="__RefHeading___Toc4939_1780796704"/><text:soft-page-break/>View Layer <text:bookmark-end text:name="__RefHeading___Toc4939_1780796704"/></text:h>
      <text:p text:style-name="P95">Show the active view layer and switch between available view layers.</text:p>
      <text:p text:style-name="P96"><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6"/>
      <text:p text:style-name="P96"/>
      <text:p text:style-name="Horizontal_20_Line"/>
      <text:h text:style-name="Heading_20_3" text:outline-level="3"><draw:frame draw:style-name="fr1" draw:name="Bild109" text:anchor-type="paragraph" svg:y="-0.178cm" svg:width="1.05cm" svg:height="0.439cm" draw:z-index="97"><draw:image xlink:href="Pictures/100000010000003E0000001A244E19E3.png" xlink:type="simple" xlink:show="embed" xlink:actuate="onLoad" draw:mime-type="image/png"/></draw:frame><text:bookmark-start text:name="__RefHeading___Toc4839_2780832351"/>Adjust last Operation<text:bookmark-end text:name="__RefHeading___Toc4839_2780832351"/></text:h>
      <text:p text:style-name="P87"><draw:frame draw:style-name="fr3" draw:name="Bild3" text:anchor-type="paragraph" svg:y="0.152cm" svg:width="7.611cm" svg:height="4.673cm" draw:z-index="89"><draw:image xlink:href="Pictures/1000000100000383000002286287CB29.png" xlink:type="simple" xlink:show="embed" xlink:actuate="onLoad" draw:mime-type="image/png"/></draw:frame><text:span text:style-name="T34">Adjust the latest operation. </text:span>This is the same panel than the one in the 3D view down left. At least when it comes to content. </text:p>
      <text:p text:style-name="P87"/>
      <text:p text:style-name="P87"/>
      <text:p text:style-name="P87"/>
      <text:p text:style-name="P87"/>
      <text:p text:style-name="P87"/>
      <text:p text:style-name="Horizontal_20_Line"/>
      <text:h text:style-name="P167" text:outline-level="3"><draw:frame draw:style-name="fr1" draw:name="Bild33" text:anchor-type="paragraph" svg:y="0.706cm" svg:width="0.81cm" svg:height="0.439cm" draw:z-index="90"><draw:image xlink:href="Pictures/10000001000000300000001A71D7C5CF.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2" draw:name="Bild85" text:anchor-type="paragraph" svg:x="10.449cm" svg:y="0.18cm" svg:width="8.31cm" svg:height="4.219cm" draw:z-index="91"><draw:image xlink:href="Pictures/10000001000001EB000000F949EEE747.png" xlink:type="simple" xlink:show="embed" xlink:actuate="onLoad" draw:mime-type="image/png"/></draw:frame><text:bookmark-start text:name="__RefHeading___Toc5053_1739096030"/>Search Menu<text:bookmark-end text:name="__RefHeading___Toc5053_1739096030"/></text:h>
      <text:p text:style-name="P93"><text:span text:style-name="T26">The original menu item is in </text:span><text:span text:style-name="T32">the header in the Edit menu.</text:span><text:span text:style-name="T36"> It lists the available menus, and allows searching.</text:span></text:p>
      <text:p text:style-name="P91"><text:span text:style-name="T26">This button calls the</text:span><text:span text:style-name="T32"> </text:span><text:span text:style-name="T36">menu</text:span><text:span text:style-name="T26"> search menu.</text:span></text:p>
      <text:p text:style-name="P91"/>
      <text:p text:style-name="P91"/>
      <text:p text:style-name="P91"/>
      <text:p text:style-name="P94"/>
      <text:h text:style-name="Heading_20_3" text:outline-level="3"><draw:frame draw:style-name="fr2" draw:name="Bild93" text:anchor-type="paragraph" svg:x="10.126cm" svg:y="0.367cm" svg:width="8.71cm" svg:height="4.44cm" draw:z-index="94"><draw:image xlink:href="Pictures/10000001000001EE000000FC57D1CD5E.png" xlink:type="simple" xlink:show="embed" xlink:actuate="onLoad" draw:mime-type="image/png"/></draw:frame><text:bookmark-start text:name="__RefHeading___Toc5084_12865176541"/>Search Operator<text:bookmark-end text:name="__RefHeading___Toc5084_12865176541"/></text:h>
      <text:p text:style-name="P81">The original menu item is in <text:span text:style-name="T32">the header in the Edit menu.</text:span></text:p>
      <text:p text:style-name="P81">This button calls the<text:span text:style-name="T32"> Operator</text:span> search menu.<text:span text:style-name="T36"> It lists the available operators, and allows searching.</text:span></text:p>
      <text:p text:style-name="P81"/>
      <text:p text:style-name="P81"/>
      <text:p text:style-name="P93"><text:soft-page-break/></text:p>
      <text:p text:style-name="Horizontal_20_Line"/>
      <text:h text:style-name="P167" text:outline-level="3"><text:bookmark-start text:name="__RefHeading___Toc2707_896025203"/>Info<text:bookmark-end text:name="__RefHeading___Toc2707_896025203"/></text:h>
      <text:p text:style-name="P99"><draw:frame draw:style-name="fr1" draw:name="Bild77" text:anchor-type="paragraph" svg:y="-0.162cm" svg:width="8.5cm" svg:height="0.469cm" draw:z-index="62"><draw:image xlink:href="Pictures/10000001000001F60000001CCE8DE797.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4</text:span> Editors - Toolbar</text:p>
      </style:header>
      <style:footer>
        <text:p text:style-name="MP2"><text:page-number text:select-page="current">4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20H22M10S</meta:editing-duration>
    <meta:editing-cycles>115</meta:editing-cycles>
    <meta:generator>LibreOffice/7.6.7.2$Windows_X86_64 LibreOffice_project/dd47e4b30cb7dab30588d6c79c651f218165e3c5</meta:generator>
    <dc:date>2024-07-02T11:00:37.293000000</dc:date>
    <meta:document-statistic meta:table-count="17" meta:image-count="120" meta:object-count="0" meta:page-count="43" meta:paragraph-count="1105" meta:word-count="6117" meta:character-count="34090" meta:non-whitespace-character-count="29026"/>
    <meta:template xlink:type="simple" xlink:actuate="onRequest" xlink:title="standard1cm" xlink:href="../../../../AppData/Roaming/LibreOffice/4/user/template/standard1cm.ott" meta:date="2016-03-29T10:10:53.874000000"/>
  </office:meta>
</office:document-meta>
</file>